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adornments="Book"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6611in" style:rel-column-width="26056*"/>
    </style:style>
    <style:style style:name="Statisticalanalysisfunctions.B" style:family="table-column">
      <style:table-column-properties style:column-width="4.0319in" style:rel-column-width="39479*"/>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 style:master-page-name="">
      <style:paragraph-properties loext:contextual-spacing="false" style:page-number="auto" fo:keep-with-next="always"/>
    </style:style>
    <style:style style:name="P9" style:family="paragraph" style:parent-style-name="OOoTableCaption" style:master-page-name="">
      <style:paragraph-properties style:page-number="auto" fo:keep-with-next="auto"/>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ableText">
      <style:paragraph-properties fo:orphans="2" fo:widows="2">
        <style:tab-stops/>
      </style:paragraph-properties>
    </style:style>
    <style:style style:name="P12"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13" style:family="paragraph" style:parent-style-name="OOoTextBody">
      <style:paragraph-properties loext:contextual-spacing="false"/>
    </style:style>
    <style:style style:name="P14" style:family="paragraph" style:parent-style-name="OOoTextBody">
      <style:paragraph-properties>
        <style:tab-stops>
          <style:tab-stop style:position="4.9063in"/>
        </style:tab-stops>
      </style:paragraph-properties>
    </style:style>
    <style:style style:name="P15" style:family="paragraph" style:parent-style-name="Table">
      <style:paragraph-properties fo:keep-with-next="always"/>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1">
      <style:paragraph-properties>
        <style:tab-stops>
          <style:tab-stop style:position="6.6929in" style:type="right" style:leader-style="dotted" style:leader-text="."/>
        </style:tab-stops>
      </style:paragraph-properties>
    </style:style>
    <style:style style:name="P19" style:family="paragraph" style:parent-style-name="OOoContents_20_2">
      <style:paragraph-properties>
        <style:tab-stops>
          <style:tab-stop style:position="6.4965in" style:type="right" style:leader-style="dotted" style:leader-text="."/>
        </style:tab-stops>
      </style:paragraph-properties>
    </style:style>
    <style:style style:name="P20" style:family="paragraph" style:parent-style-name="OOoCopyrightPage">
      <style:paragraph-properties fo:margin-top="0.1575in" fo:margin-bottom="0.0429in"/>
    </style:style>
    <style:style style:name="P21" style:family="paragraph" style:parent-style-name="OOoCopyrightPage">
      <style:paragraph-properties fo:margin-top="0.1965in" fo:margin-bottom="0.0429in"/>
    </style:style>
    <style:style style:name="P22" style:family="paragraph" style:parent-style-name="OOoAuthor">
      <style:text-properties style:font-name="DejaVu Serif4" fo:font-size="24pt" style:font-name-asian="DejaVu Serif4" style:font-size-asian="24pt" style:font-name-complex="DejaVu Serif4" style:font-size-complex="24pt"/>
    </style:style>
    <style:style style:name="P23" style:family="paragraph" style:parent-style-name="OOoNewChapter">
      <style:text-properties style:font-name="DejaVu Serif4" fo:font-size="24pt" style:font-name-asian="DejaVu Serif4" style:font-size-asian="24pt" style:font-name-complex="DejaVu Serif4" style:font-size-complex="24pt"/>
    </style:style>
    <style:style style:name="P24" style:family="paragraph" style:parent-style-name="OOoToCHead" style:master-page-name="OOoFrontMatter">
      <style:paragraph-properties style:page-number="auto"/>
    </style:style>
    <style:style style:name="P25" style:family="paragraph" style:parent-style-name="OOoHeading_20_1" style:master-page-name="">
      <style:paragraph-properties style:page-number="auto" fo:break-before="auto" fo:break-after="auto"/>
    </style:style>
    <style:style style:name="P26" style:family="paragraph" style:parent-style-name="OOoHeading_20_1" style:master-page-name="">
      <style:paragraph-properties style:page-number="auto"/>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NewChapter" style:master-page-name="OOoFirstPage">
      <style:paragraph-properties style:page-number="auto"/>
    </style:style>
    <style:style style:name="T1" style:family="text"/>
    <style:style style:name="T2" style:family="text">
      <style:text-properties style:font-name="Bitstream Vera Serif" fo:language="en" fo:country="US"/>
    </style:style>
    <style:style style:name="T3" style:family="text">
      <style:text-properties style:use-window-font-color="true"/>
    </style:style>
    <style:style style:name="T4" style:family="text">
      <style:text-properties style:use-window-font-color="true" style:font-name="Times New Roman1" fo:font-size="11pt"/>
    </style:style>
    <style:style style:name="T5" style:family="text">
      <style:text-properties style:use-window-font-color="true" style:font-name="Times New Roman1" fo:font-size="11pt" style:letter-kerning="true"/>
    </style:style>
    <style:style style:name="T6" style:family="text">
      <style:text-properties style:use-window-font-color="true" fo:language="en" fo:country="US"/>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DejaVu Serif" fo:font-size="11pt" fo:language="en" fo:country="US"/>
    </style:style>
    <style:style style:name="T9" style:family="text">
      <style:text-properties fo:language="en" fo:country="US"/>
    </style:style>
    <style:style style:name="T10" style:family="text">
      <style:text-properties style:font-name="Times New Roman1" fo:font-size="11pt"/>
    </style:style>
    <style:style style:name="T11" style:family="text">
      <style:text-properties style:font-name="Times New Roman1" fo:font-size="12pt"/>
    </style:style>
    <style:style style:name="T12" style:family="text">
      <style:text-properties style:font-name="Times New Roman1" fo:font-size="12pt" style:letter-kerning="true"/>
    </style:style>
    <style:style style:name="T13" style:family="text">
      <style:text-properties style:font-name="DejaVu Sans4"/>
    </style:style>
    <style:style style:name="T14" style:family="text">
      <style:text-properties style:font-name="Times New Roman"/>
    </style:style>
    <style:style style:name="T15" style:family="text">
      <style:text-properties fo:font-style="normal" style:font-style-asian="normal" style:font-style-complex="normal"/>
    </style:style>
    <style:style style:name="T16" style:family="text">
      <style:text-properties style:font-name="Wingdings" fo:font-style="normal" style:font-style-asian="normal" style:font-style-complex="normal"/>
    </style:style>
    <style:style style:name="T17" style:family="text">
      <style:text-properties style:font-name="DejaVu Serif" fo:font-size="11pt" fo:language="en" fo:country="US"/>
    </style:style>
    <style:style style:name="T18" style:family="text">
      <style:text-properties style:font-weight-asian="bold" style:font-weight-complex="bold"/>
    </style:style>
    <style:style style:name="T19"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0" style:family="text">
      <style:text-properties style:font-name="DejaVu Sans1" fo:font-size="11pt" fo:language="en" fo:country="US" style:letter-kerning="true"/>
    </style:style>
    <style:style style:name="T21" style:family="text">
      <style:text-properties style:font-size-asian="11pt"/>
    </style:style>
    <style:style style:name="T22" style:family="text">
      <style:text-properties style:font-name="DejaVu Serif4" fo:font-size="12pt" style:font-name-asian="DejaVu Serif4" style:font-size-asian="12pt" style:font-name-complex="DejaVu Serif4"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79794360" text:id="ct179794360">
          <text:insertion>
            <office:change-info>
              <dc:creator>f c</dc:creator>
              <dc:date>2024-01-10T13:31:00</dc:date>
            </office:change-info>
          </text:insertion>
        </text:changed-region>
        <text:changed-region xml:id="ct179796128" text:id="ct179796128">
          <text:deletion>
            <office:change-info>
              <dc:creator>f c</dc:creator>
              <dc:date>2023-12-29T17:09:00</dc:date>
            </office:change-info>
            <text:h text:style-name="P1" text:outline-level="2">u</text:h>
          </text:deletion>
        </text:changed-region>
        <text:changed-region xml:id="ct179795712" text:id="ct179795712">
          <text:insertion>
            <office:change-info>
              <dc:creator>f c</dc:creator>
              <dc:date>2023-12-29T17:09:00</dc:date>
            </office:change-info>
          </text:insertion>
        </text:changed-region>
        <text:changed-region xml:id="ct179796336" text:id="ct179796336">
          <text:format-change>
            <office:change-info>
              <dc:creator>f c</dc:creator>
              <dc:date>2024-01-03T13:35:00</dc:date>
            </office:change-info>
          </text:format-change>
        </text:changed-region>
        <text:changed-region xml:id="ct179794048" text:id="ct179794048">
          <text:format-change>
            <office:change-info>
              <dc:creator>f c</dc:creator>
              <dc:date>2023-12-30T10:18:00</dc:date>
            </office:change-info>
          </text:format-change>
        </text:changed-region>
        <text:changed-region xml:id="ct179796440" text:id="ct179796440">
          <text:format-change>
            <office:change-info>
              <dc:creator>f c</dc:creator>
              <dc:date>2023-12-30T10:18:00</dc:date>
            </office:change-info>
          </text:format-change>
        </text:changed-region>
        <text:changed-region xml:id="ct179793528" text:id="ct179793528">
          <text:format-change>
            <office:change-info>
              <dc:creator>f c</dc:creator>
              <dc:date>2023-12-30T10:18:00</dc:date>
            </office:change-info>
          </text:format-change>
        </text:changed-region>
        <text:changed-region xml:id="ct179793216" text:id="ct179793216">
          <text:format-change>
            <office:change-info>
              <dc:creator>f c</dc:creator>
              <dc:date>2023-12-30T10:18:00</dc:date>
            </office:change-info>
          </text:format-change>
        </text:changed-region>
        <text:changed-region xml:id="ct179794256" text:id="ct179794256">
          <text:format-change>
            <office:change-info>
              <dc:creator>f c</dc:creator>
              <dc:date>2023-12-30T10:18:00</dc:date>
            </office:change-info>
          </text:format-change>
        </text:changed-region>
        <text:changed-region xml:id="ct179793424" text:id="ct179793424">
          <text:format-change>
            <office:change-info>
              <dc:creator>f c</dc:creator>
              <dc:date>2023-12-30T10:18:00</dc:date>
            </office:change-info>
          </text:format-change>
        </text:changed-region>
        <text:changed-region xml:id="ct179793632" text:id="ct179793632">
          <text:format-change>
            <office:change-info>
              <dc:creator>f c</dc:creator>
              <dc:date>2023-12-30T10:18:00</dc:date>
            </office:change-info>
          </text:format-change>
        </text:changed-region>
        <text:changed-region xml:id="ct179794464" text:id="ct179794464">
          <text:format-change>
            <office:change-info>
              <dc:creator>f c</dc:creator>
              <dc:date>2023-12-30T10:19:00</dc:date>
            </office:change-info>
          </text:format-change>
        </text:changed-region>
        <text:changed-region xml:id="ct179795816" text:id="ct179795816">
          <text:insertion>
            <office:change-info>
              <dc:creator>f c</dc:creator>
              <dc:date>2023-12-29T17:10:00</dc:date>
            </office:change-info>
          </text:insertion>
        </text:changed-region>
        <text:changed-region xml:id="ct179794984" text:id="ct179794984">
          <text:deletion>
            <office:change-info>
              <dc:creator>f c</dc:creator>
              <dc:date>2023-12-29T17:10:00</dc:date>
            </office:change-info>
            <text:h text:style-name="OOoHeading_20_2" text:outline-level="3">n</text:h>
          </text:deletion>
        </text:changed-region>
        <text:changed-region xml:id="ct179795192" text:id="ct179795192">
          <text:insertion>
            <office:change-info>
              <dc:creator>f c</dc:creator>
              <dc:date>2023-12-29T17:10:00</dc:date>
            </office:change-info>
          </text:insertion>
        </text:changed-region>
        <text:changed-region xml:id="ct179793736" text:id="ct179793736">
          <text:deletion>
            <office:change-info>
              <dc:creator>f c</dc:creator>
              <dc:date>2023-12-29T17:10:00</dc:date>
            </office:change-info>
            <text:h text:style-name="OOoHeading_20_2" text:outline-level="3"><text:alphabetical-index-mark-start text:id="IMark158774208"/><text:alphabetical-index-mark-start text:id="IMark160419404" text:key1="functions"/>a<text:alphabetical-index-mark-end text:id="IMark160419404"/><text:alphabetical-index-mark-end text:id="IMark158774208"/></text:h>
          </text:deletion>
        </text:changed-region>
        <text:changed-region xml:id="ct179796024" text:id="ct179796024">
          <text:insertion>
            <office:change-info>
              <dc:creator>f c</dc:creator>
              <dc:date>2023-12-29T17:10:00</dc:date>
            </office:change-info>
          </text:insertion>
        </text:changed-region>
        <text:changed-region xml:id="ct179795296" text:id="ct179795296">
          <text:deletion>
            <office:change-info>
              <dc:creator>f c</dc:creator>
              <dc:date>2023-12-29T17:10:00</dc:date>
            </office:change-info>
            <text:h text:style-name="OOoHeading_20_1" text:outline-level="2">f</text:h>
          </text:deletion>
        </text:changed-region>
        <text:changed-region xml:id="ct179795400" text:id="ct179795400">
          <text:insertion>
            <office:change-info>
              <dc:creator>f c</dc:creator>
              <dc:date>2023-12-29T17:10:00</dc:date>
            </office:change-info>
          </text:insertion>
        </text:changed-region>
        <text:changed-region xml:id="ct179796544" text:id="ct179796544">
          <text:insertion>
            <office:change-info>
              <dc:creator>f c</dc:creator>
              <dc:date>2023-06-03T16:38:00</dc:date>
            </office:change-info>
          </text:insertion>
        </text:changed-region>
        <text:changed-region xml:id="ct179796960" text:id="ct179796960">
          <text:insertion>
            <office:change-info>
              <dc:creator>f c</dc:creator>
              <dc:date>2023-06-03T16:38:00</dc:date>
            </office:change-info>
          </text:insertion>
        </text:changed-region>
        <text:changed-region xml:id="ct179797688" text:id="ct179797688">
          <text:insertion>
            <office:change-info>
              <dc:creator>f c</dc:creator>
              <dc:date>2023-06-03T16:38:00</dc:date>
            </office:change-info>
          </text:insertion>
        </text:changed-region>
        <text:changed-region xml:id="ct179798312" text:id="ct179798312">
          <text:format-change>
            <office:change-info>
              <dc:creator>f c</dc:creator>
              <dc:date>2024-01-03T13:36:00</dc:date>
            </office:change-info>
          </text:format-change>
        </text:changed-region>
        <text:changed-region xml:id="ct179797584" text:id="ct179797584">
          <text:deletion>
            <office:change-info>
              <dc:creator>f c</dc:creator>
              <dc:date>2023-12-29T17:10:00</dc:date>
            </office:change-info>
            <text:h text:style-name="P2" text:outline-level="2">a</text:h>
          </text:deletion>
        </text:changed-region>
        <text:changed-region xml:id="ct179796648" text:id="ct179796648">
          <text:insertion>
            <office:change-info>
              <dc:creator>f c</dc:creator>
              <dc:date>2023-12-29T17:10:00</dc:date>
            </office:change-info>
          </text:insertion>
        </text:changed-region>
        <text:changed-region xml:id="ct179797792" text:id="ct179797792">
          <text:deletion>
            <office:change-info>
              <dc:creator>f c</dc:creator>
              <dc:date>2023-12-29T17:10:00</dc:date>
            </office:change-info>
            <text:h text:style-name="P2" text:outline-level="2">f</text:h>
          </text:deletion>
        </text:changed-region>
        <text:changed-region xml:id="ct179797896" text:id="ct179797896">
          <text:insertion>
            <office:change-info>
              <dc:creator>f c</dc:creator>
              <dc:date>2023-12-29T17:10:00</dc:date>
            </office:change-info>
          </text:insertion>
        </text:changed-region>
        <text:changed-region xml:id="ct179798728" text:id="ct179798728">
          <text:deletion>
            <office:change-info>
              <dc:creator>f c</dc:creator>
              <dc:date>2023-12-29T17:10:00</dc:date>
            </office:change-info>
            <text:h text:style-name="OOoHeading_20_2" text:outline-level="3">n</text:h>
          </text:deletion>
        </text:changed-region>
        <text:changed-region xml:id="ct179796752" text:id="ct179796752">
          <text:insertion>
            <office:change-info>
              <dc:creator>f c</dc:creator>
              <dc:date>2023-12-29T17:10:00</dc:date>
            </office:change-info>
          </text:insertion>
        </text:changed-region>
        <text:changed-region xml:id="ct179797168" text:id="ct179797168">
          <text:deletion>
            <office:change-info>
              <dc:creator>f c</dc:creator>
              <dc:date>2023-12-29T17:10:00</dc:date>
            </office:change-info>
            <text:h text:style-name="OOoHeading_20_2" text:outline-level="3">a</text:h>
          </text:deletion>
        </text:changed-region>
        <text:changed-region xml:id="ct179799664" text:id="ct179799664">
          <text:insertion>
            <office:change-info>
              <dc:creator>f c</dc:creator>
              <dc:date>2023-12-29T17:10:00</dc:date>
            </office:change-info>
          </text:insertion>
        </text:changed-region>
        <text:changed-region xml:id="ct179797064" text:id="ct179797064">
          <text:deletion>
            <office:change-info>
              <dc:creator>f c</dc:creator>
              <dc:date>2023-12-29T17:10:00</dc:date>
            </office:change-info>
            <text:h text:style-name="OOoHeading_20_2" text:outline-level="3">d</text:h>
          </text:deletion>
        </text:changed-region>
        <text:changed-region xml:id="ct179798000" text:id="ct179798000">
          <text:insertion>
            <office:change-info>
              <dc:creator>f c</dc:creator>
              <dc:date>2023-12-29T17:10:00</dc:date>
            </office:change-info>
          </text:insertion>
        </text:changed-region>
        <text:changed-region xml:id="ct179799352" text:id="ct179799352">
          <text:deletion>
            <office:change-info>
              <dc:creator>f c</dc:creator>
              <dc:date>2023-12-29T17:11:00</dc:date>
            </office:change-info>
            <text:h text:style-name="OOoHeading_20_2" text:outline-level="3">n</text:h>
          </text:deletion>
        </text:changed-region>
        <text:changed-region xml:id="ct179799040" text:id="ct179799040">
          <text:insertion>
            <office:change-info>
              <dc:creator>f c</dc:creator>
              <dc:date>2023-12-29T17:11:00</dc:date>
            </office:change-info>
          </text:insertion>
        </text:changed-region>
        <text:changed-region xml:id="ct179798104" text:id="ct179798104">
          <text:deletion>
            <office:change-info>
              <dc:creator>f c</dc:creator>
              <dc:date>2023-12-29T17:11:00</dc:date>
            </office:change-info>
            <text:h text:style-name="OOoHeading_20_2" text:outline-level="3">a</text:h>
          </text:deletion>
        </text:changed-region>
        <text:changed-region xml:id="ct179797272" text:id="ct179797272">
          <text:insertion>
            <office:change-info>
              <dc:creator>f c</dc:creator>
              <dc:date>2023-12-29T17:11:00</dc:date>
            </office:change-info>
          </text:insertion>
        </text:changed-region>
        <text:changed-region xml:id="ct179797376" text:id="ct179797376">
          <text:deletion>
            <office:change-info>
              <dc:creator>f c</dc:creator>
              <dc:date>2023-12-29T17:11:00</dc:date>
            </office:change-info>
            <text:h text:style-name="OOoHeading_20_2" text:outline-level="3"><text:alphabetical-index-mark-start text:id="IMark158774208"/>i<text:alphabetical-index-mark-end text:id="IMark158774208"/></text:h>
          </text:deletion>
        </text:changed-region>
        <text:changed-region xml:id="ct179799456" text:id="ct179799456">
          <text:insertion>
            <office:change-info>
              <dc:creator>f c</dc:creator>
              <dc:date>2023-12-29T17:11:00</dc:date>
            </office:change-info>
          </text:insertion>
        </text:changed-region>
        <text:changed-region xml:id="ct179799768" text:id="ct179799768">
          <text:insertion>
            <office:change-info>
              <dc:creator>f c</dc:creator>
              <dc:date>2023-12-29T17:11:00</dc:date>
            </office:change-info>
          </text:insertion>
        </text:changed-region>
        <text:changed-region xml:id="ct179798416" text:id="ct179798416">
          <text:deletion>
            <office:change-info>
              <dc:creator>f c</dc:creator>
              <dc:date>2023-12-29T17:11:00</dc:date>
            </office:change-info>
            <text:h text:style-name="OOoHeading_20_2" text:outline-level="3"><text:alphabetical-index-mark-start text:id="IMark158774208"/><text:alphabetical-index-mark-start text:id="IMark160419404"/><text:alphabetical-index-mark-start text:id="IMark172758972"/><text:alphabetical-index-mark-start text:id="IMark158662320"/><text:alphabetical-index-mark-start text:id="IMark158660256"/><text:alphabetical-index-mark-start text:id="IMark158660352"/><text:alphabetical-index-mark-start text:id="IMark158658720"/><text:alphabetical-index-mark-start text:id="IMark158660448"/>r<text:alphabetical-index-mark-end text:id="IMark158660448"/><text:alphabetical-index-mark-end text:id="IMark158658720"/><text:alphabetical-index-mark-end text:id="IMark158660352"/><text:alphabetical-index-mark-end text:id="IMark158660256"/><text:alphabetical-index-mark-end text:id="IMark158662320"/><text:alphabetical-index-mark-end text:id="IMark172758972"/><text:alphabetical-index-mark-end text:id="IMark160419404"/><text:alphabetical-index-mark-end text:id="IMark158774208"/></text:h>
          </text:deletion>
        </text:changed-region>
        <text:changed-region xml:id="ct179798936" text:id="ct179798936">
          <text:insertion>
            <office:change-info>
              <dc:creator>f c</dc:creator>
              <dc:date>2023-06-04T15:20:00</dc:date>
            </office:change-info>
          </text:insertion>
        </text:changed-region>
        <text:changed-region xml:id="ct179798520" text:id="ct179798520">
          <text:format-change>
            <office:change-info>
              <dc:creator>f c</dc:creator>
              <dc:date>2023-06-04T15:29:00</dc:date>
            </office:change-info>
          </text:format-change>
        </text:changed-region>
        <text:changed-region xml:id="ct179799144" text:id="ct179799144">
          <text:format-change>
            <office:change-info>
              <dc:creator>f c</dc:creator>
              <dc:date>2023-06-04T15:29:00</dc:date>
            </office:change-info>
          </text:format-change>
        </text:changed-region>
        <text:changed-region xml:id="ct179797480" text:id="ct179797480">
          <text:format-change>
            <office:change-info>
              <dc:creator>f c</dc:creator>
              <dc:date>2023-06-04T15:29:00</dc:date>
            </office:change-info>
          </text:format-change>
        </text:changed-region>
        <text:changed-region xml:id="ct179798624" text:id="ct179798624">
          <text:format-change>
            <office:change-info>
              <dc:creator>f c</dc:creator>
              <dc:date>2023-06-04T15:29:00</dc:date>
            </office:change-info>
          </text:format-change>
        </text:changed-region>
        <text:changed-region xml:id="ct179799248" text:id="ct179799248">
          <text:format-change>
            <office:change-info>
              <dc:creator>f c</dc:creator>
              <dc:date>2023-06-04T15:30:00</dc:date>
            </office:change-info>
          </text:format-change>
        </text:changed-region>
        <text:changed-region xml:id="ct179799560" text:id="ct179799560">
          <text:format-change>
            <office:change-info>
              <dc:creator>f c</dc:creator>
              <dc:date>2023-06-04T15:30:00</dc:date>
            </office:change-info>
          </text:format-change>
        </text:changed-region>
        <text:changed-region xml:id="ct179790720" text:id="ct179790720">
          <text:format-change>
            <office:change-info>
              <dc:creator>f c</dc:creator>
              <dc:date>2023-06-04T15:30:00</dc:date>
            </office:change-info>
          </text:format-change>
        </text:changed-region>
        <text:changed-region xml:id="ct179789992" text:id="ct179789992">
          <text:format-change>
            <office:change-info>
              <dc:creator>f c</dc:creator>
              <dc:date>2023-06-04T15:30:00</dc:date>
            </office:change-info>
          </text:format-change>
        </text:changed-region>
        <text:changed-region xml:id="ct179791344" text:id="ct179791344">
          <text:format-change>
            <office:change-info>
              <dc:creator>f c</dc:creator>
              <dc:date>2023-06-04T15:30:00</dc:date>
            </office:change-info>
          </text:format-change>
        </text:changed-region>
        <text:changed-region xml:id="ct179791968" text:id="ct179791968">
          <text:deletion>
            <office:change-info>
              <dc:creator>f c</dc:creator>
              <dc:date>2023-06-04T15:43:00</dc:date>
            </office:change-info>
            <text:p text:style-name="OOoTableText">is </text:p>
          </text:deletion>
        </text:changed-region>
        <text:changed-region xml:id="ct179791656" text:id="ct179791656">
          <text:deletion>
            <office:change-info>
              <dc:creator>f c</dc:creator>
              <dc:date>2023-12-29T17:11:00</dc:date>
            </office:change-info>
            <text:h text:style-name="P1" text:outline-level="2">a</text:h>
          </text:deletion>
        </text:changed-region>
        <text:changed-region xml:id="ct179791760" text:id="ct179791760">
          <text:insertion>
            <office:change-info>
              <dc:creator>f c</dc:creator>
              <dc:date>2023-12-29T17:11:00</dc:date>
            </office:change-info>
          </text:insertion>
        </text:changed-region>
        <text:changed-region xml:id="ct179790408" text:id="ct179790408">
          <text:deletion>
            <office:change-info>
              <dc:creator>f c</dc:creator>
              <dc:date>2023-12-29T17:11:00</dc:date>
            </office:change-info>
            <text:h text:style-name="P1" text:outline-level="2">f</text:h>
          </text:deletion>
        </text:changed-region>
        <text:changed-region xml:id="ct179791136" text:id="ct179791136">
          <text:insertion>
            <office:change-info>
              <dc:creator>f c</dc:creator>
              <dc:date>2023-12-29T17:11:00</dc:date>
            </office:change-info>
          </text:insertion>
        </text:changed-region>
        <text:changed-region xml:id="ct179790824" text:id="ct179790824">
          <text:insertion>
            <office:change-info>
              <dc:creator>f c</dc:creator>
              <dc:date>2023-06-05T13:05:00</dc:date>
            </office:change-info>
          </text:insertion>
        </text:changed-region>
        <text:changed-region xml:id="ct179790512" text:id="ct179790512">
          <text:deletion>
            <office:change-info>
              <dc:creator>f c</dc:creator>
              <dc:date>2023-12-29T17:11:00</dc:date>
            </office:change-info>
            <text:h text:style-name="OOoHeading_20_1" text:outline-level="2">t</text:h>
          </text:deletion>
        </text:changed-region>
        <text:changed-region xml:id="ct179790304" text:id="ct179790304">
          <text:insertion>
            <office:change-info>
              <dc:creator>f c</dc:creator>
              <dc:date>2023-12-29T17:11:00</dc:date>
            </office:change-info>
          </text:insertion>
        </text:changed-region>
        <text:changed-region xml:id="ct179791032" text:id="ct179791032">
          <text:deletion>
            <office:change-info>
              <dc:creator>f c</dc:creator>
              <dc:date>2023-12-29T17:11:00</dc:date>
            </office:change-info>
            <text:h text:style-name="OOoHeading_20_1" text:outline-level="2">f</text:h>
          </text:deletion>
        </text:changed-region>
        <text:changed-region xml:id="ct179792800" text:id="ct179792800">
          <text:insertion>
            <office:change-info>
              <dc:creator>f c</dc:creator>
              <dc:date>2023-12-29T17:11:00</dc:date>
            </office:change-info>
          </text:insertion>
        </text:changed-region>
        <text:changed-region xml:id="ct179791448" text:id="ct179791448">
          <text:deletion>
            <office:change-info>
              <dc:creator>f c</dc:creator>
              <dc:date>2023-06-05T13:14:00</dc:date>
            </office:change-info>
            <text:p text:style-name="OOoTableText"><text:span text:style-name="OOoMenuPath">start</text:span></text:p>
          </text:deletion>
        </text:changed-region>
        <text:changed-region xml:id="ct179790928" text:id="ct179790928">
          <text:insertion>
            <office:change-info>
              <dc:creator>f c</dc:creator>
              <dc:date>2023-06-05T13:14:00</dc:date>
            </office:change-info>
          </text:insertion>
        </text:changed-region>
        <text:changed-region xml:id="ct179792904" text:id="ct179792904">
          <text:deletion>
            <office:change-info>
              <dc:creator>f c</dc:creator>
              <dc:date>2023-06-05T13:14:00</dc:date>
            </office:change-info>
            <text:p text:style-name="OOoTableText"><text:span text:style-name="OOoMenuPath">end</text:span></text:p>
          </text:deletion>
        </text:changed-region>
        <text:changed-region xml:id="ct179790096" text:id="ct179790096">
          <text:insertion>
            <office:change-info>
              <dc:creator>f c</dc:creator>
              <dc:date>2023-06-05T13:14:00</dc:date>
            </office:change-info>
          </text:insertion>
        </text:changed-region>
        <text:changed-region xml:id="ct179791864" text:id="ct179791864">
          <text:insertion>
            <office:change-info>
              <dc:creator>f c</dc:creator>
              <dc:date>2023-06-05T13:19:00</dc:date>
            </office:change-info>
          </text:insertion>
        </text:changed-region>
        <text:changed-region xml:id="ct179792072" text:id="ct179792072">
          <text:deletion>
            <office:change-info>
              <dc:creator>f c</dc:creator>
              <dc:date>2023-12-29T17:11:00</dc:date>
            </office:change-info>
            <text:h text:style-name="P1" text:outline-level="2">f</text:h>
          </text:deletion>
        </text:changed-region>
        <text:changed-region xml:id="ct179792176" text:id="ct179792176">
          <text:insertion>
            <office:change-info>
              <dc:creator>f c</dc:creator>
              <dc:date>2023-12-29T17:11:00</dc:date>
            </office:change-info>
          </text:insertion>
        </text:changed-region>
        <text:changed-region xml:id="ct179792280" text:id="ct179792280">
          <text:deletion>
            <office:change-info>
              <dc:creator>f c</dc:creator>
              <dc:date>2023-12-29T17:11:00</dc:date>
            </office:change-info>
            <text:h text:style-name="P1" text:outline-level="2">f</text:h>
          </text:deletion>
        </text:changed-region>
        <text:changed-region xml:id="ct179792384" text:id="ct179792384">
          <text:insertion>
            <office:change-info>
              <dc:creator>f c</dc:creator>
              <dc:date>2023-12-29T17:11:00</dc:date>
            </office:change-info>
          </text:insertion>
        </text:changed-region>
        <text:changed-region xml:id="ct179790200" text:id="ct179790200">
          <text:deletion>
            <office:change-info>
              <dc:creator>f c</dc:creator>
              <dc:date>2023-06-05T13:25:00</dc:date>
            </office:change-info>
            <text:p text:style-name="OOoTableText">The </text:p>
          </text:deletion>
        </text:changed-region>
        <text:changed-region xml:id="ct179792488" text:id="ct179792488">
          <text:deletion>
            <office:change-info>
              <dc:creator>f c</dc:creator>
              <dc:date>2023-12-29T17:12:00</dc:date>
            </office:change-info>
            <text:h text:style-name="OOoHeading_20_1" text:outline-level="2">f</text:h>
          </text:deletion>
        </text:changed-region>
        <text:changed-region xml:id="ct179792696" text:id="ct179792696">
          <text:insertion>
            <office:change-info>
              <dc:creator>f c</dc:creator>
              <dc:date>2023-12-29T17:12:00</dc:date>
            </office:change-info>
          </text:insertion>
        </text:changed-region>
        <text:changed-region xml:id="ct179793008" text:id="ct179793008">
          <text:format-change>
            <office:change-info>
              <dc:creator>f c</dc:creator>
              <dc:date>2024-01-03T13:36:00</dc:date>
            </office:change-info>
          </text:format-change>
        </text:changed-region>
        <text:changed-region xml:id="ct179793112" text:id="ct179793112">
          <text:deletion>
            <office:change-info>
              <dc:creator>f c</dc:creator>
              <dc:date>2023-06-05T13:37:00</dc:date>
            </office:change-info>
            <text:p text:style-name="OOoTableText">are from the example </text:p>
          </text:deletion>
        </text:changed-region>
        <text:changed-region xml:id="ct179789888" text:id="ct179789888">
          <text:deletion>
            <office:change-info>
              <dc:creator>f c</dc:creator>
              <dc:date>2023-12-29T17:12:00</dc:date>
            </office:change-info>
            <text:h text:style-name="P1" text:outline-level="2">f</text:h>
          </text:deletion>
        </text:changed-region>
        <text:changed-region xml:id="ct182860016" text:id="ct182860016">
          <text:insertion>
            <office:change-info>
              <dc:creator>f c</dc:creator>
              <dc:date>2023-12-29T17:12:00</dc:date>
            </office:change-info>
          </text:insertion>
        </text:changed-region>
        <text:changed-region xml:id="ct182859184" text:id="ct182859184">
          <text:deletion>
            <office:change-info>
              <dc:creator>f c</dc:creator>
              <dc:date>2023-12-29T17:12:00</dc:date>
            </office:change-info>
            <text:h text:style-name="P1" text:outline-level="2">f</text:h>
          </text:deletion>
        </text:changed-region>
        <text:changed-region xml:id="ct182861576" text:id="ct182861576">
          <text:insertion>
            <office:change-info>
              <dc:creator>f c</dc:creator>
              <dc:date>2023-12-29T17:12:00</dc:date>
            </office:change-info>
          </text:insertion>
        </text:changed-region>
        <text:changed-region xml:id="ct182861056" text:id="ct182861056">
          <text:insertion>
            <office:change-info>
              <dc:creator>f c</dc:creator>
              <dc:date>2023-06-05T13:49:00</dc:date>
            </office:change-info>
          </text:insertion>
        </text:changed-region>
        <text:changed-region xml:id="ct182860952" text:id="ct182860952">
          <text:deletion>
            <office:change-info>
              <dc:creator>f c</dc:creator>
              <dc:date>2023-06-05T13:49:00</dc:date>
            </office:change-info>
            <text:p text:style-name="OOoTableText">row</text:p>
          </text:deletion>
        </text:changed-region>
        <text:changed-region xml:id="ct182860536" text:id="ct182860536">
          <text:format-change>
            <office:change-info>
              <dc:creator>f c</dc:creator>
              <dc:date>2023-06-05T13:50:00</dc:date>
            </office:change-info>
          </text:format-change>
        </text:changed-region>
        <text:changed-region xml:id="ct182859288" text:id="ct182859288">
          <text:format-change>
            <office:change-info>
              <dc:creator>f c</dc:creator>
              <dc:date>2023-06-05T13:50:00</dc:date>
            </office:change-info>
          </text:format-change>
        </text:changed-region>
        <text:changed-region xml:id="ct182860744" text:id="ct182860744">
          <text:format-change>
            <office:change-info>
              <dc:creator>f c</dc:creator>
              <dc:date>2023-06-05T13:50:00</dc:date>
            </office:change-info>
          </text:format-change>
        </text:changed-region>
        <text:changed-region xml:id="ct182859600" text:id="ct182859600">
          <text:format-change>
            <office:change-info>
              <dc:creator>f c</dc:creator>
              <dc:date>2023-06-05T13:50:00</dc:date>
            </office:change-info>
          </text:format-change>
        </text:changed-region>
        <text:changed-region xml:id="ct182861160" text:id="ct182861160">
          <text:deletion>
            <office:change-info>
              <dc:creator>f c</dc:creator>
              <dc:date>2023-06-05T13:51:00</dc:date>
            </office:change-info>
            <text:p text:style-name="OOoTableText"><text:s/>area</text:p>
          </text:deletion>
        </text:changed-region>
        <text:changed-region xml:id="ct182861680" text:id="ct182861680">
          <text:deletion>
            <office:change-info>
              <dc:creator>f c</dc:creator>
              <dc:date>2023-12-29T17:12:00</dc:date>
            </office:change-info>
            <text:h text:style-name="P1" text:outline-level="2">f</text:h>
          </text:deletion>
        </text:changed-region>
        <text:changed-region xml:id="ct182861784" text:id="ct182861784">
          <text:insertion>
            <office:change-info>
              <dc:creator>f c</dc:creator>
              <dc:date>2023-12-29T17:12:00</dc:date>
            </office:change-info>
          </text:insertion>
        </text:changed-region>
        <text:changed-region xml:id="ct182859704" text:id="ct182859704">
          <text:deletion>
            <office:change-info>
              <dc:creator>f c</dc:creator>
              <dc:date>2023-12-29T17:12:00</dc:date>
            </office:change-info>
            <text:h text:style-name="OOoHeading_20_1" text:outline-level="2"><text:alphabetical-index-mark-start text:id="IMark158774208"/><text:alphabetical-index-mark-start text:id="IMark160419404"/><text:alphabetical-index-mark-start text:id="IMark172758972"/><text:alphabetical-index-mark-start text:id="IMark158662320"/><text:alphabetical-index-mark-start text:id="IMark158660256"/><text:alphabetical-index-mark-start text:id="IMark158660352"/><text:alphabetical-index-mark-start text:id="IMark158658720"/><text:alphabetical-index-mark-start text:id="IMark158660448"/>f<text:alphabetical-index-mark-end text:id="IMark158660448"/><text:alphabetical-index-mark-end text:id="IMark158658720"/><text:alphabetical-index-mark-end text:id="IMark158660352"/><text:alphabetical-index-mark-end text:id="IMark158660256"/><text:alphabetical-index-mark-end text:id="IMark158662320"/><text:alphabetical-index-mark-end text:id="IMark172758972"/><text:alphabetical-index-mark-end text:id="IMark160419404"/><text:alphabetical-index-mark-end text:id="IMark158774208"/></text:h>
          </text:deletion>
        </text:changed-region>
        <text:changed-region xml:id="ct182861888" text:id="ct182861888">
          <text:insertion>
            <office:change-info>
              <dc:creator>f c</dc:creator>
              <dc:date>2023-12-29T1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28"/>
      <text:p text:style-name="OOoProductName">Apache Open Office</text:p>
      <text:p text:style-name="P23">Version 4.1<text:change-start text:change-id="ct179794360"/></text:p>
      <text:p text:style-name="OOoGuideName">Calc Guide<text:hidden-paragraph text:condition="ooow:MD!=0"/><text:change-end text:change-id="ct179794360"/></text:p>
      <text:p text:style-name="P22">AOO Documentation Team</text:p>
      <text:h text:style-name="OOoHeading_20_0" text:outline-level="1"><text:bookmark-start text:name="__RefHeading__31028_1117172207"/>Appendix <text:span text:style-name="OOoChapterNumber">B</text:span><text:line-break/> Description of Functions<text:bookmark-end text:name="__RefHeading__31028_1117172207"/></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P14">This document is Copyright <text:span text:style-name="T14">©</text:span> 2024 by the Apache Software Foundation<text:span text:style-name="T22">®</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0">Acknowledgments</text:p>
        <text:p text:style-name="P10">This document is updated from a previous version by OOoAuthors.</text:p>
        <text:p text:style-name="P20">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Text_20_body"/>
        <text:p text:style-name="OOoTextBody"/>
        <text:p text:style-name="P21">Publication date and software version</text:p>
        <text:p text:style-name="OOoTextBody">Published &lt;date&gt;. Based on Apache OpenOffice 4.1.</text:p>
        <text:h text:style-name="P1" text:outline-level="2"><text:bookmark-start text:name="__RefHeading__8969_637076582"/>Note for Mac <text:change text:change-id="ct179796128"/><text:change-start text:change-id="ct179795712"/>U<text:change-end text:change-id="ct179795712"/>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6">Windows/Linux</text:p>
              </table:table-cell>
              <table:table-cell table:style-name="Table15.A1" office:value-type="string">
                <text:p text:style-name="P16">Mac equivalent</text:p>
              </table:table-cell>
              <table:table-cell table:style-name="Table15.C1" office:value-type="string">
                <text:p text:style-name="P16">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change-start text:change-id="ct179796336"/><text:span text:style-name="OOoMenuPath">OpenOffice &gt; Preferences</text:span><text:change-end text:change-id="ct179796336"/></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179794048"/><text:span text:style-name="OOoKeystroke">Right-click</text:span><text:change-end text:change-id="ct179794048"/></text:p>
            </table:table-cell>
            <table:table-cell table:style-name="Table15.A2" office:value-type="string">
              <text:p text:style-name="OOoTableText"><text:change-start text:change-id="ct179796440"/><text:span text:style-name="OOoKeystroke">Control+click</text:span><text:change-end text:change-id="ct179796440"/></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179793528"/><text:span text:style-name="OOoKeystroke">Ctrl </text:span>(Control)<text:change-end text:change-id="ct179793528"/></text:p>
            </table:table-cell>
            <table:table-cell table:style-name="Table15.A2" office:value-type="string">
              <text:p text:style-name="OOoTableText"><text:span text:style-name="T16">z</text:span> (Command)</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179793216"/><text:span text:style-name="OOoKeystroke">F5</text:span><text:change-end text:change-id="ct179793216"/></text:p>
            </table:table-cell>
            <table:table-cell table:style-name="Table15.A2" office:value-type="string">
              <text:p text:style-name="OOoTableText"><text:change-start text:change-id="ct179794256"/><text:span text:style-name="OOoKeystroke">Shift+</text:span><text:change-end text:change-id="ct179794256"/><text:span text:style-name="T16">z</text:span><text:change-start text:change-id="ct179793424"/><text:span text:style-name="OOoKeystroke">+F5</text:span><text:change-end text:change-id="ct179793424"/></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179793632"/><text:span text:style-name="OOoKeystroke">F11</text:span><text:change-end text:change-id="ct179793632"/></text:p>
            </table:table-cell>
            <table:table-cell table:style-name="Table15.A6" office:value-type="string">
              <text:p text:style-name="OOoTableText"><text:span text:style-name="T16">z</text:span><text:change-start text:change-id="ct179794464"/><text:span text:style-name="OOoKeystroke">+T</text:span><text:change-end text:change-id="ct179794464"/></text:p>
            </table:table-cell>
            <table:table-cell table:style-name="Table15.C6" office:value-type="string">
              <text:p text:style-name="OOoTableText">Open Styles &amp; Formatting window</text:p>
            </table:table-cell>
          </table:table-row>
        </table:table>
        <text:p text:style-name="OOoTextBody"/>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59566_1689385743" text:style-name="Internet_20_link" text:visited-style-name="Internet_20_link">Appendix B<text:line-break/> <text:s/>Description of Functions<text:tab/>1</text:a></text:p>
            <text:p text:style-name="P19"><text:a xlink:type="simple" xlink:href="#__RefHeading__6916_1924864864" text:style-name="Internet_20_link" text:visited-style-name="Internet_20_link">Copyright<text:tab/>2</text:a></text:p>
            <text:p text:style-name="P19"><text:a xlink:type="simple" xlink:href="#__RefHeading__8969_637076582" text:style-name="Internet_20_link" text:visited-style-name="Internet_20_link">Note for Mac users<text:tab/>2</text:a></text:p>
            <text:p text:style-name="P19"><text:a xlink:type="simple" xlink:href="#__RefHeading__6918_1924864864" text:style-name="Internet_20_link" text:visited-style-name="Internet_20_link">Functions available in Calc<text:tab/>4</text:a></text:p>
            <text:p text:style-name="P17"><text:a xlink:type="simple" xlink:href="#__RefHeading__6920_1924864864" text:style-name="Internet_20_link" text:visited-style-name="Internet_20_link">Terminology: numbers and arguments<text:tab/>4</text:a></text:p>
            <text:p text:style-name="P19"><text:a xlink:type="simple" xlink:href="#__RefHeading__6922_1924864864" text:style-name="Internet_20_link" text:visited-style-name="Internet_20_link">Mathematical functions<text:tab/>4</text:a></text:p>
            <text:p text:style-name="P19"><text:a xlink:type="simple" xlink:href="#__RefHeading__6924_1924864864" text:style-name="Internet_20_link" text:visited-style-name="Internet_20_link">Financial analysis functions<text:tab/>10</text:a></text:p>
            <text:p text:style-name="P17"><text:a xlink:type="simple" xlink:href="#__RefHeading__6926_1924864864" text:style-name="Internet_20_link" text:visited-style-name="Internet_20_link">A note about dates<text:tab/>10</text:a></text:p>
            <text:p text:style-name="P17"><text:a xlink:type="simple" xlink:href="#__RefHeading__6928_1924864864" text:style-name="Internet_20_link" text:visited-style-name="Internet_20_link">A note about interest rates<text:tab/>10</text:a></text:p>
            <text:p text:style-name="P19"><text:a xlink:type="simple" xlink:href="#__RefHeading__6930_1924864864" text:style-name="Internet_20_link" text:visited-style-name="Internet_20_link">Statistical analysis functions<text:tab/>22</text:a></text:p>
            <text:p text:style-name="P19"><text:a xlink:type="simple" xlink:href="#__RefHeading__6932_1924864864" text:style-name="Internet_20_link" text:visited-style-name="Internet_20_link">Date and time functions<text:tab/>31</text:a></text:p>
            <text:p text:style-name="P19"><text:a xlink:type="simple" xlink:href="#__RefHeading__6934_1924864864" text:style-name="Internet_20_link" text:visited-style-name="Internet_20_link">Logical functions<text:tab/>33</text:a></text:p>
            <text:p text:style-name="P19"><text:a xlink:type="simple" xlink:href="#__RefHeading__6936_1924864864" text:style-name="Internet_20_link" text:visited-style-name="Internet_20_link">Informational functions<text:tab/>34</text:a></text:p>
            <text:p text:style-name="P19"><text:a xlink:type="simple" xlink:href="#__RefHeading__6938_1924864864" text:style-name="Internet_20_link" text:visited-style-name="Internet_20_link">Database functions<text:tab/>36</text:a></text:p>
            <text:p text:style-name="P19"><text:a xlink:type="simple" xlink:href="#__RefHeading__6940_1924864864" text:style-name="Internet_20_link" text:visited-style-name="Internet_20_link">Array functions<text:tab/>38</text:a></text:p>
            <text:p text:style-name="P19"><text:a xlink:type="simple" xlink:href="#__RefHeading__6942_1924864864" text:style-name="Internet_20_link" text:visited-style-name="Internet_20_link">Spreadsheet functions<text:tab/>39</text:a></text:p>
            <text:p text:style-name="P19"><text:a xlink:type="simple" xlink:href="#__RefHeading__6944_1924864864" text:style-name="Internet_20_link" text:visited-style-name="Internet_20_link">Text functions<text:tab/>44</text:a></text:p>
            <text:p text:style-name="P19"><text:a xlink:type="simple" xlink:href="#__RefHeading__8971_637076582" text:style-name="Internet_20_link" text:visited-style-name="Internet_20_link">Converting Decimal, Binary, Octal, Hexadecimal<text:tab/>48</text:a></text:p>
            <text:p text:style-name="P19"><text:a xlink:type="simple" xlink:href="#__RefHeading__59568_1689385743" text:style-name="Internet_20_link" text:visited-style-name="Internet_20_link">Complex Number functions<text:tab/>49</text:a></text:p>
          </text:index-body>
        </text:table-of-content>
        <text:p text:style-name="OOoTextBody"/>
      </text:section>
      <text:h text:style-name="P27" text:outline-level="2"><text:bookmark-start text:name="__RefHeading__6918_1924864864"/>Functions <text:change-start text:change-id="ct179795816"/>A<text:change-end text:change-id="ct179795816"/>vailable in Calc<text:bookmark-end text:name="__RefHeading__6918_1924864864"/></text:h>
      <text:p text:style-name="P13"><text:span text:style-name="T3">Calc provides all of the commonly used functions </text:span><text:span text:style-name="T6">found</text:span><text:span text:style-name="T3"> in modern spreadsheet applications. </text:span>Since many of Calc’s functions require very specific and carefully calculated inpu<text:span text:style-name="T3">t arguments, the descriptions in this appendix should not be considered complete references for each function. Refer to the application Help or the </text:span><text:span text:style-name="T8">OpenOffice</text:span><text:span text:style-name="T3"> wiki for details and examples of all functions. On the wiki, start with </text:span><text:a xlink:type="simple" xlink:href="https://wiki.openoffice.org/wiki/Documentation/How_Tos/Calc:_Functions_listed_by_category" text:style-name="Internet_20_link" text:visited-style-name="Visited_20_Internet_20_Link">https://wiki.openoffice.org/wiki/Documentation/How_Tos/Calc:_Functions_listed_by_category</text:a></text:p>
      <text:p text:style-name="OOoTextBody"><text:span text:style-name="T3">Over 300 standard functions </text:span>are<text:span text:style-name="T3"> available in Calc.</text:span><text:bookmark-start text:name="Analysis AddIn Warning"/><text:span text:style-name="T3"> </text:span><text:bookmark-end text:name="Analysis AddIn Warning"/><text:span text:style-name="T3">More can be added through extensions to Calc (see Chapter 14). The following tables list Calc’s functions organized into eleven categories.</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3">Functions whose names end with </text:span><text:span text:style-name="OOoStrongEmphasis">_ADD</text:span><text:span text:style-name="T7"> are provided for compatibility with </text:span><text:span text:style-name="T3">Microsoft Excel functions.</text:span><text:span text:style-name="T4"> </text:span><text:span text:style-name="T3">They </text:span><text:span text:style-name="T7">return</text:span><text:span text:style-name="T3"> the same results as the corresponding functions in Excel (without the suffix), which though they may be correct, are not based on international standards.</text:span></text:p>
          </table:table-cell>
        </table:table-row>
      </table:table>
      <text:p text:style-name="Standard"/>
      <text:h text:style-name="OOoHeading_20_2" text:outline-level="3"><text:bookmark-start text:name="__RefHeading__6920_1924864864"/><text:alphabetical-index-mark text:string-value="terminology" text:key1="functions"/>Terminology: <text:change text:change-id="ct179794984"/><text:change-start text:change-id="ct179795192"/>N<text:change-end text:change-id="ct179795192"/>umbers and <text:change text:change-id="ct179793736"/><text:change-start text:change-id="ct179796024"/><text:alphabetical-index-mark-start text:id="IMark151570772"/><text:alphabetical-index-mark-start text:id="IMark151569236" text:key1="functions"/>A<text:change-end text:change-id="ct179796024"/>rguments<text:bookmark-end text:name="__RefHeading__6920_1924864864"/><text:alphabetical-index-mark-end text:id="IMark151569236"/><text:alphabetical-index-mark-end text:id="IMark151570772"/></text:h>
      <text:p text:style-name="OOoTextBody_5f_ListIntro">Some of the descriptions in this appendix define limitations on the number of values or arguments that can be passed to the function. Specifically, functions that refer to the following arguments may lead to confusion.</text:p>
      <text:list xml:id="list7659967822565738907" text:style-name="OOoBullets_20_1">
        <text:list-item>
          <text:p text:style-name="OOoList_20_1_20_Start"><text:span text:style-name="OOoMenuPath">Number_1; number_2;… number_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9">separate</text:span> arguments to the function.</text:p>
      <text:p text:style-name="OOoTextBody">Arguments are values separated by semi-colons, and can include ranges which refer to multiple values. Therefore one argument can refer to several values, and a function that limits input to 30 arguments may in fact accept more then 30 separate numerical values. For example, <text:span text:style-name="OOoKeystroke">SUM(A1:A20;B11:B30)</text:span> sums 40 values using two arguments.</text:p>
      <text:p text:style-name="OOoTextBody"><text:span text:style-name="T3">This appendix attempts to clarify this situation by using the term </text:span><text:span text:style-name="OOoStrongEmphasis"><text:span text:style-name="T3">arguments</text:span></text:span><text:span text:style-name="T3">, rather than any of the other phrases.</text:span></text:p>
      <text:h text:style-name="OOoHeading_20_1" text:outline-level="2"><text:bookmark-start text:name="__RefHeading__6922_1924864864"/><text:alphabetical-index-mark text:string-value="mathematical functions"/><text:alphabetical-index-mark text:string-value="mathematical" text:key1="functions"/>Mathematical <text:change text:change-id="ct179795296"/><text:change-start text:change-id="ct179795400"/>F<text:change-end text:change-id="ct179795400"/>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MenuPath">number</text:span>.</text:p>
          </table:table-cell>
        </table:table-row>
        <table:table-row table:style-name="Mathematicalfunctions.1">
          <table:table-cell table:style-name="Mathematicalfunctions.A2" office:value-type="string">
            <text:p text:style-name="OOoTableText"><text:span text:style-name="T9">ACOS</text:span>(number)</text:p>
          </table:table-cell>
          <table:table-cell table:style-name="Mathematicalfunctions.B2" office:value-type="string">
            <text:p text:style-name="OOoTableText">Returns the inverse cosine of the given <text:span text:style-name="OOoMenuPath">number</text:span> in radians.</text:p>
          </table:table-cell>
        </table:table-row>
        <text:soft-page-break/>
        <table:table-row table:style-name="Mathematicalfunctions.2">
          <table:table-cell table:style-name="Mathematicalfunctions.A4" office:value-type="string">
            <text:p text:style-name="OOoTableText"><text:span text:style-name="T9">ACOSH</text:span>(number)</text:p>
          </table:table-cell>
          <table:table-cell table:style-name="Mathematicalfunctions.B4" office:value-type="string">
            <text:p text:style-name="OOoTableText">Returns the inverse hyperbolic cosine of the given <text:span text:style-name="OOoMenuPath">number</text:span> in radians.</text:p>
          </table:table-cell>
        </table:table-row>
        <table:table-row table:style-name="Mathematicalfunctions.1">
          <table:table-cell table:style-name="Mathematicalfunctions.A5" office:value-type="string">
            <text:p text:style-name="OOoTableText"><text:span text:style-name="T9">ACOT</text:span>(number)</text:p>
          </table:table-cell>
          <table:table-cell table:style-name="Mathematicalfunctions.B5" office:value-type="string">
            <text:p text:style-name="OOoTableText">Returns the inverse cotangent of the given <text:span text:style-name="OOoMenuPath">number</text:span> in radians.</text:p>
          </table:table-cell>
        </table:table-row>
        <table:table-row table:style-name="Mathematicalfunctions.2">
          <table:table-cell table:style-name="Mathematicalfunctions.A2" office:value-type="string">
            <text:p text:style-name="OOoTableText"><text:span text:style-name="T9">ACOTH</text:span>(number)</text:p>
          </table:table-cell>
          <table:table-cell table:style-name="Mathematicalfunctions.B2" office:value-type="string">
            <text:p text:style-name="OOoTableText">Returns the inverse hyperbolic cotangent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SIN</text:span><text:span text:style-name="T10">(</text:span>number)</text:p>
          </table:table-cell>
          <table:table-cell table:style-name="Mathematicalfunctions.B2" office:value-type="string">
            <text:p text:style-name="OOoTableText">Returns the inverse sine of the given <text:span text:style-name="OOoMenuPath">number</text:span> in radians. </text:p>
          </table:table-cell>
        </table:table-row>
        <table:table-row table:style-name="Mathematicalfunctions.2">
          <table:table-cell table:style-name="Mathematicalfunctions.A2" office:value-type="string">
            <text:p text:style-name="OOoTableText"><text:span text:style-name="T9">ASINH</text:span>(number)</text:p>
          </table:table-cell>
          <table:table-cell table:style-name="Mathematicalfunctions.B2" office:value-type="string">
            <text:p text:style-name="OOoTableText">Returns the inverse hyperbolic sine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TAN</text:span>(number)</text:p>
          </table:table-cell>
          <table:table-cell table:style-name="Mathematicalfunctions.B2" office:value-type="string">
            <text:p text:style-name="OOoTableText">Returns the inverse tangent of the given <text:span text:style-name="OOoMenuPath">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span text:style-name="OOoMenuPath">Number_x</text:span> is the value for the x coordinate. <text:span text:style-name="OOoMenuPath">Number_y</text:span> is the value for the y coordinate.</text:p>
          </table:table-cell>
        </table:table-row>
        <table:table-row table:style-name="Mathematicalfunctions.1">
          <table:table-cell table:style-name="Mathematicalfunctions.A2" office:value-type="string">
            <text:p text:style-name="OOoTableText"><text:span text:style-name="T9">ATANH</text:span>(number)</text:p>
          </table:table-cell>
          <table:table-cell table:style-name="Mathematicalfunctions.B2" office:value-type="string">
            <text:p text:style-name="OOoTableText">Returns the inverse hyperbolic tangent of the given <text:span text:style-name="OOoMenuPath">number</text:span>. (Angle is returned in radians.)</text:p>
          </table:table-cell>
        </table:table-row>
        <table:table-row table:style-name="Mathematicalfunctions.2">
          <table:table-cell table:style-name="Mathematicalfunctions.A12" office:value-type="string">
            <text:p text:style-name="P11"><text:span text:style-name="T9">BESSELI</text:span>(x; n)</text:p>
          </table:table-cell>
          <table:table-cell table:style-name="Mathematicalfunctions.B12" office:value-type="string">
            <text:p text:style-name="P11">Calculates the modified Bessel function I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J</text:span>(x; n)</text:p>
          </table:table-cell>
          <table:table-cell table:style-name="Mathematicalfunctions.B2" office:value-type="string">
            <text:p text:style-name="OOoTableText">Calculates the Bessel function <text:span text:style-name="T9">Jn</text:span>(x) (cylinder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2" office:value-type="string">
            <text:p text:style-name="P11"><text:span text:style-name="T9">BESSELK</text:span>(x; n)</text:p>
          </table:table-cell>
          <table:table-cell table:style-name="Mathematicalfunctions.B12" office:value-type="string">
            <text:p text:style-name="P11">Calculates the modified Bessel function K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Y</text:span>(x; n)</text:p>
          </table:table-cell>
          <table:table-cell table:style-name="Mathematicalfunctions.B2" office:value-type="string">
            <text:p text:style-name="OOoTableText">Calculates the modified Bessel function <text:span text:style-name="T9">Yn</text:span>(x), also known as the Weber or Neumann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span text:style-name="OOoMenuPath">number</text:span> to the nearest integer or multiple of significance. <text:span text:style-name="OOoMenuPath">Significance</text:span> is the value to whose multiple the value is to be rounded up.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9">COMBIN</text:span>(count_1; count_2)</text:p>
          </table:table-cell>
          <table:table-cell table:style-name="Mathematicalfunctions.B2" office:value-type="string">
            <text:p text:style-name="OOoTableText">Returns the number of combinations for a given number of objects. <text:span text:style-name="OOoMenuPath">Count_1</text:span> is the total number of elements. <text:span text:style-name="OOoMenuPath">Count_2</text:span> is the selected count from the elements.</text:p>
          </table:table-cell>
        </table:table-row>
        <text:soft-page-break/>
        <table:table-row table:style-name="Mathematicalfunctions.2">
          <table:table-cell table:style-name="Mathematicalfunctions.A16" office:value-type="string">
            <text:p text:style-name="OOoTableText"><text:span text:style-name="T9">COMBINA</text:span>(count_1; count_2)</text:p>
          </table:table-cell>
          <table:table-cell table:style-name="Mathematicalfunctions.B2" office:value-type="string">
            <text:p text:style-name="OOoTableText">Returns the number of combinations for a given number of objects (repetition included). <text:span text:style-name="OOoMenuPath">Count_1</text:span> is the total number of elements. <text:span text:style-name="OOoMenuPath">Count_2</text:span>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9">Euros.</text:span><text:span text:style-name="T10"> </text:span><text:span text:style-name="OOoMenuPath">Value</text:span> is the amount in the currency to be converted.<text:span text:style-name="T10"> </text:span><text:span text:style-name="OOoMenuPath">Text</text:span> is the official abbreviation for the currency in question (for example, "EUR"). The first <text:span text:style-name="OOoMenuPath">Text</text:span> parameter gives the source value to be converted; the second <text:span text:style-name="OOoMenuPath">Text</text:span> parameter gives the destination value. Both <text:span text:style-name="OOoMenuPath"><text:span text:style-name="T18">text</text:span></text:span> arguments must be within quotes.</text:p>
          </table:table-cell>
        </table:table-row>
        <table:table-row table:style-name="Mathematicalfunctions.2">
          <table:table-cell table:style-name="Mathematicalfunctions.A12" office:value-type="string">
            <text:p text:style-name="P11">CONVERT_ADD(number; from_unit; to_unit)</text:p>
          </table:table-cell>
          <table:table-cell table:style-name="Mathematicalfunctions.B12" office:value-type="string">
            <text:p text:style-name="P11">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p>
          </table:table-cell>
        </table:table-row>
        <table:table-row table:style-name="Mathematicalfunctions.1">
          <table:table-cell table:style-name="Mathematicalfunctions.A12" office:value-type="string">
            <text:p text:style-name="P11">COS(number)</text:p>
          </table:table-cell>
          <table:table-cell table:style-name="Mathematicalfunctions.B12" office:value-type="string">
            <text:p text:style-name="P11">Returns the cosine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9">COSH</text:span>(number)</text:p>
          </table:table-cell>
          <table:table-cell table:style-name="Mathematicalfunctions.B12" office:value-type="string">
            <text:p text:style-name="P11">Returns the hyperbolic cosine of the given <text:span text:style-name="OOoMenuPath">number</text:span> (angle in radians).</text:p>
          </table:table-cell>
        </table:table-row>
        <table:table-row table:style-name="Mathematicalfunctions.1">
          <table:table-cell table:style-name="Mathematicalfunctions.A12" office:value-type="string">
            <text:p text:style-name="P11">COT(number)</text:p>
          </table:table-cell>
          <table:table-cell table:style-name="Mathematicalfunctions.B12" office:value-type="string">
            <text:p text:style-name="P11">Returns the cotangent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9">COTH</text:span>(number)</text:p>
          </table:table-cell>
          <table:table-cell table:style-name="Mathematicalfunctions.B12" office:value-type="string">
            <text:p text:style-name="P11">Returns the hyperbolic cotangent of the given <text:span text:style-name="OOoMenuPath">number</text:span> (angle in radians). </text:p>
          </table:table-cell>
        </table:table-row>
        <table:table-row table:style-name="Mathematicalfunctions.1">
          <table:table-cell table:style-name="Mathematicalfunctions.A12" office:value-type="string">
            <text:p text:style-name="P11"><text:span text:style-name="T9">COUNTBLANK</text:span>(range)</text:p>
          </table:table-cell>
          <table:table-cell table:style-name="Mathematicalfunctions.B12" office:value-type="string">
            <text:p text:style-name="P11">Returns the number of empty cells. <text:span text:style-name="OOoMenuPath">Range</text:span> is the cell range in which the empty cells are counted.</text:p>
          </table:table-cell>
        </table:table-row>
        <table:table-row table:style-name="Mathematicalfunctions.2">
          <table:table-cell table:style-name="Mathematicalfunctions.A12" office:value-type="string">
            <text:p text:style-name="P11"><text:span text:style-name="T9">COUNTIF</text:span>(range; criteria)</text:p>
          </table:table-cell>
          <table:table-cell table:style-name="Mathematicalfunctions.B12" office:value-type="string">
            <text:p text:style-name="P11">Returns the number of elements that meet certain criteria within a cell range. <text:span text:style-name="OOoMenuPath">Range</text:span> is the range to which the criteria are to be applied. <text:span text:style-name="OOoMenuPath">Criteria</text:span> indicates the criteria in the form of a number, a regular expression, or a character string by which the cells are counted. The character string may express a mathematical condition like "&gt;= 5". </text:p>
          </table:table-cell>
        </table:table-row>
        <table:table-row table:style-name="Mathematicalfunctions.1">
          <table:table-cell table:style-name="Mathematicalfunctions.A12" office:value-type="string">
            <text:p text:style-name="P11">COUNTIFS(range 1; criteria 1; range 2; criteria 2;…)</text:p>
          </table:table-cell>
          <table:table-cell table:style-name="Mathematicalfunctions.B12" office:value-type="string">
            <text:p text:style-name="P11">Checks criteria along two or more cell ranges and counts the range positions where all of the criteria are met. If in the nth position of every cell range all of the criteria are true, the count increases by one. Each <text:span text:style-name="OOoMenuPath">range X</text:span> is a range where <text:span text:style-name="OOoMenuPath">criteria X</text:span> is tested. The criteria may be in the form of a number, a regular expression, or a character string. The character string may express a mathematical condition like "&gt;= 5". </text:p>
          </table:table-cell>
        </table:table-row>
        <table:table-row table:style-name="Mathematicalfunctions.2">
          <table:table-cell table:style-name="Mathematicalfunctions.A12" office:value-type="string">
            <text:p text:style-name="P11">DEGREES(number)</text:p>
          </table:table-cell>
          <table:table-cell table:style-name="Mathematicalfunctions.B12" office:value-type="string">
            <text:p text:style-name="P11">Converts the given <text:span text:style-name="OOoMenuPath">number</text:span> in radians to degrees.</text:p>
          </table:table-cell>
        </table:table-row>
        <table:table-row table:style-name="Mathematicalfunctions.1">
          <table:table-cell table:style-name="Mathematicalfunctions.A12" office:value-type="string">
            <text:p text:style-name="P11">DELTA(number_1; number_2)</text:p>
          </table:table-cell>
          <table:table-cell table:style-name="Mathematicalfunctions.B12" office:value-type="string">
            <text:p text:style-name="P11">Returns TRUE (1) if both <text:span text:style-name="OOoMenuPath">numbers</text:span> are equal, otherwise returns FALSE (0).</text:p>
          </table:table-cell>
        </table:table-row>
        <text:soft-page-break/>
        <table:table-row table:style-name="Mathematicalfunctions.2">
          <table:table-cell table:style-name="Mathematicalfunctions.A12" office:value-type="string">
            <text:p text:style-name="P11"><text:span text:style-name="T9">ERF</text:span>(lower_limit; upper_limit)</text:p>
          </table:table-cell>
          <table:table-cell table:style-name="Mathematicalfunctions.B12" office:value-type="string">
            <text:p text:style-name="P11">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p>
          </table:table-cell>
        </table:table-row>
        <table:table-row table:style-name="Mathematicalfunctions.1">
          <table:table-cell table:style-name="Mathematicalfunctions.A12" office:value-type="string">
            <text:p text:style-name="P11"><text:span text:style-name="T9">ERFC</text:span>(lower_limit)</text:p>
          </table:table-cell>
          <table:table-cell table:style-name="Mathematicalfunctions.B12" office:value-type="string">
            <text:p text:style-name="P11">Returns complementary values of the Gaussian error integral between x and infinity. <text:span text:style-name="OOoMenuPath">Lower_limit</text:span> is the lower limit of integral (x).</text:p>
          </table:table-cell>
        </table:table-row>
        <table:table-row table:style-name="Mathematicalfunctions.2">
          <table:table-cell table:style-name="Mathematicalfunctions.A12" office:value-type="string">
            <text:p text:style-name="P11">EVEN(number)</text:p>
          </table:table-cell>
          <table:table-cell table:style-name="Mathematicalfunctions.B12" office:value-type="string">
            <text:p text:style-name="P11">Rounds the given <text:span text:style-name="OOoMenuPath">number</text:span> up to the nearest even integer.</text:p>
          </table:table-cell>
        </table:table-row>
        <table:table-row table:style-name="Mathematicalfunctions.1">
          <table:table-cell table:style-name="Mathematicalfunctions.A12" office:value-type="string">
            <text:p text:style-name="P11">EXP(number)</text:p>
          </table:table-cell>
          <table:table-cell table:style-name="Mathematicalfunctions.B12" office:value-type="string">
            <text:p text:style-name="P11">Returns <text:span text:style-name="OOoEmphasis">e</text:span> raised to the power of the given <text:span text:style-name="OOoMenuPath">number</text:span>.</text:p>
          </table:table-cell>
        </table:table-row>
        <table:table-row table:style-name="Mathematicalfunctions.2">
          <table:table-cell table:style-name="Mathematicalfunctions.A12" office:value-type="string">
            <text:p text:style-name="P11">FACT(number)</text:p>
          </table:table-cell>
          <table:table-cell table:style-name="Mathematicalfunctions.B12" office:value-type="string">
            <text:p text:style-name="P11">Returns the factorial of the given <text:span text:style-name="OOoMenuPath">number</text:span>.</text:p>
          </table:table-cell>
        </table:table-row>
        <table:table-row table:style-name="Mathematicalfunctions.1">
          <table:table-cell table:style-name="Mathematicalfunctions.A12" office:value-type="string">
            <text:p text:style-name="P11"><text:span text:style-name="T9">FACTDOUBLE</text:span>(number)</text:p>
          </table:table-cell>
          <table:table-cell table:style-name="Mathematicalfunctions.B12" office:value-type="string">
            <text:p text:style-name="P11">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p>
          </table:table-cell>
        </table:table-row>
        <table:table-row table:style-name="Mathematicalfunctions.2">
          <table:table-cell table:style-name="Mathematicalfunctions.A12" office:value-type="string">
            <text:p text:style-name="P11">FLOOR(number; significance; mode)</text:p>
          </table:table-cell>
          <table:table-cell table:style-name="Mathematicalfunctions.B12" office:value-type="string">
            <text:p text:style-name="P11">Rounds the given <text:span text:style-name="OOoMenuPath">number</text:span> down to the nearest multiple of <text:span text:style-name="OOoMenuPath">significance</text:span>. <text:span text:style-name="OOoMenuPath">Significance</text:span> is the value to whose multiple the number is to be rounded down.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11"><text:span text:style-name="T9">GCD</text:span>(numbers)</text:p>
          </table:table-cell>
          <table:table-cell table:style-name="Mathematicalfunctions.B12" office:value-type="string">
            <text:p text:style-name="P11">Returns the greatest common divisor of one or more integers. <text:span text:style-name="OOoMenuPath">Numbers</text:span> is a list of up to 30 numbers whose greatest common divisor is to be calculated, separated by semi-colons. <text:span text:style-name="OOoMenuPath">Numbers</text:span> can also be a cell range.</text:p>
          </table:table-cell>
        </table:table-row>
        <table:table-row table:style-name="Mathematicalfunctions.2">
          <table:table-cell table:style-name="Mathematicalfunctions.A12" office:value-type="string">
            <text:p text:style-name="P11">GCD_ADD(numbers)</text:p>
          </table:table-cell>
          <table:table-cell table:style-name="Mathematicalfunctions.B12" office:value-type="string">
            <text:p text:style-name="P11">Returns the greatest common divisor of a list of number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OOoTableText"><text:span text:style-name="T9">GESTEP</text:span>(number; step)</text:p>
          </table:table-cell>
          <table:table-cell table:style-name="Mathematicalfunctions.B39" office:value-type="string">
            <text:p text:style-name="OOoTableText">Returns 1 if <text:span text:style-name="OOoMenuPath">number</text:span> is greater than or equal to <text:span text:style-name="OOoMenuPath">step</text:span>.</text:p>
          </table:table-cell>
        </table:table-row>
        <table:table-row table:style-name="Mathematicalfunctions.2">
          <table:table-cell table:style-name="Mathematicalfunctions.A12" office:value-type="string">
            <text:p text:style-name="P11">INT(number)</text:p>
          </table:table-cell>
          <table:table-cell table:style-name="Mathematicalfunctions.B12" office:value-type="string">
            <text:p text:style-name="P11">Rounds the given <text:span text:style-name="OOoMenuPath">number</text:span> down to the nearest integer.</text:p>
          </table:table-cell>
        </table:table-row>
        <table:table-row table:style-name="Mathematicalfunctions.1">
          <table:table-cell table:style-name="Mathematicalfunctions.A12" office:value-type="string">
            <text:p text:style-name="P11"><text:span text:style-name="T9">ISEVEN</text:span>(value)</text:p>
          </table:table-cell>
          <table:table-cell table:style-name="Mathematicalfunctions.B12" office:value-type="string">
            <text:p text:style-name="P11">Returns TRUE if the given <text:span text:style-name="OOoMenuPath">value</text:span> is an even integer, or FALSE if the <text:span text:style-name="OOoStrongEmphasis">value</text:span> is odd.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able:table-row table:style-name="Mathematicalfunctions.2">
          <table:table-cell table:style-name="Mathematicalfunctions.A12" office:value-type="string">
            <text:p text:style-name="P11"><text:span text:style-name="T9">ISODD</text:span>(value)</text:p>
          </table:table-cell>
          <table:table-cell table:style-name="Mathematicalfunctions.B12" office:value-type="string">
            <text:p text:style-name="P11">Returns TRUE if the given <text:span text:style-name="OOoMenuPath">value</text:span> is an odd integer, or FALSE if the <text:span text:style-name="OOoStrongEmphasis">value</text:span> is even.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ext:soft-page-break/>
        <table:table-row table:style-name="Mathematicalfunctions.1">
          <table:table-cell table:style-name="Mathematicalfunctions.A12" office:value-type="string">
            <text:p text:style-name="P11">LCM(integer_1; integer_2; ... integer_30)</text:p>
          </table:table-cell>
          <table:table-cell table:style-name="Mathematicalfunctions.B12" office:value-type="string">
            <text:p text:style-name="P11">Returns the least common multiple of one or more integers.<text:span text:style-name="T10"> </text:span><text:span text:style-name="OOoMenuPath">Integer_1; integer_2;… integer_30 </text:span>are integers whose lowest common multiple is to be calculated. The <text:span text:style-name="OOoMenuPath">integer_x</text:span> arguments can also be a cell range.</text:p>
          </table:table-cell>
        </table:table-row>
        <table:table-row table:style-name="Mathematicalfunctions.2">
          <table:table-cell table:style-name="Mathematicalfunctions.A12" office:value-type="string">
            <text:p text:style-name="P11">LCM_ADD(numbers)</text:p>
          </table:table-cell>
          <table:table-cell table:style-name="Mathematicalfunctions.B12" office:value-type="string">
            <text:p text:style-name="P11"><text:span text:style-name="OOoMenuPath">Numbers</text:span> is a list of up to 30 numbers separated by semi-colons. The result is the lowest common multiple of a list of numbers. </text:p>
          </table:table-cell>
        </table:table-row>
        <table:table-row table:style-name="Mathematicalfunctions.1">
          <table:table-cell table:style-name="Mathematicalfunctions.A12" office:value-type="string">
            <text:p text:style-name="P11"><text:span text:style-name="T9">LN</text:span>(number)</text:p>
          </table:table-cell>
          <table:table-cell table:style-name="Mathematicalfunctions.B12" office:value-type="string">
            <text:p text:style-name="P11">Returns the natural logarithm based on the constant <text:span text:style-name="OOoEmphasis">e</text:span> of the given <text:span text:style-name="OOoMenuPath">number</text:span>.</text:p>
          </table:table-cell>
        </table:table-row>
        <table:table-row table:style-name="Mathematicalfunctions.2">
          <table:table-cell table:style-name="Mathematicalfunctions.A12" office:value-type="string">
            <text:p text:style-name="P11">LOG(number; base)</text:p>
          </table:table-cell>
          <table:table-cell table:style-name="Mathematicalfunctions.B12" office:value-type="string">
            <text:p text:style-name="P11">Returns the logarithm of the given <text:span text:style-name="OOoMenuPath">number</text:span> to the specified base. <text:span text:style-name="OOoMenuPath">Base</text:span> is the base for the logarithm calculation.</text:p>
          </table:table-cell>
        </table:table-row>
        <table:table-row table:style-name="Mathematicalfunctions.1">
          <table:table-cell table:style-name="Mathematicalfunctions.A12" office:value-type="string">
            <text:p text:style-name="P11">LOG10(number)</text:p>
          </table:table-cell>
          <table:table-cell table:style-name="Mathematicalfunctions.B12" office:value-type="string">
            <text:p text:style-name="P11">Returns the base-10 logarithm of the given <text:span text:style-name="OOoMenuPath">number</text:span>.</text:p>
          </table:table-cell>
        </table:table-row>
        <table:table-row table:style-name="Mathematicalfunctions.2">
          <table:table-cell table:style-name="Mathematicalfunctions.A12" office:value-type="string">
            <text:p text:style-name="P11">MOD(dividend; divisor)</text:p>
          </table:table-cell>
          <table:table-cell table:style-name="Mathematicalfunctions.B12" office:value-type="string">
            <text:p text:style-name="P11">Returns the remainder after a number is divided by a divisor. <text:span text:style-name="OOoMenuPath">Dividend</text:span> is the number which will be divided by the divisor. <text:span text:style-name="OOoMenuPath">Divisor</text:span> is the number by which to divide the dividend.</text:p>
          </table:table-cell>
        </table:table-row>
        <table:table-row table:style-name="Mathematicalfunctions.1">
          <table:table-cell table:style-name="Mathematicalfunctions.A12" office:value-type="string">
            <text:p text:style-name="P11"><text:span text:style-name="T9">MROUND</text:span>(number; multiple)</text:p>
          </table:table-cell>
          <table:table-cell table:style-name="Mathematicalfunctions.B12" office:value-type="string">
            <text:p text:style-name="P11">Rounds <text:span text:style-name="OOoMenuPath">number</text:span> to the nearest integer multiple of <text:span text:style-name="OOoMenuPath">multiple</text:span>.</text:p>
          </table:table-cell>
        </table:table-row>
        <table:table-row table:style-name="Mathematicalfunctions.2">
          <table:table-cell table:style-name="Mathematicalfunctions.A12" office:value-type="string">
            <text:p text:style-name="P11">MULTINOMIAL (number(s))</text:p>
          </table:table-cell>
          <table:table-cell table:style-name="Mathematicalfunctions.B12" office:value-type="string">
            <text:p text:style-name="P11">Returns the factorial of the sum of the arguments divided by the product of the factorials of the argument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P11">ODD(number)</text:p>
          </table:table-cell>
          <table:table-cell table:style-name="Mathematicalfunctions.B12" office:value-type="string">
            <text:p text:style-name="P11">Rounds the given <text:span text:style-name="OOoMenuPath">number</text:span> up to the nearest odd integer.<text:span text:style-name="T10"> </text:span></text:p>
          </table:table-cell>
        </table:table-row>
        <table:table-row table:style-name="Mathematicalfunctions.2">
          <table:table-cell table:style-name="Mathematicalfunctions.A12" office:value-type="string">
            <text:p text:style-name="P11">PI()</text:p>
          </table:table-cell>
          <table:table-cell table:style-name="Mathematicalfunctions.B12" office:value-type="string">
            <text:p text:style-name="P11">Returns the value of PI to fourteen decimal places.</text:p>
          </table:table-cell>
        </table:table-row>
        <table:table-row table:style-name="Mathematicalfunctions.1">
          <table:table-cell table:style-name="Mathematicalfunctions.A12" office:value-type="string">
            <text:p text:style-name="P11">POWER(base; power) </text:p>
          </table:table-cell>
          <table:table-cell table:style-name="Mathematicalfunctions.B12" office:value-type="string">
            <text:p text:style-name="P11">Returns the result of a number raised to a power. <text:span text:style-name="OOoMenuPath">Base</text:span> is the number that is to be raised to the given power. <text:span text:style-name="OOoMenuPath">Power</text:span> is the exponent by which the base is to be raised.</text:p>
          </table:table-cell>
        </table:table-row>
        <table:table-row table:style-name="Mathematicalfunctions.2">
          <table:table-cell table:style-name="Mathematicalfunctions.A12" office:value-type="string">
            <text:p text:style-name="P11">PRODUCT(number 1 to 30)</text:p>
          </table:table-cell>
          <table:table-cell table:style-name="Mathematicalfunctions.B12" office:value-type="string">
            <text:p text:style-name="P11">Multiplies all the numbers given as arguments and returns the product. <text:span text:style-name="OOoMenuPath">Number 1</text:span> to <text:span text:style-name="OOoMenuPath">number 30</text:span> are up to <text:span text:style-name="OOoEmphasis">30 arguments</text:span> whose product is to be calculated, separated by semi-colons. The arguments may be cell ranges.</text:p>
          </table:table-cell>
        </table:table-row>
        <table:table-row table:style-name="Mathematicalfunctions.1">
          <table:table-cell table:style-name="Mathematicalfunctions.A12" office:value-type="string">
            <text:p text:style-name="P11">QUOTIENT(numerator; denominator)</text:p>
          </table:table-cell>
          <table:table-cell table:style-name="Mathematicalfunctions.B12" office:value-type="string">
            <text:p text:style-name="P11">Returns the integer result of a division operation. <text:span text:style-name="OOoMenuPath">Numerator</text:span> is the number that will be divided. <text:span text:style-name="OOoMenuPath">Denominator</text:span> is the number the numerator will be divided by.</text:p>
          </table:table-cell>
        </table:table-row>
        <table:table-row table:style-name="Mathematicalfunctions.2">
          <table:table-cell table:style-name="Mathematicalfunctions.A12" office:value-type="string">
            <text:p text:style-name="P11">RADIANS(number)</text:p>
          </table:table-cell>
          <table:table-cell table:style-name="Mathematicalfunctions.B12" office:value-type="string">
            <text:p text:style-name="P11">Converts the given <text:span text:style-name="OOoMenuPath">number</text:span> in degrees to radians.</text:p>
          </table:table-cell>
        </table:table-row>
        <table:table-row table:style-name="Mathematicalfunctions.1">
          <table:table-cell table:style-name="Mathematicalfunctions.A12" office:value-type="string">
            <text:p text:style-name="P11">RAND()</text:p>
          </table:table-cell>
          <table:table-cell table:style-name="Mathematicalfunctions.B12" office:value-type="string">
            <text:p text:style-name="P11">Returns a random number between 0 and 1. This number will recalculate every time data is entered or <text:span text:style-name="OOoKeystroke">F9</text:span> is pressed.</text:p>
          </table:table-cell>
        </table:table-row>
        <text:soft-page-break/>
        <table:table-row table:style-name="Mathematicalfunctions.2">
          <table:table-cell table:style-name="Mathematicalfunctions.A12" office:value-type="string">
            <text:p text:style-name="P11"><text:span text:style-name="T9">RANDBETWEEN </text:span>(bottom; top)</text:p>
          </table:table-cell>
          <table:table-cell table:style-name="Mathematicalfunctions.B12" office:value-type="string">
            <text:p text:style-name="P11">Returns an integer random number between <text:span text:style-name="OOoMenuPath">bottom</text:span> and <text:span text:style-name="OOoMenuPath">top</text:span> (inclusive). This number will recalculate when the <text:span text:style-name="OOoKeystroke">Control+Shift+F9</text:span> key combination is pressed.</text:p>
          </table:table-cell>
        </table:table-row>
        <table:table-row table:style-name="Mathematicalfunctions.1">
          <table:table-cell table:style-name="Mathematicalfunctions.A12" office:value-type="string">
            <text:p text:style-name="P11">ROUND(number; count)</text:p>
          </table:table-cell>
          <table:table-cell table:style-name="Mathematicalfunctions.B12" office:value-type="string">
            <text:p text:style-name="P11">Rounds the given <text:span text:style-name="OOoMenuPath">number</text:span> to a certain number of decimal places according to valid mathematical criteria. <text:span text:style-name="OOoMenuPath">Count</text:span> (optional) is the number of decimal places to which the value is to be rounded. If the count parameter is negative, the number is rounded to a multiple of 10, 100, 100<text:change-start text:change-id="ct179796544"/>0<text:change-end text:change-id="ct179796544"/>, etc..</text:p>
          </table:table-cell>
        </table:table-row>
        <table:table-row table:style-name="Mathematicalfunctions.2">
          <table:table-cell table:style-name="Mathematicalfunctions.A12" office:value-type="string">
            <text:p text:style-name="P11"><text:span text:style-name="T9">ROUNDDOWN</text:span>(number; count)</text:p>
          </table:table-cell>
          <table:table-cell table:style-name="Mathematicalfunctions.B12" office:value-type="string">
            <text:p text:style-name="P11">Rounds the given <text:span text:style-name="OOoMenuPath">number</text:span>. <text:span text:style-name="OOoMenuPath">Count</text:span> (optional) is the number of decimal places to be rounded down to. If the <text:span text:style-name="OOoMenuPath">count</text:span> parameter is negative, the number is rounded to a multiple of 10, 100, 100<text:change-start text:change-id="ct179796960"/>0<text:change-end text:change-id="ct179796960"/>, etc.. </text:p>
          </table:table-cell>
        </table:table-row>
        <table:table-row table:style-name="Mathematicalfunctions.1">
          <table:table-cell table:style-name="Mathematicalfunctions.A12" office:value-type="string">
            <text:p text:style-name="P11">ROUNDUP(number; count)</text:p>
          </table:table-cell>
          <table:table-cell table:style-name="Mathematicalfunctions.B12" office:value-type="string">
            <text:p text:style-name="P11">Rounds the given <text:span text:style-name="OOoMenuPath">number</text:span> up. <text:span text:style-name="OOoMenuPath">Count</text:span> (optional) is the number of decimal places to which rounding up is to be done. If the count parameter is negative, the number is rounded to a multiple of 10, 100, 100<text:change-start text:change-id="ct179797688"/>0<text:change-end text:change-id="ct179797688"/>, etc.. </text:p>
          </table:table-cell>
        </table:table-row>
        <table:table-row table:style-name="Mathematicalfunctions.2">
          <table:table-cell table:style-name="Mathematicalfunctions.A12" office:value-type="string">
            <text:p text:style-name="P11"><text:span text:style-name="T9">SERIESSUM</text:span>(x; n; m; coefficients)</text:p>
          </table:table-cell>
          <table:table-cell table:style-name="Mathematicalfunctions.B12" office:value-type="string">
            <text:p text:style-name="P11">Returns a sum of powers of the number x in accordance with the following formula:</text:p>
            <text:p text:style-name="P11">SERIESSUM(x;n;m;coefficients) = coefficient_1*x^n + coefficient_2*x^(n+m) + coefficient_3*x^(n+2m) +...+ coefficient_i*x^(n+(i-1)m).</text:p>
            <text:p text:style-name="P11"><text:span text:style-name="OOoMenuPath">x</text:span> is the number as an independent variable. <text:span text:style-name="OOoMenuPath">n</text:span> is the starting power. <text:span text:style-name="OOoMenuPath">m</text:span> is the increment. <text:span text:style-name="OOoMenuPath">Coefficients</text:span>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11">SIGN(number)</text:p>
          </table:table-cell>
          <table:table-cell table:style-name="Mathematicalfunctions.B12" office:value-type="string">
            <text:p text:style-name="P11">Returns the sign of the given <text:span text:style-name="OOoMenuPath">number</text:span>. The function returns the result 1 for a positive sign, –1 for a negative sign, and 0 for zero.</text:p>
          </table:table-cell>
        </table:table-row>
        <table:table-row table:style-name="Mathematicalfunctions.2">
          <table:table-cell table:style-name="Mathematicalfunctions.A12" office:value-type="string">
            <text:p text:style-name="P11">SIN(number)</text:p>
          </table:table-cell>
          <table:table-cell table:style-name="Mathematicalfunctions.B12" office:value-type="string">
            <text:p text:style-name="P11">Returns the sine of the given <text:span text:style-name="OOoMenuPath">number</text:span> (angle in radians).</text:p>
          </table:table-cell>
        </table:table-row>
        <table:table-row table:style-name="Mathematicalfunctions.1">
          <table:table-cell table:style-name="Mathematicalfunctions.A12" office:value-type="string">
            <text:p text:style-name="P11"><text:span text:style-name="T9">SINH</text:span>(number)</text:p>
          </table:table-cell>
          <table:table-cell table:style-name="Mathematicalfunctions.B12" office:value-type="string">
            <text:p text:style-name="P11">Returns the hyperbolic sine of the given <text:span text:style-name="OOoMenuPath">number</text:span> (angle in radians).</text:p>
          </table:table-cell>
        </table:table-row>
        <table:table-row table:style-name="Mathematicalfunctions.2">
          <table:table-cell table:style-name="Mathematicalfunctions.A12" office:value-type="string">
            <text:p text:style-name="P11">SQRT(number)</text:p>
          </table:table-cell>
          <table:table-cell table:style-name="Mathematicalfunctions.B12" office:value-type="string">
            <text:p text:style-name="P11">Returns the positive square root of the given <text:span text:style-name="OOoMenuPath">number</text:span>. The value of the <text:span text:style-name="OOoMenuPath">number</text:span> must be positive.</text:p>
          </table:table-cell>
        </table:table-row>
        <table:table-row table:style-name="Mathematicalfunctions.1">
          <table:table-cell table:style-name="Mathematicalfunctions.A12" office:value-type="string">
            <text:p text:style-name="P11"><text:span text:style-name="T9">SQRTPI</text:span>(number)</text:p>
          </table:table-cell>
          <table:table-cell table:style-name="Mathematicalfunctions.B12" office:value-type="string">
            <text:p text:style-name="P11">Returns the square root of the product of the given <text:span text:style-name="OOoMenuPath">number</text:span> and PI.</text:p>
          </table:table-cell>
        </table:table-row>
        <table:table-row table:style-name="Mathematicalfunctions.2">
          <table:table-cell table:style-name="Mathematicalfunctions.A12" office:value-type="string">
            <text:p text:style-name="P11">SUBTOTAL(function; range)</text:p>
          </table:table-cell>
          <table:table-cell table:style-name="Mathematicalfunctions.B12" office:value-type="string">
            <text:p text:style-name="P11">Calculates subtotals defined by cells that are visible after using a filter.<text:span text:style-name="T10"> </text:span>If a range already contains subtotals, these are not used for further calculations.<text:span text:style-name="T10"> </text:span><text:span text:style-name="OOoMenuPath">Function</text:span> is a value that stands for another function such as Average, Count, Min, Sum, Var. <text:span text:style-name="OOoMenuPath">Range</text:span> is the range whose cells are included.</text:p>
          </table:table-cell>
        </table:table-row>
        <text:soft-page-break/>
        <table:table-row table:style-name="Mathematicalfunctions.1">
          <table:table-cell table:style-name="Mathematicalfunctions.A12" office:value-type="string">
            <text:p text:style-name="P11">SUM(number_1; number_2; … number_30)</text:p>
          </table:table-cell>
          <table:table-cell table:style-name="Mathematicalfunctions.B12" office:value-type="string">
            <text:p text:style-name="P11">Adds all the numbers in a range of cells. <text:span text:style-name="OOoMenuPath">Number_1; number_2;… number_30</text:span>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11"><text:span text:style-name="T9">SUMIF</text:span>(range; criteria; sum_range)</text:p>
          </table:table-cell>
          <table:table-cell table:style-name="Mathematicalfunctions.B12" office:value-type="string">
            <text:p text:style-name="P11">Adds the cells specified by a given criteria. The search supports regular expressions. <text:span text:style-name="OOoMenuPath">Range</text:span> is the range to which the criteria are to be applied. <text:span text:style-name="OOoMenuPath">Criteria</text:span> is the cell in which the search criterion is shown, or the search criterion itself. <text:span text:style-name="OOoMenuPath">Sum_range</text:span> is the range from which values are summed; if <text:span text:style-name="T9">it has</text:span> not been indicated, the values found in the <text:span text:style-name="OOoMenuPath">Range</text:span> are summed.</text:p>
          </table:table-cell>
        </table:table-row>
        <table:table-row table:style-name="Mathematicalfunctions.1">
          <table:table-cell table:style-name="Mathematicalfunctions.A16" office:value-type="string">
            <text:p text:style-name="OOoTableText">SUMIFS(sum_range; range 1; criteria 1; range 2; criteria 2; …)</text:p>
          </table:table-cell>
          <table:table-cell table:style-name="Mathematicalfunctions.B2" office:value-type="string">
            <text:p text:style-name="OOoTableText">Returns the sum of <text:span text:style-name="OOoMenuPath">sum_range</text:span> using only those positions where every <text:span text:style-name="OOoMenuPath">range X</text:span> meets <text:span text:style-name="OOoMenuPath">criteria X</text:span></text:p>
          </table:table-cell>
        </table:table-row>
        <table:table-row table:style-name="Mathematicalfunctions.2">
          <table:table-cell table:style-name="Mathematicalfunctions.A16" office:value-type="string">
            <text:p text:style-name="OOoTableText"><text:span text:style-name="T9">SUMSQ</text:span>(number_1; number_2; … number_30)</text:p>
          </table:table-cell>
          <table:table-cell table:style-name="Mathematicalfunctions.B2" office:value-type="string">
            <text:p text:style-name="OOoTableText">Calculates the sum of the squares of numbers (totaling up of the squares of the arguments) <text:span text:style-name="OOoMenuPath">Number_1; number_2;… number_30</text:span>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span text:style-name="OOoMenuPath">number</text:span> (angle in radians).</text:p>
          </table:table-cell>
        </table:table-row>
        <table:table-row table:style-name="Mathematicalfunctions.2">
          <table:table-cell table:style-name="Mathematicalfunctions.A16" office:value-type="string">
            <text:p text:style-name="OOoTableText"><text:span text:style-name="T9">TANH</text:span>(number)</text:p>
          </table:table-cell>
          <table:table-cell table:style-name="Mathematicalfunctions.B2" office:value-type="string">
            <text:p text:style-name="OOoTableText">Returns the hyperbolic tangent of the given <text:span text:style-name="OOoMenuPath">number</text:span> (angle in radians).</text:p>
          </table:table-cell>
        </table:table-row>
        <table:table-row table:style-name="Mathematicalfunctions.1">
          <table:table-cell table:style-name="Mathematicalfunctions.A75" office:value-type="string">
            <text:p text:style-name="OOoTableText"><text:span text:style-name="T9">TRUNC</text:span>(number; count)</text:p>
          </table:table-cell>
          <table:table-cell table:style-name="Mathematicalfunctions.B4" office:value-type="string">
            <text:p text:style-name="OOoTableText">Truncates a number by removing the digits after the <text:span text:style-name="OOoMenuPath">count</text:span> decimal places. Cell formatting or settings specified in <text:change-start text:change-id="ct179798312"/><text:span text:style-name="OOoMenuPath">Tools &gt; Options &gt; OpenOffice Calc &gt; Calculate</text:span><text:change-end text:change-id="ct179798312"/><text:span text:style-name="OOoMenuPath"> </text:span>may limit the <text:span text:style-name="OOoEmphasis">display</text:span> of the number to fewer decimal places. <text:span text:style-name="OOoMenuPath">Number</text:span> is the number whose decimal places are to be cut off. <text:span text:style-name="OOoMenuPath">Count</text:span> is the number of decimal places which are not cut off.</text:p>
          </table:table-cell>
        </table:table-row>
      </table:table>
      <text:h text:style-name="P2" text:outline-level="2"><text:bookmark-start text:name="__RefHeading__6924_1924864864"/><text:alphabetical-index-mark text:string-value="financial analysis functions"/><text:alphabetical-index-mark text:string-value="financial analysis" text:key1="functions"/>Financial <text:change text:change-id="ct179797584"/><text:change-start text:change-id="ct179796648"/>A<text:change-end text:change-id="ct179796648"/>nalysis <text:change text:change-id="ct179797792"/><text:change-start text:change-id="ct179797896"/>F<text:change-end text:change-id="ct179797896"/>unctions<text:bookmark-end text:name="__RefHeading__6924_1924864864"/></text:h>
      <text:h text:style-name="OOoHeading_20_2" text:outline-level="3"><text:bookmark-start text:name="__RefHeading__6926_1924864864"/>A <text:change text:change-id="ct179798728"/><text:change-start text:change-id="ct179796752"/>N<text:change-end text:change-id="ct179796752"/>ote <text:change text:change-id="ct179797168"/><text:change-start text:change-id="ct179799664"/>A<text:change-end text:change-id="ct179799664"/>bout <text:change text:change-id="ct179797064"/><text:alphabetical-index-mark text:string-value="date formats" text:key1="functions"/><text:change-start text:change-id="ct179798000"/>D<text:change-end text:change-id="ct179798000"/>ates<text:bookmark-end text:name="__RefHeading__6926_1924864864"/></text:h>
      <text:p text:style-name="OOoTextBody">Date values are used in several financial functions. They can be entered in the format "YYYY-MM-DD", e.g. "2021-03-31". For more flexibility with date formats, you can enter the date in a cell and use the cell reference in the financial function. </text:p>
      <text:h text:style-name="OOoHeading_20_2" text:outline-level="3"><text:bookmark-start text:name="__RefHeading__6928_1924864864"/>A <text:change text:change-id="ct179799352"/><text:change-start text:change-id="ct179799040"/>N<text:change-end text:change-id="ct179799040"/>ote <text:change text:change-id="ct179798104"/><text:change-start text:change-id="ct179797272"/>A<text:change-end text:change-id="ct179797272"/>bout <text:change text:change-id="ct179797376"/><text:change-start text:change-id="ct179799456"/><text:alphabetical-index-mark-start text:id="IMark158774592"/>I<text:change-end text:change-id="ct179799456"/>nterest <text:change-start text:change-id="ct179799768"/>R<text:change-end text:change-id="ct179799768"/><text:change text:change-id="ct179798416"/>ates<text:bookmark-end text:name="__RefHeading__6928_1924864864"/><text:alphabetical-index-mark-end text:id="IMark158774592"/></text:h>
      <text:p text:style-name="OOoTextBody_5f_ListIntro">You can enter interest rates in either of two ways:</text:p>
      <text:list xml:id="list36490361"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15"> </text:span></text:span>into the function.</text:p>
        </text:list-item>
        <text:list-item>
          <text:p text:style-name="OOoList_20_1_20_End"><text:soft-page-break/>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15"> </text:span></text:span><text:span text:style-name="OOoDefault"><text:span text:style-name="T15">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OOoMenuPath">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9">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9">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9">ACCRINT</text:span>(issue; first_interest; settlement;<text:span text:style-name="T10"> r</text:span>ate; par; frequency; basis)</text:p>
          </table:table-cell>
          <table:table-cell table:style-name="Financialanalysisfunctions.B2" office:value-type="string">
            <text:p text:style-name="OOoTableText">Calculates the accrued interest of a security in the case of periodic payments. <text:span text:style-name="OOoMenuPath">Issue</text:span> is the issue date of the security. <text:span text:style-name="OOoMenuPath">First_interest</text:span> is the first interest date of the security. <text:span text:style-name="OOoMenuPath">Settlement</text:span> is the maturity date. <text:span text:style-name="OOoMenuPath">Rate</text:span> is the annual nominal rate of interest (coupon interest rate). <text:span text:style-name="OOoMenuPath">Par</text:span> is the par value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ACCRINTM</text:span>(issue;<text:span text:style-name="T10"> s</text:span>ettlement; rate; par; basis)</text:p>
          </table:table-cell>
          <table:table-cell table:style-name="Financialanalysisfunctions.B2" office:value-type="string">
            <text:p text:style-name="OOoTableText">Calculates the accrued interest of a security in the case of one-off payment at the settlement date. <text:span text:style-name="OOoMenuPath">Issue</text:span> is the issue date of the security. Settlement is the maturity date. <text:span text:style-name="OOoMenuPath">Rate</text:span> is the annual nominal rate of interest (coupon interest rate). <text:span text:style-name="OOoMenuPath">Par</text:span> is the par value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AMORDEGRC</text:span>(cost; date<text:span text:style-name="T10">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9">AMORLINC</text:span>, a depreciation coefficient that is independent of the depreciable life is used here.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SNC</text:span>(settlement; maturity; frequency; basis)</text:p>
          </table:table-cell>
          <table:table-cell table:style-name="Financialanalysisfunctions.B2" office:value-type="string">
            <text:p text:style-name="OOoTableText">Returns the number of days from the settlement date until the next interes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9">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UMIPMT</text:span>(rate; <text:span text:style-name="T9">NPER</text:span>; <text:span text:style-name="T9">PV</text:span>; S; E; type)</text:p>
          </table:table-cell>
          <table:table-cell table:style-name="Financialanalysisfunctions.B2" office:value-type="string">
            <text:p text:style-name="OOoTableText">Calculates the cumulative interest payments (the total interest) for an investment based on a constant interest rate. <text:span text:style-name="OOoMenuPath">Rate</text:span> is the periodic interest rate. <text:span text:style-name="OOoMenuPath">NPER</text:span> is the payment period with the total number of periods. <text:span text:style-name="OOoMenuPath">NPER</text:span>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_period</text:span> the first payment period for the calculation. <text:span text:style-name="OOoMenuPath">End_period</text:span> the last payment period for the calculation. <text:span text:style-name="OOoMenuPath">Type</text:span>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9">CUMPRINC</text:span>(rate; NPER; PV; S; E; type)</text:p>
          </table:table-cell>
          <table:table-cell table:style-name="Financialanalysisfunctions.B2" office:value-type="string">
            <text:p text:style-name="OOoTableText">Returns the cumulative principal paid for an investment period with a constant interest rate. <text:span text:style-name="OOoMenuPath">Rate</text:span> is the periodic interest rate. <text:span text:style-name="OOoMenuPath">NPER</text:span> is the payment period with the total number of periods. NPER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 period </text:span>is the first payment period for the calculation. <text:span text:style-name="OOoMenuPath">End period</text:span> is the last payment period for the calculation. <text:span text:style-name="OOoMenuPath">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0"> </text:span>period; month)</text:p>
          </table:table-cell>
          <table:table-cell table:style-name="Financialanalysisfunctions.B2" office:value-type="string">
            <text:p text:style-name="OOoTableText">Returns the depreciation of an asset for a specified period using the double-declining balance method. <text:span text:style-name="OOoMenuPath">Cost</text:span> is the initial cost of an asset. <text:span text:style-name="OOoMenuPath">Salvage</text:span> is the value of an asset at the end of the depreciation. <text:span text:style-name="OOoMenuPath">Life</text:span> defines the period over which an asset is depreciated. <text:span text:style-name="OOoMenuPath">Period</text:span> is the length of each period. The life must be entered in the same date unit as the depreciation period. <text:span text:style-name="OOoMenuPath">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9">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MenuPath">Cost</text:span> fixes the initial cost of an asset. <text:span text:style-name="OOoMenuPath">Salvage</text:span> fixes the value of an asset at the end of its life. <text:span text:style-name="OOoMenuPath">Life</text:span> is the number of periods defining how long the asset is to be used. <text:span text:style-name="OOoMenuPath">Period</text:span> defines the length of the period. The period must be entered in the same time unit as the life. <text:span text:style-name="OOoMenuPath">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span text:style-name="OOoMenuPath">Settlement</text:span> is the date of purchase of the security. <text:span text:style-name="OOoMenuPath">Maturity</text:span> is the date on which the security matures (expires). <text:span text:style-name="OOoMenuPath">Price</text:span> is the price of the security per 100 currency units of par value. <text:span text:style-name="OOoMenuPath">Redemption</text:span> is the redemption value of the security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DOLLARDE</text:span>(fractional _dollar; fraction)</text:p>
          </table:table-cell>
          <table:table-cell table:style-name="Financialanalysisfunctions.B2" office:value-type="string">
            <text:p text:style-name="P11">Converts a quotation that has been given as a decimal fraction into a decimal number. <text:span text:style-name="OOoMenuPath">Fractional</text:span><text:span text:style-name="OOoMenuPath"><text:span text:style-name="T21">_dollar</text:span></text:span> is a number given as a decimal fraction. (In this number, the decimal value is the numerator of the fraction.) <text:span text:style-name="OOoMenuPath">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9">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MenuPath">Fraction</text:span> as the denominator. <text:span text:style-name="OOoMenuPath">Decimal_dollar</text:span> is a decimal number. <text:span text:style-name="OOoMenuPath">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9">FV</text:span>)</text:p>
          </table:table-cell>
          <table:table-cell table:style-name="Financialanalysisfunctions.B2" office:value-type="string">
            <text:p text:style-name="OOoTableText">Calculates the number of periods required by an investment to attain the desired value. <text:span text:style-name="OOoMenuPath">Rate</text:span> (a constant) is the interest rate to be used for the entire duration. <text:span text:style-name="OOoMenuPath">PV</text:span> is the present value. <text:span text:style-name="OOoMenuPath">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coupon interest rate (nominal rate of interest).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9">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inal_rate</text:span> is the annual nominal rate of interest. <text:span text:style-name="OOoMenuPath">Npery</text:span> is the number of interest payments per year.</text:p>
          </table:table-cell>
        </table:table-row>
        <table:table-row table:style-name="Financialanalysisfunctions.2">
          <table:table-cell table:style-name="Financialanalysisfunctions.A2" office:value-type="string">
            <text:p text:style-name="OOoTableText">EFFECTIVE(<text:span text:style-name="T9">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text:span> is the nominal interest. <text:span text:style-name="OOoMenuPath">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9">PMT</text:span>; PV; type)</text:p>
          </table:table-cell>
          <table:table-cell table:style-name="Financialanalysisfunctions.B2" office:value-type="string">
            <text:p text:style-name="OOoTableText">Returns the future value of an investment based on periodic, constant payments and a constant interest rate. <text:span text:style-name="OOoMenuPath">Rate</text:span> is the periodic interest rate. <text:span text:style-name="OOoMenuPath">NPER</text:span> is the total number of periods. <text:span text:style-name="OOoMenuPath">PMT</text:span> is the annuity paid regularly per period. <text:span text:style-name="OOoMenuPath">PV</text:span> (optional) is the present cash value of an investment.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span text:style-name="OOoMenuPath">Principal</text:span> is the starting capital. <text:span text:style-name="OOoMenuPath">Schedule</text:span> is a series of interest rates. <text:span text:style-name="OOoMenuPath">Schedule</text:span> has to be entered with cell references.</text:p>
          </table:table-cell>
        </table:table-row>
        <table:table-row table:style-name="Financialanalysisfunctions.1">
          <table:table-cell table:style-name="Financialanalysisfunctions.A2" office:value-type="string">
            <text:p text:style-name="OOoTableText"><text:span text:style-name="T9">INTRATE</text:span>(settlement; maturity; investment;<text:span text:style-name="T10">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span text:style-name="OOoMenuPath">Settlement</text:span> is the date of purchase of the security. <text:span text:style-name="OOoMenuPath">Maturity</text:span> is the date on which the security is sold. <text:span text:style-name="OOoMenuPath">Investment</text:span> is the purchase price. <text:span text:style-name="OOoMenuPath">Redemption</text:span> is the selling price. <text:span text:style-name="OOoMenuPath">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9">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span text:style-name="OOoMenuPath">Rate</text:span> is the periodic interest rate. <text:span text:style-name="OOoMenuPath">Period</text:span> is the period for which the compound interest is calculated. <text:span text:style-name="OOoMenuPath">NPER</text:span> is the total number of periods during which annuity is paid. <text:span text:style-name="OOoMenuPath">Period=NPER</text:span>, if compound interest for the last period is calculated. <text:span text:style-name="OOoMenuPath">PV</text:span> is the present cash value in <text:change-start text:change-id="ct179798936"/>the <text:change-end text:change-id="ct179798936"/>sequence of payments. <text:span text:style-name="OOoMenuPath">FV</text:span> (optional) is the desired value (future value) at the end of the periods.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9">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span text:style-name="OOoMenuPath">Values</text:span> is an array containing the values. <text:span text:style-name="OOoMenuPath">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9">ISPMT</text:span>(rate; period; total_periods; invest)</text:p>
          </table:table-cell>
          <table:table-cell table:style-name="Financialanalysisfunctions.B2" office:value-type="string">
            <text:p text:style-name="OOoTableText">Calculates the level of interest for unchanged amortization installments. <text:span text:style-name="OOoMenuPath">Rate</text:span> sets the periodic interest rate. <text:span text:style-name="OOoMenuPath">Period</text:span> is the number of installments for calculation of interest. <text:span text:style-name="OOoMenuPath">Total_periods</text:span> is the total number of installment periods. <text:span text:style-name="OOoMenuPath">Invest</text:span> is the amount of the investment.</text:p>
          </table:table-cell>
        </table:table-row>
        <table:table-row table:style-name="Financialanalysisfunctions.1">
          <table:table-cell table:style-name="Financialanalysisfunctions.A2" office:value-type="string">
            <text:p text:style-name="OOoTableText"><text:span text:style-name="T9">MDURATION</text:span>(settlement; maturity; coupon; yield; frequency; basis)</text:p>
          </table:table-cell>
          <table:table-cell table:style-name="Financialanalysisfunctions.B2" office:value-type="string">
            <text:p text:style-name="OOoTableText">Calculates the modified <text:span text:style-name="T9">Macauley</text:span>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nominal rate of interest (coupon interest rate)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MIRR</text:span>(values; investment; reinvest_rate)</text:p>
          </table:table-cell>
          <table:table-cell table:style-name="Financialanalysisfunctions.B2" office:value-type="string">
            <text:p text:style-name="OOoTableText">Calculates the modified internal rate of return of a series of investments. <text:span text:style-name="OOoMenuPath">Values</text:span> corresponds to the array or the cell reference for cells whose content corresponds to the payments. <text:span text:style-name="OOoMenuPath">Investment</text:span> is the rate of interest of the investments (the negative values of the array) <text:span text:style-name="OOoMenuPath">Reinvest_rate</text:span> is the rate of interest of the reinvestment (the positive values of the array).</text:p>
          </table:table-cell>
        </table:table-row>
        <text:soft-page-break/>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span text:style-name="OOoMenuPath">Effective_rate</text:span> is the effective interest rate <text:span text:style-name="OOoMenuPath">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span text:style-name="OOoMenuPath">Effective_rate</text:span> is the effective annual rate of interest. <text:span text:style-name="OOoMenuPath">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span text:style-name="OOoMenuPath">Rate</text:span> is the periodic interest rate. <text:span text:style-name="OOoMenuPath">PMT</text:span> is the constant annuity paid in each period. <text:span text:style-name="OOoMenuPath">PV</text:span> is the present value (cash value) in a sequence of payments. <text:span text:style-name="OOoMenuPath">FV</text:span> (optional) is the future value, which is reached at the end of the last period.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span text:style-name="OOoMenuPath">Rate</text:span> is the discount rate for a period. <text:span text:style-name="OOoMenuPath">Value_1; value_2;… value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9">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First_coupon</text:span> is the fir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ODDFYIELD</text:span>(settlement; maturity; issue; first_coupon; rate; price; redemption; frequency; basis)</text:p>
          </table:table-cell>
          <table:table-cell table:style-name="Financialanalysisfunctions.B2" office:value-type="string">
            <text:p text:style-name="OOoTableText">Calculates the yield of a security if the first interest date falls irregularly. <text:change-start text:change-id="ct179798520"/><text:span text:style-name="OOoMenuPath">Settlement</text:span><text:change-end text:change-id="ct179798520"/> is the date of purchase of the security. <text:change-start text:change-id="ct179799144"/><text:span text:style-name="OOoMenuPath">Maturity</text:span><text:change-end text:change-id="ct179799144"/> is the date on which the security matures (expires). <text:change-start text:change-id="ct179797480"/><text:span text:style-name="OOoMenuPath">Issue</text:span><text:change-end text:change-id="ct179797480"/> is the date of issue of the security. <text:change-start text:change-id="ct179798624"/><text:span text:style-name="OOoMenuPath">First_coupon</text:span><text:change-end text:change-id="ct179798624"/> is the first interest period of the security. <text:change-start text:change-id="ct179799248"/><text:span text:style-name="OOoMenuPath">Rate</text:span><text:change-end text:change-id="ct179799248"/> is the annual rate of interest. <text:change-start text:change-id="ct179799560"/><text:span text:style-name="OOoMenuPath">Price</text:span><text:change-end text:change-id="ct179799560"/> is the price of the security. <text:change-start text:change-id="ct179790720"/><text:span text:style-name="OOoMenuPath">Redemption</text:span><text:change-end text:change-id="ct179790720"/> is the redemption value per 100 currency units of par value. <text:change-start text:change-id="ct179789992"/><text:span text:style-name="OOoMenuPath">Frequency</text:span><text:change-end text:change-id="ct179789992"/> is the number of interest payments per year (1, 2 or 4). <text:change-start text:change-id="ct179791344"/><text:span text:style-name="OOoMenuPath">Basis</text:span><text:change-end text:change-id="ct179791344"/> indicates how the year is to be calculated.</text:p>
          </table:table-cell>
        </table:table-row>
        <text:soft-page-break/>
        <table:table-row table:style-name="Financialanalysisfunctions.1">
          <table:table-cell table:style-name="Financialanalysisfunctions.A2" office:value-type="string">
            <text:p text:style-name="OOoTableText">ODDLPRICE(settlement;<text:span text:style-name="T10"> m</text:span>aturity; last_interest;<text:span text:style-name="T10">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Price</text:span> is the price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span text:style-name="OOoMenuPath">Rate</text:span> is the periodic interest rate. <text:span text:style-name="OOoMenuPath">NPER</text:span> is the number of periods in which annuity is paid. <text:span text:style-name="OOoMenuPath">PV</text:span> is the present value (cash value) in a sequence of payments. <text:span text:style-name="OOoMenuPath">FV</text:span> (optional) is the desired value (future value) to be reached at the end of the periodic payments.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span text:style-name="OOoMenuPath">Rate</text:span> is the periodic interest rate. <text:span text:style-name="OOoMenuPath">Period</text:span> is the <text:span text:style-name="T9">amortization</text:span> period. <text:span text:style-name="OOoMenuPath">NPER</text:span> is the total number of periods during which annuity is paid. <text:span text:style-name="OOoMenuPath">PV</text:span> is the present value in the sequence of payments. <text:span text:style-name="OOoMenuPath">FV</text:span> (optional) is the desired (future) value. <text:span text:style-name="OOoMenuPath">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10">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span text:style-name="OOoMenuPath">Settlement</text:span> is the date of purchase of the security. <text:span text:style-name="OOoMenuPath">Maturity</text:span> is the date on which the security matures (expires). <text:span text:style-name="OOoMenuPath">Rate</text:span> is the annual nominal rate of interest (coupon interest rate).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PRICEDISC</text:span>(settlement; maturity; discount;<text:span text:style-name="T10"> r</text:span>edemption; basis)</text:p>
          </table:table-cell>
          <table:table-cell table:style-name="Financialanalysisfunctions.B2" office:value-type="string">
            <text:p text:style-name="OOoTableText">Calculates the price per 100 currency units of par value of a non-interest-bearing security. <text:span text:style-name="OOoMenuPath">Settlement</text:span> is the date of purchase of the security. <text:span text:style-name="OOoMenuPath">Maturity</text:span> is the date on which the security matures (expires). <text:span text:style-name="OOoMenuPath">Discount</text:span> is the discount of a security as a percentage. <text:span text:style-name="OOoMenuPath">Redemption</text:span> is the redemption value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Yield</text:span> is the annual yield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span text:style-name="OOoMenuPath">Rate</text:span> defines the interest rate per period. <text:span text:style-name="OOoMenuPath">NPER</text:span> is the total number of payment periods. <text:span text:style-name="OOoMenuPath">PMT</text:span> is the regular payment made per period. <text:span text:style-name="OOoMenuPath">FV</text:span> (optional) defines the future value remaining after the final installment has been made.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span text:style-name="OOoMenuPath">NPER</text:span> is the total number of periods, during which payments are made (payment period). <text:span text:style-name="OOoMenuPath">PMT</text:span> is the constant payment (annuity) paid during each period. <text:span text:style-name="OOoMenuPath">PV</text:span> is the cash value in the sequence of payments. <text:span text:style-name="OOoMenuPath">FV</text:span> (optional) is the future value, which is reached at the end of the periodic payments. <text:span text:style-name="OOoMenuPath">Type</text:span> (optional) defines whether the payment is due at the beginning (1) or the end (0) of a period. <text:span text:style-name="OOoMenuPath">Guess</text:span>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10"> d</text:span>iscount; basis)</text:p>
          </table:table-cell>
          <table:table-cell table:style-name="Financialanalysisfunctions.B2" office:value-type="string">
            <text:p text:style-name="OOoTableText">Calculates the amount received that is paid for a fixed-interest security at a given point in time. <text:span text:style-name="OOoMenuPath">Settlement</text:span> is the date of purchase of the security. <text:span text:style-name="OOoMenuPath">Maturity</text:span> is the date on which the security matures. <text:span text:style-name="OOoMenuPath">Investment</text:span> is the purchase sum. <text:span text:style-name="OOoMenuPath">Discount</text:span> is the percentage discount on acquisition of the security.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RRI</text:span>(P; PV; FV)</text:p>
          </table:table-cell>
          <table:table-cell table:style-name="Financialanalysisfunctions.B2" office:value-type="string">
            <text:p text:style-name="OOoTableText">Calculates the interest rate resulting from the profit (return) of an investment. <text:span text:style-name="OOoMenuPath">P</text:span> is the number of periods needed for calculating the interest rate. <text:span text:style-name="OOoMenuPath">PV</text:span> is the present value (must be &gt;0). <text:span text:style-name="OOoMenuPath">FV</text:span> <text:change text:change-id="ct179791968"/>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9">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span text:style-name="OOoMenuPath">Cost</text:span> is the initial cost of an asset. <text:span text:style-name="OOoMenuPath">Salvage</text:span> is the value of an asset at the end of the depreciation. <text:span text:style-name="OOoMenuPath">Life</text:span>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span text:style-name="OOoMenuPath">Cost</text:span> is the initial cost of an asset. <text:span text:style-name="OOoMenuPath">Salvage</text:span> is the value of an asset after depreciation. <text:span text:style-name="OOoMenuPath">Life</text:span> is the period fixing the time span over which an asset is depreciated. <text:span text:style-name="OOoMenuPath">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9">TBILLEQ</text:span>(settlement; maturity;<text:span text:style-name="T10"> d</text:span>iscount)</text:p>
          </table:table-cell>
          <table:table-cell table:style-name="Financialanalysisfunctions.B2" office:value-type="string">
            <text:p text:style-name="OOoTableText">Calculates the annual return on a treasury bill. <text:span text:style-name="OOoMenuPath">Settlement</text:span> is the date of purchase of the security. <text:span text:style-name="OOoMenuPath">Maturity</text:span> is the date on which the security matures (expires). <text:span text:style-name="OOoMenuPath">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9">TBILLPRICE</text:span>(settlement; maturity; discount)</text:p>
          </table:table-cell>
          <table:table-cell table:style-name="Financialanalysisfunctions.B2" office:value-type="string">
            <text:p text:style-name="OOoTableText">Calculates the price of a treasury bill per 100 currency units. <text:span text:style-name="OOoMenuPath">Settlement</text:span> is the date of purchase of the security. <text:span text:style-name="OOoMenuPath">Maturity</text:span> is the date on which the security matures (expires). <text:span text:style-name="OOoMenuPath">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9">TBILLYIELD</text:span>(settlement; maturity; price)</text:p>
          </table:table-cell>
          <table:table-cell table:style-name="Financialanalysisfunctions.B2" office:value-type="string">
            <text:p text:style-name="OOoTableText">Calculates the yield of a treasury bill. <text:span text:style-name="OOoMenuPath">Settlement</text:span> is the date of purchase of the security. <text:span text:style-name="OOoMenuPath">Maturity</text:span> is the date on which the security matures (expires). <text:span text:style-name="OOoMenuPath">Price</text:span> is the price (purchase price) of the treasury bill per 100 currency units of par value.</text:p>
          </table:table-cell>
        </table:table-row>
        <text:soft-page-break/>
        <table:table-row table:style-name="Financialanalysisfunctions.1">
          <table:table-cell table:style-name="Financialanalysisfunctions.A2" office:value-type="string">
            <text:p text:style-name="OOoTableText"><text:span text:style-name="T9">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span text:style-name="OOoMenuPath">Cost</text:span> is the initial value of an asset. <text:span text:style-name="OOoMenuPath">Salvage</text:span> is the value of an asset at the end of the depreciation. <text:span text:style-name="OOoMenuPath">Life</text:span> is the depreciation duration of the asset. <text:span text:style-name="OOoMenuPath">Start</text:span> is the start of the depreciation entered in the same date unit as the life. <text:span text:style-name="OOoMenuPath">End</text:span> is the end of the depreciation. <text:span text:style-name="OOoMenuPath">Factor</text:span> (optional) is the depreciation factor. FA=2 is double rate depreciation.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span text:style-name="OOoMenuPath">Values</text:span> and <text:span text:style-name="OOoMenuPath">dates</text:span> are a series of payments and the series of associated date values entered as cell references. <text:span text:style-name="OOoMenuPath">Guess</text:span>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9">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span text:style-name="OOoMenuPath">Rate</text:span> is the internal rate of return for the payments. <text:span text:style-name="OOoMenuPath">Values</text:span> and <text:span text:style-name="OOoMenuPath">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span text:style-name="OOoMenuPath">Settlement</text:span> is the date of purchase of the security. <text:span text:style-name="OOoMenuPath">Maturity</text:span> is the date on which the security matures (expires). <text:span text:style-name="OOoMenuPath">Rate</text:span> is the annual rate of interest. <text:span text:style-name="OOoMenuPath">Price</text:span> is the price (purchase price) of the security per 100 currency units of par value.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9">YIELDDISC</text:span>(settlement; maturity; price; redemption; basis)</text:p>
          </table:table-cell>
          <table:table-cell table:style-name="Financialanalysisfunctions.B2" office:value-type="string">
            <text:p text:style-name="OOoTableText">Calculates the annual yield of a non-interest-bearing security. <text:span text:style-name="OOoMenuPath">Settlement</text:span> is the date of purchase of the security. <text:span text:style-name="OOoMenuPath">Maturity</text:span> is the date on which the security matures (expires). <text:span text:style-name="OOoMenuPath">Price</text:span> is the price (purchase price) of the security per 100 currency units of par value. <text:span text:style-name="OOoMenuPath">Redemption</text:span> is the redemption value per 100 currency units of par value. <text:span text:style-name="OOoMenuPath">Basis</text:span> indicates how the year is to be calculated.</text:p>
          </table:table-cell>
        </table:table-row>
        <text:soft-page-break/>
        <table:table-row table:style-name="Financialanalysisfunctions.2">
          <table:table-cell table:style-name="Financialanalysisfunctions.A60" office:value-type="string">
            <text:p text:style-name="OOoTableText"><text:span text:style-name="T9">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Price</text:span> is the price (purchase price) of the security per 100 currency units of par value. <text:span text:style-name="OOoMenuPath">Basis</text:span> indicates how the year is to be calculated.</text:p>
          </table:table-cell>
        </table:table-row>
      </table:table>
      <text:h text:style-name="P1" text:outline-level="2"><text:bookmark-start text:name="__RefHeading__6930_1924864864"/><text:alphabetical-index-mark text:string-value="statistical analysis functions"/><text:alphabetical-index-mark text:string-value="statistical analysis" text:key1="functions"/>Statistical <text:change text:change-id="ct179791656"/><text:change-start text:change-id="ct179791760"/>A<text:change-end text:change-id="ct179791760"/>nalysis <text:change text:change-id="ct179790408"/><text:change-start text:change-id="ct179791136"/>F<text:change-end text:change-id="ct179791136"/>unctions<text:bookmark-end text:name="__RefHeading__6930_1924864864"/></text:h>
      <text:p text:style-name="P7"><text:span text:style-name="T3">Calc includes over 70 statistical functions which enable the evaluation of data from simple arithmetic calculations, such as averaging, to advanced distribution and </text:span><text:span text:style-name="T6">probability</text:span><text:span text:style-name="T3"> computations.</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9">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span text:style-name="OOoMenuPath">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span text:style-name="OOoMenuPath">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9">AVERAGEA</text:span>(value_1; value_2; … value_30)</text:p>
          </table:table-cell>
          <table:table-cell table:style-name="Statisticalanalysisfunctions.B2" office:value-type="string">
            <text:p text:style-name="OOoTableText">Returns the average of the arguments. The value of a text is 0. <text:span text:style-name="OOoMenuPath">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a binomial distribution. <text:span text:style-name="OOoMenuPath">Trials</text:span> is the number of independent trials. <text:span text:style-name="OOoMenuPath">SP</text:span> is the probability of success on each trial. <text:span text:style-name="OOoMenuPath">T_1</text:span> defines the number of successes or the lower limit for the number of successes. <text:span text:style-name="OOoMenuPath">T_2</text:span> (optional) defines the upper limit for the number of successes, if there is a range.</text:p>
          </table:table-cell>
        </table:table-row>
        <text:soft-page-break/>
        <table:table-row table:style-name="Statisticalanalysisfunctions.2">
          <table:table-cell table:style-name="Statisticalanalysisfunctions.A2" office:value-type="string">
            <text:p text:style-name="OOoTableText"><text:span text:style-name="T9">BETADIST</text:span>(number; alpha; beta; start; end; cumulative)</text:p>
          </table:table-cell>
          <table:table-cell table:style-name="Statisticalanalysisfunctions.B2" office:value-type="string">
            <text:p text:style-name="OOoTableText">Returns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text:span text:style-name="OOoMenuPath">number</text:span>. They expand or contract the range over which the Beta distribution is supported. The default values are 0 and 1. <text:span text:style-name="OOoMenuPath">Cumulative</text:span> (optional) can be 0 or False to calculate the probability density function. It can be any other value or True or omitted to calculate the cumulative distribution function.</text:p>
          </table:table-cell>
        </table:table-row>
        <table:table-row table:style-name="Statisticalanalysisfunctions.1">
          <table:table-cell table:style-name="Statisticalanalysisfunctions.A2" office:value-type="string">
            <text:p text:style-name="OOoTableText"><text:span text:style-name="T9">BETAINV</text:span>(number; alpha; beta; start; end)</text:p>
          </table:table-cell>
          <table:table-cell table:style-name="Statisticalanalysisfunctions.B2" office:value-type="string">
            <text:p text:style-name="OOoTableText">Returns the inverse of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p>
          </table:table-cell>
        </table:table-row>
        <table:table-row table:style-name="Statisticalanalysisfunctions.2">
          <table:table-cell table:style-name="Statisticalanalysisfunctions.A2" office:value-type="string">
            <text:p text:style-name="OOoTableText"><text:span text:style-name="T9">BINOMDIST</text:span>(X; trials; SP; C)</text:p>
          </table:table-cell>
          <table:table-cell table:style-name="Statisticalanalysisfunctions.B2" office:value-type="string">
            <text:p text:style-name="OOoTableText">Returns the individual term binomial distribution probability. <text:span text:style-name="OOoMenuPath">X</text:span> is the number of successes in a set of trials. <text:span text:style-name="OOoMenuPath">Trials</text:span> is the number of independent trials. <text:span text:style-name="OOoMenuPath">SP</text:span> is the probability of success on each trial. <text:span text:style-name="OOoMenuPath">C</text:span> = 0 calculates the probability of a single event and <text:span text:style-name="OOoMenuPath">C</text:span> = 1 calculates the cumulative probability.</text:p>
          </table:table-cell>
        </table:table-row>
        <table:table-row table:style-name="Statisticalanalysisfunctions.1">
          <table:table-cell table:style-name="Statisticalanalysisfunctions.A2" office:value-type="string">
            <text:p text:style-name="OOoTableText"><text:span text:style-name="T9">CHIDIST</text:span>(number;<text:span text:style-name="T10"> </text:span>degrees_freedom)</text:p>
          </table:table-cell>
          <table:table-cell table:style-name="Statisticalanalysisfunctions.B2" office:value-type="string">
            <text:p text:style-name="OOoTableText">Returns the right-tailed probability of the chi square distribution. The probability determined by CHIDIST can also be determined by <text:span text:style-name="T9">CHITEST.</text:span> <text:span text:style-name="OOoMenuPath">Number</text:span> is the chi-square value of the random sample used to determine the error probability. <text:span text:style-name="OOoMenuPath">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9">CHIINV</text:span>(number;<text:span text:style-name="T10"> </text:span>degrees_freedom)</text:p>
          </table:table-cell>
          <table:table-cell table:style-name="Statisticalanalysisfunctions.B2" office:value-type="string">
            <text:p text:style-name="OOoTableText">Returns the inverse of the one-tailed probability of the chi-squared distribution. <text:span text:style-name="OOoMenuPath">Number</text:span> is the value of the error probability. <text:span text:style-name="OOoMenuPath">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s. <text:span text:style-name="OOoMenuPath">Data_B</text:span> is the array of the observations. <text:span text:style-name="OOoMenuPath">Data_E</text:span> is the range of the expected values.</text:p>
          </table:table-cell>
        </table:table-row>
        <text:soft-page-break/>
        <table:table-row table:style-name="Statisticalanalysisfunctions.2">
          <table:table-cell table:style-name="Statisticalanalysisfunctions.A2" office:value-type="string">
            <text:p text:style-name="OOoTableText">CONFIDENCE(alpha; <text:span text:style-name="T9">STDEV</text:span>; size)</text:p>
          </table:table-cell>
          <table:table-cell table:style-name="Statisticalanalysisfunctions.B2" office:value-type="string">
            <text:p text:style-name="OOoTableText">Returns the (1 - alpha) confidence interval for a normal distribution. <text:span text:style-name="OOoMenuPath">Alpha</text:span> is the level of the confidence interval. <text:span text:style-name="OOoMenuPath">STDEV</text:span> is the standard deviation for the total population. <text:span text:style-name="OOoMenuPath">Size</text:span> is the size of the total population.</text:p>
          </table:table-cell>
        </table:table-row>
        <table:table-row table:style-name="Statisticalanalysisfunctions.1">
          <table:table-cell table:style-name="Statisticalanalysisfunctions.A2" office:value-type="string">
            <text:p text:style-name="OOoTableText"><text:span text:style-name="T9">CORREL</text:span>(data_1; data_2)</text:p>
          </table:table-cell>
          <table:table-cell table:style-name="Statisticalanalysisfunctions.B2" office:value-type="string">
            <text:p text:style-name="OOoTableText">Returns the correlation coefficient between two data sets. <text:span text:style-name="OOoMenuPath">Data_1</text:span> is the first data set. <text:span text:style-name="OOoMenuPath">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span text:style-name="OOoMenuPath">Value_1; value_2; …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9">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span text:style-name="OOoMenuPath">value_1; value_2; …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9">COVAR</text:span>(data_1; data_2)</text:p>
          </table:table-cell>
          <table:table-cell table:style-name="Statisticalanalysisfunctions.B2" office:value-type="string">
            <text:p text:style-name="OOoTableText">Returns the covariance of the product of paired deviations. <text:span text:style-name="OOoMenuPath">Data_1</text:span> is the first data set. <text:span text:style-name="OOoMenuPath">Data_2</text:span> is the second data set.</text:p>
          </table:table-cell>
        </table:table-row>
        <table:table-row table:style-name="Statisticalanalysisfunctions.1">
          <table:table-cell table:style-name="Statisticalanalysisfunctions.A2" office:value-type="string">
            <text:p text:style-name="OOoTableText"><text:span text:style-name="T9">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span text:style-name="OOoMenuPath">Trials</text:span> is the total number of trials. <text:span text:style-name="OOoMenuPath">SP</text:span> is the probability of success for one trial. <text:span text:style-name="OOoMenuPath">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9">DEVSQ</text:span>(number_1; number_2; … number_30)</text:p>
          </table:table-cell>
          <table:table-cell table:style-name="Statisticalanalysisfunctions.B2" office:value-type="string">
            <text:p text:style-name="OOoTableText">Returns the sum of squares of deviations based on a sample mean. <text:span text:style-name="OOoMenuPath">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9">EXPONDIST</text:span>(number; lambda; C)</text:p>
          </table:table-cell>
          <table:table-cell table:style-name="Statisticalanalysisfunctions.B2" office:value-type="string">
            <text:p text:style-name="OOoTableText">Returns the exponential distribution. <text:span text:style-name="OOoMenuPath">Number</text:span> is the value of the function. <text:span text:style-name="OOoMenuPath">Lambda</text:span> is the parameter value of the distribution. <text:span text:style-name="OOoMenuPath">C</text:span> is a logical value that determines the form of the function. <text:span text:style-name="OOoMenuPath">C</text:span> = 0 calculates the probability density function, and <text:span text:style-name="OOoMenuPath">C</text:span> = 1 calculates the distribution.</text:p>
          </table:table-cell>
        </table:table-row>
        <table:table-row table:style-name="Statisticalanalysisfunctions.2">
          <table:table-cell table:style-name="Statisticalanalysisfunctions.A2" office:value-type="string">
            <text:p text:style-name="OOoTableText"><text:span text:style-name="T9">FDIST</text:span>(number; degrees_freedom_1; degrees_freedom_2)</text:p>
          </table:table-cell>
          <table:table-cell table:style-name="Statisticalanalysisfunctions.B2" office:value-type="string">
            <text:p text:style-name="OOoTableText">Calculates the values of an F probability distribution. <text:span text:style-name="OOoMenuPath">Number</text:span> is the value for which the F distribution is to be calculated. <text:span text:style-name="OOoMenuPath">Degrees_freedom_1</text:span> is the degrees of freedom in the numerator in the F distribution. <text:span text:style-name="OOoMenuPath">Degrees_freedom_2</text:span> is the degrees of freedom in the denominator in the F distribution.</text:p>
          </table:table-cell>
        </table:table-row>
        <text:soft-page-break/>
        <table:table-row table:style-name="Statisticalanalysisfunctions.1">
          <table:table-cell table:style-name="Statisticalanalysisfunctions.A2" office:value-type="string">
            <text:p text:style-name="OOoTableText"><text:span text:style-name="T9">FINV</text:span>(number; degrees_freedom_1; degrees_freedom_2)</text:p>
          </table:table-cell>
          <table:table-cell table:style-name="Statisticalanalysisfunctions.B2" office:value-type="string">
            <text:p text:style-name="OOoTableText">Returns the inverse of the F probability distribution. <text:span text:style-name="OOoMenuPath">Number</text:span> is probability value for which the inverse F distribution is to be calculated. <text:span text:style-name="OOoMenuPath">Degrees_freedom_1</text:span> is the number of degrees of freedom in the numerator of the F distribution. <text:span text:style-name="OOoMenuPath">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MenuPath">number</text:span>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9">FISHERINV</text:span>(number)</text:p>
          </table:table-cell>
          <table:table-cell table:style-name="Statisticalanalysisfunctions.B2" office:value-type="string">
            <text:p text:style-name="OOoTableText">Returns the inverse of the Fisher transformation for the given <text:span text:style-name="OOoMenuPath">number</text:span>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a linear fit of existing x and y values. <text:span text:style-name="OOoMenuPath">Value</text:span> is the x value, for which the y value of the linear regression is to be returned. <text:span text:style-name="OOoMenuPath">Data_Y</text:span> is the array or range of known y’s. <text:span text:style-name="OOoMenuPath">Data_X</text:span> is the array or range of known x’s. </text:p>
          </table:table-cell>
        </table:table-row>
        <table:table-row table:style-name="Statisticalanalysisfunctions.1">
          <table:table-cell table:style-name="Statisticalanalysisfunctions.A23" office:value-type="string">
            <text:p text:style-name="OOoTableText"><text:span text:style-name="T9">FTEST</text:span>(data_1; data_2)</text:p>
          </table:table-cell>
          <table:table-cell table:style-name="Statisticalanalysisfunctions.B2" office:value-type="string">
            <text:p text:style-name="OOoTableText">Returns the result of an F test. <text:span text:style-name="OOoMenuPath">Data_1</text:span> is the first record array. <text:span text:style-name="OOoMenuPath">Data_2</text:span> is the second record array.</text:p>
          </table:table-cell>
        </table:table-row>
        <table:table-row table:style-name="Statisticalanalysisfunctions.2">
          <table:table-cell table:style-name="Statisticalanalysisfunctions.A23" office:value-type="string">
            <text:p text:style-name="OOoTableText"><text:span text:style-name="T9">GAMMADIST</text:span>(number; alpha; beta; C)</text:p>
          </table:table-cell>
          <table:table-cell table:style-name="Statisticalanalysisfunctions.B2" office:value-type="string">
            <text:p text:style-name="OOoTableText">Returns the values of a Gamma distribution. <text:span text:style-name="OOoMenuPath">Number</text:span> is the value for which the Gamma distribution is to be calculated. <text:span text:style-name="OOoMenuPath">Alpha</text:span> is the parameter Alpha of the Gamma distribution. <text:span text:style-name="OOoMenuPath">Beta</text:span> is the parameter Beta (scale) of the Gamma distribution. <text:span text:style-name="OOoMenuPath">C</text:span> = 0 calculates the density function, and <text:span text:style-name="OOoMenuPath">C</text:span> = 1, which is the default, calculates the distribution.</text:p>
          </table:table-cell>
        </table:table-row>
        <table:table-row table:style-name="Statisticalanalysisfunctions.1">
          <table:table-cell table:style-name="Statisticalanalysisfunctions.A23" office:value-type="string">
            <text:p text:style-name="OOoTableText"><text:span text:style-name="T9">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MenuPath">Number</text:span> is the probability value for which the inverse Gamma distribution is to be calculated. <text:span text:style-name="OOoMenuPath">Alpha</text:span> is the parameter Alpha of the Gamma distribution. <text:span text:style-name="OOoMenuPath">Beta</text:span> is the parameter Beta (scale) of the Gamma distribution.</text:p>
          </table:table-cell>
        </table:table-row>
        <table:table-row table:style-name="Statisticalanalysisfunctions.2">
          <table:table-cell table:style-name="Statisticalanalysisfunctions.A23" office:value-type="string">
            <text:p text:style-name="OOoTableText"><text:span text:style-name="T9">GAMMALN</text:span>(number)</text:p>
          </table:table-cell>
          <table:table-cell table:style-name="Statisticalanalysisfunctions.B2" office:value-type="string">
            <text:p text:style-name="OOoTableText">Returns the natural logarithm of the Gamma function, <text:span text:style-name="T13">Γ</text:span>(x), for the given <text:span text:style-name="OOoMenuPath">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shifted by 0.5 on the y axis so it passes through (0,0),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GEOMEAN</text:span>(number_1; number_2; … number_30)</text:p>
          </table:table-cell>
          <table:table-cell table:style-name="Statisticalanalysisfunctions.B2" office:value-type="string">
            <text:p text:style-name="OOoTableText">Returns the geometric mean of a sample. <text:span text:style-name="OOoMenuPath">Number_1; number_2; … number_30</text:span> are numerical arguments or ranges that represent a random sample.</text:p>
          </table:table-cell>
        </table:table-row>
        <text:soft-page-break/>
        <table:table-row table:style-name="Statisticalanalysisfunctions.1">
          <table:table-cell table:style-name="Statisticalanalysisfunctions.A23" office:value-type="string">
            <text:p text:style-name="OOoTableText"><text:span text:style-name="T9">HARMEAN</text:span>(number_1; number_2; … number_30)</text:p>
          </table:table-cell>
          <table:table-cell table:style-name="Statisticalanalysisfunctions.B2" office:value-type="string">
            <text:p text:style-name="OOoTableText">Returns the harmonic mean of a data set. <text:span text:style-name="OOoMenuPath">Number_1; number_2; …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9">HYPGEOMDIST</text:span>(X; n_sample; successes; n_population)</text:p>
          </table:table-cell>
          <table:table-cell table:style-name="Statisticalanalysisfunctions.B2" office:value-type="string">
            <text:p text:style-name="OOoTableText">Returns the <text:span text:style-name="T9">hypergeometric</text:span> distribution. <text:span text:style-name="OOoMenuPath">X</text:span> is the number of results achieved in the random sample. <text:span text:style-name="OOoMenuPath">N_sample</text:span> is the size of the random sample. <text:span text:style-name="OOoMenuPath">Successes</text:span> is the number of possible results in the total population. <text:span text:style-name="OOoMenuPath">N_population</text:span>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span text:style-name="OOoMenuPath">Data_Y</text:span> is the dependent set of observations or data. <text:span text:style-name="OOoMenuPath">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span text:style-name="OOoMenuPath">Number_1; number_2; …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span text:style-name="OOoMenuPath">Data</text:span> is the cell range of data. <text:span text:style-name="OOoMenuPath">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9">LOGINV</text:span>(number; mean; STDEV)</text:p>
          </table:table-cell>
          <table:table-cell table:style-name="Statisticalanalysisfunctions.B2" office:value-type="string">
            <text:p text:style-name="OOoTableText">Returns the inverse of the <text:span text:style-name="T9">lognormal</text:span> distribution for the given <text:span text:style-name="OOoMenuPath">Number</text:span>, a probability value. <text:span text:style-name="OOoMenuPath">Mean</text:span> is the arithmetic mean of the standard logarithmic distribution. <text:span text:style-name="OOoMenuPath">STDEV</text:span>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9">LOGNORMDIST</text:span>(number; mean; STDEV; cumulative)</text:p>
          </table:table-cell>
          <table:table-cell table:style-name="Statisticalanalysisfunctions.B2" office:value-type="string">
            <text:p text:style-name="OOoTableText">Returns the cumulative lognormal distribution or the probability density for the given <text:span text:style-name="OOoMenuPath">Number</text:span>. <text:span text:style-name="OOoMenuPath">Mean</text:span> is the mean value of the standard logarithmic distribution. <text:span text:style-name="OOoMenuPath">STDEV</text:span> is the standard deviation of the standard logarithmic distribution. <text:span text:style-name="OOoMenuPath">Cumulative</text:span> (optional) = 0 calculates the density function, Cumulative = 1, the default, calculates the distribution.</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span text:style-name="OOoMenuPath">Number_1; number_2; … number_30</text:span> are numerical values or ranges.</text:p>
          </table:table-cell>
        </table:table-row>
        <table:table-row table:style-name="Statisticalanalysisfunctions.1">
          <table:table-cell table:style-name="Statisticalanalysisfunctions.A23" office:value-type="string">
            <text:p text:style-name="OOoTableText"><text:span text:style-name="T9">MAXA</text:span>(value_1; value_2; … value_30)</text:p>
          </table:table-cell>
          <table:table-cell table:style-name="Statisticalanalysisfunctions.B2" office:value-type="string">
            <text:p text:style-name="OOoTableText">Returns the maximum value in a list of arguments. Unlike MAX, text can be entered. The value of the text is 0. <text:span text:style-name="OOoMenuPath">Value_1; value_2; … value_30</text:span> are values or ranges.</text:p>
          </table:table-cell>
        </table:table-row>
        <text:soft-page-break/>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span text:style-name="OOoMenuPath">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span text:style-name="OOoMenuPath">Number_1; number_2; … number_30</text:span>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span text:style-name="OOoMenuPath">Value_1; value_2; … value_30</text:span>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span text:style-name="OOoMenuPath">Number_1; number_2; … number_30</text:span> are numerical values or ranges. 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9">NEGBINOMDIST</text:span>(X; R; SP)</text:p>
          </table:table-cell>
          <table:table-cell table:style-name="Statisticalanalysisfunctions.B2" office:value-type="string">
            <text:p text:style-name="OOoTableText">Returns the negative binomial distribution. <text:span text:style-name="OOoMenuPath">X</text:span> is the number of unsuccessful tests. <text:span text:style-name="OOoMenuPath">R</text:span> is the number of successful tests. <text:span text:style-name="OOoMenuPath">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9">NORMDIST</text:span>(number; mean; STDEV; C)</text:p>
          </table:table-cell>
          <table:table-cell table:style-name="Statisticalanalysisfunctions.B2" office:value-type="string">
            <text:p text:style-name="OOoTableText">Returns the normal distribution for the given <text:span text:style-name="OOoMenuPath">Number</text:span> in the distribution. <text:span text:style-name="OOoMenuPath">Mean</text:span> is the mean value of the distribution. <text:span text:style-name="OOoMenuPath">STDEV</text:span> is the standard deviation of the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text:span text:style-name="T9">NORMINV</text:span>(number; mean; STDEV)</text:p>
          </table:table-cell>
          <table:table-cell table:style-name="Statisticalanalysisfunctions.B2" office:value-type="string">
            <text:p text:style-name="OOoTableText">Returns the inverse of the normal distribution for the given <text:span text:style-name="OOoMenuPath">Number</text:span> in the distribution. <text:span text:style-name="OOoMenuPath">Mean</text:span> is the mean value in the normal distribution. <text:span text:style-name="OOoMenuPath">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9">NORMSDIST</text:span>(number)</text:p>
          </table:table-cell>
          <table:table-cell table:style-name="Statisticalanalysisfunctions.B2" office:value-type="string">
            <text:p text:style-name="OOoTableText">Returns the standard normal cumulative distribution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NORMSINV</text:span>(number)</text:p>
          </table:table-cell>
          <table:table-cell table:style-name="Statisticalanalysisfunctions.B2" office:value-type="string">
            <text:p text:style-name="OOoTableText">Returns the inverse of the standard normal distribution for the given <text:span text:style-name="OOoMenuPath">Number</text:span>,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span text:style-name="OOoMenuPath">Data_1</text:span> is the array of the first data set. <text:span text:style-name="OOoMenuPath">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MenuPath">Data</text:span> is the array of data. <text:span text:style-name="OOoMenuPath">Alpha</text:span> is the percentage of the scale between 0 and 1.</text:p>
          </table:table-cell>
        </table:table-row>
        <text:soft-page-break/>
        <table:table-row table:style-name="Statisticalanalysisfunctions.1">
          <table:table-cell table:style-name="Statisticalanalysisfunctions.A23" office:value-type="string">
            <text:p text:style-name="OOoTableText"><text:span text:style-name="T9">PERCENTRANK</text:span>(data; value)</text:p>
          </table:table-cell>
          <table:table-cell table:style-name="Statisticalanalysisfunctions.B2" office:value-type="string">
            <text:p text:style-name="OOoTableText">Returns the percentage rank (percentile) of the given <text:span text:style-name="OOoMenuPath">value</text:span> in a sample. <text:span text:style-name="OOoMenuPath">Data</text:span> is the array of data in the sample.<text:span text:style-name="T10"> </text:span></text:p>
          </table:table-cell>
        </table:table-row>
        <table:table-row table:style-name="Statisticalanalysisfunctions.2">
          <table:table-cell table:style-name="Statisticalanalysisfunctions.A23" office:value-type="string">
            <text:p text:style-name="OOoTableText"><text:span text:style-name="T9">PERMUT</text:span>(count_1; count_2)</text:p>
          </table:table-cell>
          <table:table-cell table:style-name="Statisticalanalysisfunctions.B2" office:value-type="string">
            <text:p text:style-name="OOoTableText">Returns the number of permutations for a given number of objects. <text:span text:style-name="OOoMenuPath">Count_1</text:span> is the total number of objects. <text:span text:style-name="OOoMenuPath">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9">PERMUTATIONA</text:span>(count_1; count_2)</text:p>
          </table:table-cell>
          <table:table-cell table:style-name="Statisticalanalysisfunctions.B2" office:value-type="string">
            <text:p text:style-name="OOoTableText">Returns the number of permutations for a given number of objects (repetition allowed). <text:span text:style-name="OOoMenuPath">Count_1</text:span> is the total number of objects. <text:span text:style-name="OOoMenuPath">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span text:style-name="OOoMenuPath">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span text:style-name="OOoMenuPath">Number</text:span>. <text:span text:style-name="OOoMenuPath">Mean</text:span> is the mean value of the Poisson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span text:style-name="OOoMenuPath">Probability</text:span> is the array or range of probabilities of each <text:span text:style-name="OOoMenuPath">Data</text:span> value. <text:span text:style-name="OOoMenuPath">Start</text:span> is the start value of the interval whose probabilities are to be summed. <text:span text:style-name="OOoMenuPath">End</text:span>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span text:style-name="OOoMenuPath">Data</text:span> is the array of data in the sample. <text:span text:style-name="OOoMenuPath">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MenuPath">Value</text:span> in a sample. <text:span text:style-name="OOoMenuPath">Data</text:span> is the array or range of data in the sample. <text:span text:style-name="OOoMenuPath">Type</text:span> (optional) is the sequence order, either the default setting of ascending (0) or descending (1).</text:p>
          </table:table-cell>
        </table:table-row>
        <table:table-row table:style-name="Statisticalanalysisfunctions.1">
          <table:table-cell table:style-name="Statisticalanalysisfunctions.A23" office:value-type="string">
            <text:p text:style-name="OOoTableText"><text:span text:style-name="T9">RSQ</text:span>(data_Y; data_X)</text:p>
          </table:table-cell>
          <table:table-cell table:style-name="Statisticalanalysisfunctions.B2" office:value-type="string">
            <text:p text:style-name="OOoTableText">Returns the square of the Pearson correlation coefficient based on the given values. <text:span text:style-name="OOoMenuPath">Data_Y</text:span> is an array or range of data points. <text:span text:style-name="OOoMenuPath">Data_X</text:span>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span text:style-name="OOoMenuPath">Number_1; number_2; … number_30</text:span>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OOoMenuPath">Data_Y</text:span> is the array or matrix of Y data. <text:span text:style-name="OOoMenuPath">Data_X</text:span> is the array or matrix of X data.</text:p>
          </table:table-cell>
        </table:table-row>
        <text:soft-page-break/>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span text:style-name="OOoMenuPath">Data</text:span> is the cell range of data. <text:span text:style-name="OOoMenuPath">Rank_c</text:span>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span text:style-name="OOoMenuPath">Number</text:span> is the value to be standardized. <text:span text:style-name="OOoMenuPath">Mean</text:span> is the arithmetic mean of the distribution. <text:span text:style-name="OOoMenuPath">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span text:style-name="OOoMenuPath">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9">STDEVA</text:span>(value_1; value_2; … value_30)</text:p>
          </table:table-cell>
          <table:table-cell table:style-name="Statisticalanalysisfunctions.B2" office:value-type="string">
            <text:p text:style-name="OOoTableText">Calculates the standard deviation of an estimation based on a sample. <text:span text:style-name="OOoMenuPath">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9">STDEVP</text:span>(number_1; number_2; … number_30)</text:p>
          </table:table-cell>
          <table:table-cell table:style-name="Statisticalanalysisfunctions.B2" office:value-type="string">
            <text:p text:style-name="OOoTableText">Calculates the standard deviation based on the entire population. <text:span text:style-name="OOoMenuPath">Number_1; number_2; … number_30</text:span> are numerical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9">STDEVPA</text:span>(value_1; value_2; ! value_30)</text:p>
          </table:table-cell>
          <table:table-cell table:style-name="Statisticalanalysisfunctions.B2" office:value-type="string">
            <text:p text:style-name="OOoTableText">Calculates the standard deviation based on the entire population. <text:span text:style-name="OOoMenuPath">Value_1; value_2; … value_30</text:span> are values or ranges representing an entire population. Text has the value 0.</text:p>
          </table:table-cell>
        </table:table-row>
        <table:table-row table:style-name="Statisticalanalysisfunctions.2">
          <table:table-cell table:style-name="Statisticalanalysisfunctions.A23" office:value-type="string">
            <text:p text:style-name="OOoTableText"><text:span text:style-name="T9">STEYX</text:span>(data_Y; data_X)</text:p>
          </table:table-cell>
          <table:table-cell table:style-name="Statisticalanalysisfunctions.B2" office:value-type="string">
            <text:p text:style-name="OOoTableText">Returns the standard error of the predicted y value for each x in the regression. <text:span text:style-name="OOoMenuPath">Data_Y</text:span> is the array or matrix of Y data. <text:span text:style-name="OOoMenuPath">Data_X</text:span> is the array or matrix of X data.</text:p>
          </table:table-cell>
        </table:table-row>
        <table:table-row table:style-name="Statisticalanalysisfunctions.1">
          <table:table-cell table:style-name="Statisticalanalysisfunctions.A23" office:value-type="string">
            <text:p text:style-name="OOoTableText"><text:span text:style-name="T9">TDIST</text:span>(number; degrees_freedom; mode)</text:p>
          </table:table-cell>
          <table:table-cell table:style-name="Statisticalanalysisfunctions.B2" office:value-type="string">
            <text:p text:style-name="OOoTableText">Returns the t-distribution for the given <text:span text:style-name="OOoMenuPath">Number</text:span>. <text:span text:style-name="OOoMenuPath">Degrees_freedom</text:span> is the number of degrees of freedom for the t-distribution. <text:span text:style-name="OOoMenuPath">Mode</text:span> = 1 returns the one-tailed test, <text:span text:style-name="OOoMenuPath">Mode</text:span> = 2 returns the two-tailed test.</text:p>
          </table:table-cell>
        </table:table-row>
        <table:table-row table:style-name="Statisticalanalysisfunctions.2">
          <table:table-cell table:style-name="Statisticalanalysisfunctions.A23" office:value-type="string">
            <text:p text:style-name="OOoTableText"><text:span text:style-name="T9">TINV</text:span>(number; degrees_freedom)</text:p>
          </table:table-cell>
          <table:table-cell table:style-name="Statisticalanalysisfunctions.B2" office:value-type="string">
            <text:p text:style-name="OOoTableText">Returns the inverse of the t-distribution, for the given <text:span text:style-name="OOoMenuPath">Number</text:span> associated with the two-tailed t-distribution. <text:span text:style-name="OOoMenuPath">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9">TRIMMEAN</text:span>(data; alpha)</text:p>
          </table:table-cell>
          <table:table-cell table:style-name="Statisticalanalysisfunctions.B2" office:value-type="string">
            <text:p text:style-name="OOoTableText">Returns the mean of a data set without the Alpha proportion of data at the margins. <text:span text:style-name="OOoMenuPath">Data</text:span> is the array of data in the sample. <text:span text:style-name="OOoMenuPath">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9">TTEST</text:span>(data_1; data_2; mode; type)</text:p>
          </table:table-cell>
          <table:table-cell table:style-name="Statisticalanalysisfunctions.B2" office:value-type="string">
            <text:p text:style-name="OOoTableText">Returns the probability associated with a Student’s t-Test. <text:span text:style-name="OOoMenuPath">Data_1</text:span> is the dependent array or range of data for the first record. <text:span text:style-name="OOoMenuPath">Data_2</text:span> is the dependent array or range of data for the second record. <text:span text:style-name="OOoMenuPath">Mode</text:span> = 1 calculates the one-tailed test, <text:span text:style-name="OOoMenuPath">Mode</text:span> = 2 the two- tailed test. <text:span text:style-name="OOoMenuPath">Type</text:span> of t-test to perform: paired (1), equal variance (<text:span text:style-name="T9">homoscedastic</text:span>) (2), or unequal variance (<text:span text:style-name="T9">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span text:style-name="OOoMenuPath">Number_1; number_2; …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9">VARA</text:span>(value_1; value_2; … value_30)</text:p>
          </table:table-cell>
          <table:table-cell table:style-name="Statisticalanalysisfunctions.B2" office:value-type="string">
            <text:p text:style-name="OOoTableText">Estimates a variance based on a sample. The value of text is 0. <text:span text:style-name="OOoMenuPath">Value_1; value_2; … value_30</text:span> are values or ranges representing<text:change-start text:change-id="ct179790824"/> a sample based on<text:change-end text:change-id="ct179790824"/> an entire population.</text:p>
          </table:table-cell>
        </table:table-row>
        <table:table-row table:style-name="Statisticalanalysisfunctions.1">
          <table:table-cell table:style-name="Statisticalanalysisfunctions.A23" office:value-type="string">
            <text:p text:style-name="OOoTableText"><text:span text:style-name="T9">VARP</text:span>(Number_1; number_2; … number_30)</text:p>
          </table:table-cell>
          <table:table-cell table:style-name="Statisticalanalysisfunctions.B2" office:value-type="string">
            <text:p text:style-name="OOoTableText">Calculates a variance based on the entire population. <text:span text:style-name="OOoMenuPath">Number_1; number_2; …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9">VARPA</text:span>(value_1; value_2; … value_30)</text:p>
          </table:table-cell>
          <table:table-cell table:style-name="Statisticalanalysisfunctions.B2" office:value-type="string">
            <text:p text:style-name="OOoTableText">Calculates the variance based on the entire population. The value of text is 0. <text:span text:style-name="OOoMenuPath">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0"> </text:span><text:span text:style-name="OOoStrongEmphasis">Number</text:span>.<text:span text:style-name="T10"> </text:span><text:span text:style-name="OOoStrongEmphasis">Alpha </text:span>is the Alpha (shape) parameter of the Weibull distribution.<text:span text:style-name="T10"> </text:span><text:span text:style-name="OOoStrongEmphasis">Beta</text:span> is the Beta (scale) parameter of the Weibull distribution.<text:span text:style-name="T10"> </text:span><text:span text:style-name="OOoStrongEmphasis">C</text:span> indicates the type of function: C= 0 the probability density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9">ZTEST</text:span>(data; mean; sigma)</text:p>
          </table:table-cell>
          <table:table-cell table:style-name="Statisticalanalysisfunctions.B60" office:value-type="string">
            <text:p text:style-name="OOoTableText">Returns the two-tailed P value of a z test for data with a normal distribution. <text:span text:style-name="OOoMenuPath">Data</text:span> is the array of the data. <text:span text:style-name="OOoMenuPath">Mean</text:span> is the known mean. <text:span text:style-name="OOoMenuPath">Sigma</text:span>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soft-page-break/><text:alphabetical-index-mark text:string-value="date functions"/><text:alphabetical-index-mark text:string-value="time functions"/><text:alphabetical-index-mark text:string-value="date and time" text:key1="functions"/>Date and <text:change text:change-id="ct179790512"/><text:change-start text:change-id="ct179790304"/>T<text:change-end text:change-id="ct179790304"/>ime <text:change text:change-id="ct179791032"/><text:change-start text:change-id="ct179792800"/>F<text:change-end text:change-id="ct179792800"/>unctions<text:bookmark-end text:name="__RefHeading__6932_1924864864"/></text:h>
      <text:p text:style-name="P8"><text:bookmark text:name="datumzeittext"/>Use these functions for inserting, editing, and manipulating dates and times. <text:span text:style-name="T17">Open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MenuPath">Year</text:span> is an integer between 1583 and 9956 or 0 and 99. <text:span text:style-name="OOoMenuPath">Month</text:span> is an integer between 1 and 12. <text:span text:style-name="OOoMenuPath">Day</text:span> is an integer between 1 and 31.</text:p>
          </table:table-cell>
        </table:table-row>
        <table:table-row table:style-name="Dataandtimefunctions.1">
          <table:table-cell table:style-name="Dataandtimefunctions.A3" office:value-type="string">
            <text:p text:style-name="OOoTableText"><text:span text:style-name="T9">DATEVALUE</text:span>("Text")</text:p>
          </table:table-cell>
          <table:table-cell table:style-name="Dataandtimefunctions.B2" office:value-type="string">
            <text:p text:style-name="OOoTableText">Returns the internal date number for text in quotes. <text:span text:style-name="OOoMenuPath">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MenuPath">Number</text:span> is a dat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MenuPath">Date_1</text:span> is the start date. <text:span text:style-name="OOoMenuPath">Date_2</text:span> is the end date. If <text:span text:style-name="OOoMenuPath">Date_2</text:span> is an earlier date than <text:span text:style-name="OOoMenuPath">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MenuPath">Date_2</text:span> is earlier than <text:span text:style-name="OOoMenuPath">Date_1</text:span>, the function will return a negative number. <text:span text:style-name="OOoMenuPath">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9">DAYSINMONTH</text:span>(date)</text:p>
          </table:table-cell>
          <table:table-cell table:style-name="Dataandtimefunctions.B2" office:value-type="string">
            <text:p text:style-name="OOoTableText">Calculates the number of days in the month of the given <text:span text:style-name="OOoMenuPath">date</text:span>. </text:p>
          </table:table-cell>
        </table:table-row>
        <table:table-row table:style-name="Dataandtimefunctions.2">
          <table:table-cell table:style-name="Dataandtimefunctions.A3" office:value-type="string">
            <text:p text:style-name="OOoTableText"><text:span text:style-name="T9">DAYSINYEAR</text:span>(date)</text:p>
          </table:table-cell>
          <table:table-cell table:style-name="Dataandtimefunctions.B2" office:value-type="string">
            <text:p text:style-name="OOoTableText">Calculates the number of days in the year of the given <text:span text:style-name="OOoMenuPath">date</text:span>.</text:p>
          </table:table-cell>
        </table:table-row>
        <table:table-row table:style-name="Dataandtimefunctions.1">
          <table:table-cell table:style-name="Dataandtimefunctions.A3" office:value-type="string">
            <text:p text:style-name="OOoTableText"><text:span text:style-name="T9">EASTERSUNDAY</text:span>(integer)</text:p>
          </table:table-cell>
          <table:table-cell table:style-name="Dataandtimefunctions.B2" office:value-type="string">
            <text:p text:style-name="OOoTableText">Returns the date of Easter Sunday for the entered year. <text:span text:style-name="OOoMenuPath">Year</text:span> is an integer between 1583 and 9956 or 0 and 99.</text:p>
          </table:table-cell>
        </table:table-row>
        <table:table-row table:style-name="Dataandtimefunctions.2">
          <table:table-cell table:style-name="Dataandtimefunctions.A3" office:value-type="string">
            <text:p text:style-name="OOoTableText"><text:span text:style-name="T9">EDATE</text:span>(start_date; months)</text:p>
          </table:table-cell>
          <table:table-cell table:style-name="Dataandtimefunctions.B2" office:value-type="string">
            <text:p text:style-name="OOoTableText">The result is a date a number of <text:span text:style-name="OOoMenuPath">Months</text:span> away from the given <text:span text:style-name="OOoMenuPath">Start_date</text:span>. <text:span text:style-name="OOoMenuPath">Months</text:span> is the number of months. For example, <text:line-break/><text:span text:style-name="OOoKeystroke"><text:span text:style-name="T19">=EDATE("2020-12-31";2)</text:span></text:span> returns February 28, 2021</text:p>
          </table:table-cell>
        </table:table-row>
        <text:soft-page-break/>
        <table:table-row table:style-name="Dataandtimefunctions.1">
          <table:table-cell table:style-name="Dataandtimefunctions.A3" office:value-type="string">
            <text:p text:style-name="OOoTableText"><text:span text:style-name="T9">EOMONTH</text:span>(start_date; months)</text:p>
          </table:table-cell>
          <table:table-cell table:style-name="Dataandtimefunctions.B2" office:value-type="string">
            <text:p text:style-name="OOoTableText">Returns the date of the last day of a month which falls <text:span text:style-name="OOoMenuPath">Months</text:span> away from the given <text:span text:style-name="OOoMenuPath">Start_date</text:span>. <text:span text:style-name="OOoMenuPath">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text:span text:style-name="T9">ISLEAPYEAR</text:span>(date)</text:p>
          </table:table-cell>
          <table:table-cell table:style-name="Dataandtimefunctions.B2" office:value-type="string">
            <text:p text:style-name="OOoTableText">Determines whether a given <text:span text:style-name="OOoMenuPath">date</text:span>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MenuPath">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Type</text:span> is one of two possible values, 0 (interval) or 1 (in calendar months). If <text:change text:change-id="ct179791448"/><text:change-start text:change-id="ct179790928"/><text:span text:style-name="OOoMenuPath">end</text:span><text:change-end text:change-id="ct179790928"/><text:span text:style-name="OOoMenuPath">_date</text:span> is an earlier date than <text:change text:change-id="ct179792904"/><text:change-start text:change-id="ct179790096"/><text:span text:style-name="OOoMenuPath">start</text:span><text:change-end text:change-id="ct179790096"/><text:span text:style-name="OOoMenuPath">_date</text:span>, the result is a negative number.</text:p>
          </table:table-cell>
        </table:table-row>
        <table:table-row table:style-name="Dataandtimefunctions.1">
          <table:table-cell table:style-name="Dataandtimefunctions.A3" office:value-type="string">
            <text:p text:style-name="OOoTableText"><text:span text:style-name="T9">NETWORKDAYS</text:span>(start _date; end_date; holidays)</text:p>
          </table:table-cell>
          <table:table-cell table:style-name="Dataandtimefunctions.B2" office:value-type="string">
            <text:p text:style-name="OOoTableText">Returns the number of workdays between <text:span text:style-name="OOoMenuPath">start_date</text:span> and <text:span text:style-name="OOoMenuPath">end_date</text:span>. Holidays can be deducted. <text:span text:style-name="OOoMenuPath">Start_date</text:span> is the date from which the calculation is carried out. <text:span text:style-name="OOoMenuPath">End_date</text:span> is the date up to which the calculation is carried out. If the start or end date is a workday, the day is included in the calculation. <text:span text:style-name="OOoMenuPath">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span text:style-name="OOoMenuPath">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a time value from values for hours, minutes and seconds. This function can be used to convert a time based on these three elements to a decimal time value. <text:span text:style-name="OOoMenuPath">Hour</text:span>, <text:span text:style-name="OOoMenuPath">minute</text:span> and <text:span text:style-name="OOoMenuPath">second</text:span> must all be integers.</text:p>
          </table:table-cell>
        </table:table-row>
        <table:table-row table:style-name="Dataandtimefunctions.1">
          <table:table-cell table:style-name="Dataandtimefunctions.A3" office:value-type="string">
            <text:p text:style-name="OOoTableText"><text:span text:style-name="T9">TIMEVALUE</text:span>(text)</text:p>
          </table:table-cell>
          <table:table-cell table:style-name="Dataandtimefunctions.B2" office:value-type="string">
            <text:p text:style-name="OOoTableText">Returns the internal time number from a <text:span text:style-name="OOoMenuPath">text</text:span> enclosed by quotes in a time entry format. The internal number indicated as a decimal is the result of the date system used under <text:span text:style-name="T9">OpenOffice</text:span>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ext:soft-page-break/>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MenuPath">number</text:span> (date value). The day is returned as an integer based on the type. <text:span text:style-name="OOoMenuPath">Type</text:span> determines the type of calculation: type = 1 (default), the weekdays are counted starting from Sunday (Monday = 2); type = 2, the weekdays are counted starting from Monday (Monday = 1); type = 3, the weekdays are counted <text:span text:style-name="T9">starting from</text:span> Monday (Monday = 0).</text:p>
          </table:table-cell>
        </table:table-row>
        <table:table-row table:style-name="Dataandtimefunctions.2">
          <table:table-cell table:style-name="Dataandtimefunctions.A3" office:value-type="string">
            <text:p text:style-name="OOoTableText"><text:span text:style-name="T9">WEEKNUM</text:span>(number; mode)</text:p>
          </table:table-cell>
          <table:table-cell table:style-name="Dataandtimefunctions.B2" office:value-type="string">
            <text:p text:style-name="OOoTableText">Calculates the number of the calendar week of the year for the date argument <text:span text:style-name="OOoMenuPath">number</text:span>. <text:span text:style-name="OOoMenuPath">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MenuPath">Date</text:span>. <text:span text:style-name="OOoMenuPath">Date</text:span> is the date within the calendar week. <text:span text:style-name="OOoMenuPath">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MenuPath">start_date</text:span> and <text:span text:style-name="OOoMenuPath">end_date</text:span>. <text:span text:style-name="OOoMenuPath">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9">WEEKSINYEAR</text:span>(date)</text:p>
          </table:table-cell>
          <table:table-cell table:style-name="Dataandtimefunctions.B2" office:value-type="string">
            <text:p text:style-name="OOoTableText">Calculates the number of weeks in a year until a certain <text:span text:style-name="OOoMenuPath">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MenuPath">Workdays</text:span> away from the <text:span text:style-name="OOoMenuPath">start_date</text:span>. <text:span text:style-name="OOoMenuPath">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value of a date. <text:span text:style-name="OOoMenuPath">Number</text:span> shows the date value for which the year is to be returned.</text:p>
          </table:table-cell>
        </table:table-row>
        <table:table-row table:style-name="Dataandtimefunctions.2">
          <table:table-cell table:style-name="Dataandtimefunctions.A3" office:value-type="string">
            <text:p text:style-name="OOoTableText"><text:span text:style-name="T9">YEARFRAC</text:span>(start_date; end_date; basis)</text:p>
          </table:table-cell>
          <table:table-cell table:style-name="Dataandtimefunctions.B2" office:value-type="string">
            <text:p text:style-name="OOoTableText">Returns a number between 0 and 1, representing the fraction of a year between <text:span text:style-name="OOoMenuPath">start_date</text:span> and <text:span text:style-name="OOoMenuPath">end_date</text:span>. <text:span text:style-name="OOoMenuPath">Start_date</text:span> and <text:span text:style-name="OOoMenuPath">end_date</text:span> are two date values. <text:span text:style-name="OOoMenuPath">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ext:change-start text:change-id="ct179791864"/>s<text:change-end text:change-id="ct179791864"/>tart_date; end_date; type)</text:p>
          </table:table-cell>
          <table:table-cell table:style-name="Dataandtimefunctions.B31" office:value-type="string">
            <text:p text:style-name="OOoTableText">Calculates the difference in years between two dates: the <text:span text:style-name="OOoMenuPath">start_date</text:span> and the <text:span text:style-name="OOoMenuPath">end_date</text:span>. <text:span text:style-name="OOoMenuPath">Type</text:span> calculates the type of difference.</text:p>
          </table:table-cell>
        </table:table-row>
      </table:table>
      <text:h text:style-name="P1" text:outline-level="2"><text:bookmark-start text:name="__RefHeading__6934_1924864864"/>Logical <text:change text:change-id="ct179792072"/><text:change-start text:change-id="ct179792176"/>F<text:change-end text:change-id="ct179792176"/>unctions<text:bookmark-end text:name="__RefHeading__6934_1924864864"/></text:h>
      <text:p text:style-name="OOoTextBody">Use the <text:alphabetical-index-mark text:string-value="logical" text:key1="functions"/><text:alphabetical-index-mark-start text:id="IMark158774592"/>logical functions<text:alphabetical-index-mark-end text:id="IMark158774592"/> to test values and produce results based on the result of the test.<text:span text:style-name="T11"> </text:span>These functions are conditional and provide the ability to write longer formulas based on input or output.</text:p>
      <text:p text:style-name="OOoTableCaption"><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Returns a value depending on a logical test. <text:span text:style-name="OOoMenuPath">Test</text:span> is any value or expression that can be TRUE or FALSE. <text:span text:style-name="OOoMenuPath">Then_value</text:span> (optional) is the value that is returned if the logical test is TRUE. <text:span text:style-name="OOoMenuPath">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MenuPath">Logical_value</text:span>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9">Returns</text:span> the value FALSE if all the arguments have the logical value FALS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1" text:outline-level="2"><text:bookmark-start text:name="__RefHeading__6936_1924864864"/><text:alphabetical-index-mark text:string-value="informational functions"/><text:alphabetical-index-mark text:string-value="informational" text:key1="functions"/>Informational <text:change text:change-id="ct179792280"/><text:change-start text:change-id="ct179792384"/>F<text:change-end text:change-id="ct179792384"/>unctions<text:bookmark-end text:name="__RefHeading__6936_1924864864"/></text:h>
      <text:p text:style-name="P6">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OOoMenuPath">info_type</text:span> argument. <text:span text:style-name="OOoMenuPath">Info_type</text:span> specifies the type of information to be returned and comes from a predefined list of arguments. <text:span text:style-name="OOoMenuPath">Info_type</text:span> is not case sensitive, but it must be enclosed within quotes. <text:span text:style-name="OOoMenuPath">Reference</text:span> is the address of the cell to be examined. If <text:span text:style-name="OOoMenuPath">reference</text:span> is a range, the cell reference moves to the top left of the range. If <text:span text:style-name="OOoMenuPath">reference</text:span> is missing, Calc uses the position of the cell in which this formula is located.</text:p>
          </table:table-cell>
        </table:table-row>
        <text:soft-page-break/>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 within the formula.</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determined by <text:span text:style-name="OOoMenuPath">reference</text:span>. The formula will be returned as a string. If <text:span text:style-name="OOoMenuPath">reference</text:span> is not a formula cell,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9">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 <text:span text:style-name="OOoMenuPath">Value</text:span> is the cell to be tested.</text:p>
          </table:table-cell>
        </table:table-row>
        <table:table-row table:style-name="Informationalfunctions.2">
          <table:table-cell table:style-name="Informationalfunctions.A6" office:value-type="string">
            <text:p text:style-name="OOoTableText"><text:span text:style-name="T9">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RUE. <text:span text:style-name="OOoMenuPath">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9">ISERROR</text:span>(value)</text:p>
          </table:table-cell>
          <table:table-cell table:style-name="Informationalfunctions.B2" office:value-type="string">
            <text:p text:style-name="OOoTableText"><text:change text:change-id="ct179790200"/>ISERROR tests if the cells contain general error values. ISERROR recognizes the #N/A error value. If an error occurs, the function returns TRUE. <text:span text:style-name="OOoMenuPath">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span text:style-name="OOoMenuPath">number</text:span> returns a whole number when divided by 2.</text:p>
          </table:table-cell>
        </table:table-row>
        <table:table-row table:style-name="Informationalfunctions.1">
          <table:table-cell table:style-name="Informationalfunctions.A6" office:value-type="string">
            <text:p text:style-name="OOoTableText"><text:span text:style-name="T9">ISFORMULA</text:span>(reference)</text:p>
          </table:table-cell>
          <table:table-cell table:style-name="Informationalfunctions.B2" office:value-type="string">
            <text:p text:style-name="OOoTableText">Returns TRUE if a cell is a formula cell. <text:span text:style-name="OOoMenuPath">Reference</text:span> indicates the reference to a cell to test.</text:p>
          </table:table-cell>
        </table:table-row>
        <table:table-row table:style-name="Informationalfunctions.2">
          <table:table-cell table:style-name="Informationalfunctions.A6" office:value-type="string">
            <text:p text:style-name="OOoTableText"><text:span text:style-name="T9">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 <text:span text:style-name="OOoMenuPath">Value</text:span> is the cell to be tested for logical number format.</text:p>
          </table:table-cell>
        </table:table-row>
        <table:table-row table:style-name="Informationalfunctions.1">
          <table:table-cell table:style-name="Informationalfunctions.A6" office:value-type="string">
            <text:p text:style-name="OOoTableText"><text:span text:style-name="T9">ISNA</text:span>(value)</text:p>
          </table:table-cell>
          <table:table-cell table:style-name="Informationalfunctions.B2" office:value-type="string">
            <text:p text:style-name="OOoTableText">Returns TRUE if a cell contains the #N/A (value not available) error value. <text:span text:style-name="OOoMenuPath">Value</text:span> is the value or expression to be tested.</text:p>
          </table:table-cell>
        </table:table-row>
        <table:table-row table:style-name="Informationalfunctions.2">
          <table:table-cell table:style-name="Informationalfunctions.A6" office:value-type="string">
            <text:p text:style-name="OOoTableText"><text:span text:style-name="T9">ISNONTEXT</text:span>(value)</text:p>
          </table:table-cell>
          <table:table-cell table:style-name="Informationalfunctions.B2" office:value-type="string">
            <text:p text:style-name="OOoTableText">Tests if the cell contents are text or numbers, and returns FALSE if the contents are text. <text:span text:style-name="OOoMenuPath">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9">ISNUMBER</text:span>(value)</text:p>
          </table:table-cell>
          <table:table-cell table:style-name="Informationalfunctions.B2" office:value-type="string">
            <text:p text:style-name="OOoTableText">Returns TRUE if the value refers to a number. <text:span text:style-name="OOoMenuPath">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span text:style-name="OOoMenuPath">Number</text:span> is the number to be tested.</text:p>
          </table:table-cell>
        </table:table-row>
        <text:soft-page-break/>
        <table:table-row table:style-name="Informationalfunctions.1">
          <table:table-cell table:style-name="Informationalfunctions.A6" office:value-type="string">
            <text:p text:style-name="OOoTableText"><text:span text:style-name="T9">ISREF</text:span>(value)</text:p>
          </table:table-cell>
          <table:table-cell table:style-name="Informationalfunctions.B2" office:value-type="string">
            <text:p text:style-name="OOoTableText">Tests if the content of a cell is a reference. <text:span text:style-name="OOoMenuPath">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9">ISTEXT</text:span>(value)</text:p>
          </table:table-cell>
          <table:table-cell table:style-name="Informationalfunctions.B2" office:value-type="string">
            <text:p text:style-name="OOoTableText">Returns TRUE if the cell contents refer to text. <text:span text:style-name="OOoMenuPath">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eric value of its argument. Text, FALSE and #N/A have a value of zero. <text:span text:style-name="OOoMenuPath">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span text:style-name="OOoMenuPath">Value</text:span> is a specific value for which the data type is determined. The returned values are: 1 = number, 2 = text, 4 = Boolean value, 8 = formula, 16 = error value.</text:p>
          </table:table-cell>
        </table:table-row>
      </table:table>
      <text:h text:style-name="OOoHeading_20_1" text:outline-level="2"><text:bookmark-start text:name="__RefHeading__6938_1924864864"/><text:alphabetical-index-mark text:string-value="database functions"/><text:alphabetical-index-mark text:string-value="database" text:key1="functions"/>Database <text:change text:change-id="ct179792488"/><text:change-start text:change-id="ct179792696"/>F<text:change-end text:change-id="ct179792696"/>unctions<text:bookmark-end text:name="__RefHeading__6938_1924864864"/></text:h>
      <text:p text:style-name="P13">This section deals with functions used with data organized as one row of data for one record.<text:span text:style-name="T10"> </text:span>The <text:span text:style-name="OOoEmphasis">Database</text:span> category should not be confused with the Base database component in <text:span text:style-name="T17">OpenOffice</text:span>. A Calc database is simply a range of cells that comprises a block of related data where each row contains a separate record. There is no connection between a database in <text:span text:style-name="T17">OpenOffice Base</text:span> and the <text:span text:style-name="OOoEmphasis">Database</text:span> category in <text:span text:style-name="T17">OpenOffice</text:span> Calc.</text:p>
      <text:p text:style-name="OOoTextBody_5f_ListIntro">The database functions use the following common arguments:</text:p>
      <text:list xml:id="list36472644" text:continue-numbering="true" text:style-name="OOoBullets_20_1">
        <text:list-item>
          <text:p text:style-name="OOoList_20_1_20_Start"><text:span text:style-name="OOoMenuPath">Database</text:span> is a range of cells which define the database.</text:p>
        </text:list-item>
        <text:list-item>
          <text:p text:style-name="OOoList_20_1_20_Cont."><text:span text:style-name="OOoMenuPath">Database_field</text:span> specifies the column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OOoMenuPath">Search_criteria</text:span> is a cell range containing the search criteria. Empty cells in the search criteria range will be ignored.</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ext:span text:style-name="T3">All of the </text:span><text:span text:style-name="OOoStrongEmphasis">search-criteria</text:span><text:span text:style-name="T3"> arguments for the database functions support regular expressions.</text:span><text:span text:style-name="T4"> </text:span><text:span text:style-name="T3">For example, “all.*" can be entered to find the first location of “all</text:span><text:span text:style-name="T5">”</text:span><text:span text:style-name="T3"> followed by any characters.</text:span><text:span text:style-name="T4"> </text:span><text:span text:style-name="T3">To search for text that is also a regular expression, precede every character with a \ character.</text:span><text:span text:style-name="T4"> </text:span><text:span text:style-name="T3">You can switch the automatic evaluation of regular expressions on and off in </text:span><text:change-start text:change-id="ct179793008"/><text:span text:style-name="OOoMenuPath">Tools &gt; Options &gt; OpenOffice Calc &gt; Calculate</text:span><text:change-end text:change-id="ct179793008"/><text:span text:style-name="T3">.</text:span></text:p>
          </table:table-cell>
        </table:table-row>
      </table:table>
      <text:p text:style-name="Standard"/>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9">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COUNT</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al values. The search supports regular expressions. For the <text:span text:style-name="OOoMenuPath">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9">DCOUNTA</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9">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MenuPath">search_criteria</text:span>.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9">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MenuPath">search_criteria</text:span>. The search supports regular expressions. </text:p>
          </table:table-cell>
        </table:table-row>
        <table:table-row table:style-name="Databaseaverage.2">
          <table:table-cell table:style-name="Databaseaverage.A3" office:value-type="string">
            <text:p text:style-name="OOoTableText"><text:span text:style-name="T9">DPRODUCT</text:span>(database; database_field; search_criteria)</text:p>
          </table:table-cell>
          <table:table-cell table:style-name="Databaseaverage.B2" office:value-type="string">
            <text:p text:style-name="OOoTableText">Multiplies all cells of a data range where the cell contents match the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MenuPath">search_criteria</text:span>. The records are treated as a sample of data.</text:p>
          </table:table-cell>
        </table:table-row>
        <table:table-row table:style-name="Databaseaverage.2">
          <table:table-cell table:style-name="Databaseaverage.A3" office:value-type="string">
            <text:p text:style-name="OOoTableText"><text:span text:style-name="T9">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MenuPath">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9">DSUM</text:span>(database; database_field; search_criteria)</text:p>
          </table:table-cell>
          <table:table-cell table:style-name="Databaseaverage.B2" office:value-type="string">
            <text:p text:style-name="OOoTableText">Returns the sum of all cells in a database field in all rows (records) that match the specified <text:span text:style-name="OOoMenuPath">search_criteria</text:span>. The search supports regular expressions.</text:p>
          </table:table-cell>
        </table:table-row>
        <text:soft-page-break/>
        <table:table-row table:style-name="Databaseaverage.2">
          <table:table-cell table:style-name="Databaseaverage.A3" office:value-type="string">
            <text:p text:style-name="OOoTableText"><text:span text:style-name="T9">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MenuPath">search_criteria</text:span>. The records from the example are treated as a sample of data.</text:p>
          </table:table-cell>
        </table:table-row>
        <table:table-row table:style-name="Databaseaverage.1">
          <table:table-cell table:style-name="Databaseaverage.A13" office:value-type="string">
            <text:p text:style-name="OOoTableText"><text:span text:style-name="T9">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MenuPath">search_criteria</text:span>. The records <text:change text:change-id="ct179793112"/>are treated as an entire population.</text:p>
          </table:table-cell>
        </table:table-row>
      </table:table>
      <text:h text:style-name="P1" text:outline-level="2"><text:bookmark-start text:name="__RefHeading__6940_1924864864"/><text:bookmark text:name="bm_id3147273"/><text:alphabetical-index-mark text:string-value="array functions"/><text:alphabetical-index-mark text:string-value="array" text:key1="functions"/>Array <text:change text:change-id="ct179789888"/><text:change-start text:change-id="ct182860016"/>F<text:change-end text:change-id="ct182860016"/>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0"> </text:span>classes)</text:p>
          </table:table-cell>
          <table:table-cell table:style-name="Arrayfunctions.B2" office:value-type="string">
            <text:p text:style-name="OOoTableText">Counts how many elements of the cell range <text:span text:style-name="OOoMenuPath">data</text:span> are in each of the bins defined by the cell range <text:span text:style-name="OOoMenuPath">classes</text:span>.</text:p>
          </table:table-cell>
        </table:table-row>
        <table:table-row table:style-name="Arrayfunctions.1">
          <table:table-cell table:style-name="Arrayfunctions.A3" office:value-type="string">
            <text:p text:style-name="OOoTableText">GROWTH(data_Y; data_X; new_data_X;<text:span text:style-name="T10"> </text:span>function_type)</text:p>
          </table:table-cell>
          <table:table-cell table:style-name="Arrayfunctions.B2" office:value-type="string">
            <text:p text:style-name="OOoTableText">Calculates the points of an exponential trend in an array. <text:span text:style-name="OOoMenuPath">Data_Y</text:span> is the Y Data array. <text:span text:style-name="OOoMenuPath">Data_X</text:span> (optional) is the X Data array. <text:span text:style-name="OOoMenuPath">New_Data_X</text:span>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9">LINEST</text:span>(data_Y; data_X; linear_type; stats)</text:p>
          </table:table-cell>
          <table:table-cell table:style-name="Arrayfunctions.B2" office:value-type="string">
            <text:p text:style-name="OOoTableText">Returns the parameters of a linear trend. <text:span text:style-name="OOoMenuPath">Data_Y</text:span> is the Y Data array. <text:span text:style-name="OOoMenuPath">Data_X</text:span> (optional) is the X Data array. <text:span text:style-name="OOoMenuPath">Linear_Type</text:span> (optional): If the line goes through the zero point, then set Linear_Type = 0. <text:span text:style-name="OOoMenuPath">Stats</text:span> (optional): If Stats=0, only the regression coefficients are calculated. Otherwise, other statistics will be seen.</text:p>
          </table:table-cell>
        </table:table-row>
        <table:table-row table:style-name="Arrayfunctions.1">
          <table:table-cell table:style-name="Arrayfunctions.A3" office:value-type="string">
            <text:p text:style-name="OOoTableText"><text:span text:style-name="T9">LOGEST</text:span>(data_Y; data_X; function_type; stats)</text:p>
          </table:table-cell>
          <table:table-cell table:style-name="Arrayfunctions.B2" office:value-type="string">
            <text:p text:style-name="OOoTableText">Fits the data to an exponential regression curve (y=b*m^x). <text:span text:style-name="OOoMenuPath">Data_Y</text:span> is the Y Data array. <text:span text:style-name="OOoMenuPath">Data_X</text:span> (optional) is the X Data array. <text:span text:style-name="OOoMenuPath">Function_type</text:span> (optional): If function_type = 0, functions in the form y = m^x are calculated. Otherwise, y = b*m^x functions are calculated. <text:span text:style-name="OOoMenuPath">Stats</text:span> (optional). If Stats=0, only the regression coefficient is calculated.</text:p>
          </table:table-cell>
        </table:table-row>
        <table:table-row table:style-name="Arrayfunctions.2">
          <table:table-cell table:style-name="Arrayfunctions.A3" office:value-type="string">
            <text:p text:style-name="OOoTableText"><text:span text:style-name="T9">MDETERM</text:span>(array)</text:p>
          </table:table-cell>
          <table:table-cell table:style-name="Arrayfunctions.B2" office:value-type="string">
            <text:p text:style-name="OOoTableText">Returns the determinant of an array. This function returns a value in the current cell; it is not necessary to define a range for the results. <text:span text:style-name="OOoMenuPath">Array</text:span> is a square array.</text:p>
          </table:table-cell>
        </table:table-row>
        <table:table-row table:style-name="Arrayfunctions.1">
          <table:table-cell table:style-name="Arrayfunctions.A3" office:value-type="string">
            <text:p text:style-name="OOoTableText"><text:span text:style-name="T9">MINVERSE</text:span>(array)</text:p>
          </table:table-cell>
          <table:table-cell table:style-name="Arrayfunctions.B2" office:value-type="string">
            <text:p text:style-name="OOoTableText">Returns the inverse array. <text:span text:style-name="OOoMenuPath">Array</text:span> is a square array that is to be inverted.</text:p>
          </table:table-cell>
        </table:table-row>
        <table:table-row table:style-name="Arrayfunctions.2">
          <table:table-cell table:style-name="Arrayfunctions.A3" office:value-type="string">
            <text:p text:style-name="OOoTableText"><text:span text:style-name="T9">MMULT</text:span>(array1; array2)</text:p>
          </table:table-cell>
          <table:table-cell table:style-name="Arrayfunctions.B2" office:value-type="string">
            <text:p text:style-name="OOoTableText">Calculates the array product of two arrays. The number of columns for array 1 must match the number of rows for array 2. <text:span text:style-name="OOoMenuPath">Array1</text:span> is the first array used in the array product. <text:span text:style-name="OOoMenuPath">Array2</text:span> is the second array.</text:p>
          </table:table-cell>
        </table:table-row>
        <text:soft-page-break/>
        <table:table-row table:style-name="Arrayfunctions.1">
          <table:table-cell table:style-name="Arrayfunctions.A3" office:value-type="string">
            <text:p text:style-name="OOoTableText"><text:span text:style-name="T9">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span text:style-name="OOoMenuPath">Dimensions</text:span> refers to the size of the array unit.</text:p>
          </table:table-cell>
        </table:table-row>
        <table:table-row table:style-name="Arrayfunctions.2">
          <table:table-cell table:style-name="Arrayfunctions.A3" office:value-type="string">
            <text:p text:style-name="OOoTableText"><text:span text:style-name="T9">SUMPRODUCT</text:span>(array 1; array 2; …array 30)</text:p>
          </table:table-cell>
          <table:table-cell table:style-name="Arrayfunctions.B2" office:value-type="string">
            <text:p text:style-name="OOoTableText">Multiplies corresponding elements in the given arrays, and returns the sum of those products. <text:span text:style-name="OOoMenuPath">Array 1; array 2;…array 30</text:span>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span text:style-name="OOoMenuPath">Array_X</text:span> is the first array. <text:span text:style-name="OOoMenuPath">Array_Y</text:span> is the second array whose elements are to be squared.</text:p>
          </table:table-cell>
        </table:table-row>
        <table:table-row table:style-name="Arrayfunctions.2">
          <table:table-cell table:style-name="Arrayfunctions.A3" office:value-type="string">
            <text:p text:style-name="OOoTableText">SUMX2PY2(array_X;<text:span text:style-name="T10"> </text:span>array_Y)</text:p>
          </table:table-cell>
          <table:table-cell table:style-name="Arrayfunctions.B2" office:value-type="string">
            <text:p text:style-name="OOoTableText">Returns the sum of the sum of squares of corresponding values in two arrays. <text:span text:style-name="OOoMenuPath">Array_X</text:span> is the first array whose arguments are to be squared and added. <text:span text:style-name="OOoMenuPath">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0"> </text:span>array_Y)</text:p>
          </table:table-cell>
          <table:table-cell table:style-name="Arrayfunctions.B2" office:value-type="string">
            <text:p text:style-name="OOoTableText">Adds the squares of the difference between corresponding values in two arrays. <text:span text:style-name="OOoMenuPath">Array_X</text:span> is the first array and <text:span text:style-name="OOoMenuPath">Array_Y</text:span> is the second array.</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span text:style-name="OOoMenuPath">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span text:style-name="OOoMenuPath">Data_Y</text:span> is the Y Data array. <text:span text:style-name="OOoMenuPath">Data_X</text:span> (optional) is the X Data array. <text:span text:style-name="OOoMenuPath">New_data_X</text:span> (optional) is the array of the X data, which are used for recalculating values. <text:span text:style-name="OOoMenuPath">Linear_type</text:span> is optional. If linear_type = 0, then lines will be calculated through the zero point. Otherwise, offset lines will also be calculated. The default is linear_type &lt;&gt; 0.</text:p>
          </table:table-cell>
        </table:table-row>
      </table:table>
      <text:h text:style-name="P1" text:outline-level="2"><text:bookmark-start text:name="__RefHeading__6942_1924864864"/>Spreadsheet <text:change text:change-id="ct182859184"/><text:change-start text:change-id="ct182861576"/>F<text:change-end text:change-id="ct182861576"/>unctions<text:bookmark-end text:name="__RefHeading__6942_1924864864"/></text:h>
      <text:p text:style-name="OOoTextBody">Use <text:alphabetical-index-mark text:string-value="spreadsheet" text:key1="functions"/><text:alphabetical-index-mark-start text:id="IMark151570676"/>spreadsheet functions<text:alphabetical-index-mark-end text:id="IMark151570676"/> to search and address cell ranges and provide feedback regarding the contents of a cell or range of cells.<text:span text:style-name="T11"> </text:span>You can use functions such as <text:span text:style-name="T9">HYPERLINK</text:span>() and <text:span text:style-name="T9">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span text:style-name="OOoMenuPath">Row</text:span> is the row number for the cell reference. <text:span text:style-name="OOoMenuPath">Column</text:span> is the column number for the cell reference (the number, not the letter). <text:span text:style-name="OOoMenuPath">Abs</text:span> determines the type of reference. <text:span text:style-name="OOoMenuPath">Sheet</text:span>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MenuPath">Reference</text:span> is the reference to a cell or cell range.</text:p>
          </table:table-cell>
        </table:table-row>
        <table:table-row table:style-name="Spreadsheetfunctions.2">
          <table:table-cell table:style-name="Spreadsheetfunctions.A2" office:value-type="string">
            <text:p text:style-name="OOoTableText">CHOOSE(index;<text:span text:style-name="T10"> </text:span>value1; … value30)</text:p>
          </table:table-cell>
          <table:table-cell table:style-name="Spreadsheetfunctions.B2" office:value-type="string">
            <text:p text:style-name="OOoTableText">Uses an index to return a value from a list of up to 30 values. <text:span text:style-name="OOoMenuPath">Index</text:span> is a reference or number between 1 and 30 indicating which value is to be taken from the list. <text:span text:style-name="OOoMenuPath">Value1; … value30</text:span>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span text:style-name="OOoMenuPath">Reference</text:span>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span text:style-name="OOoMenuPath">Array</text:span>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10">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span text:style-name="OOoMenuPath">Edit &gt; Links</text:span> selected, to see the updated links. Cross-platform links, for example from an <text:span text:style-name="T9">OpenOffice</text:span> installation running on a Windows machine to a document created on a Linux machine, are not supported. <text:span text:style-name="OOoMenuPath">Server</text:span> is the name of a server application. <text:span text:style-name="T9">OpenOffice</text:span> applications have the server name “<text:span text:style-name="T9">Soffice</text:span>”. <text:span text:style-name="OOoMenuPath">File</text:span> is the complete file name, including path. <text:span text:style-name="OOoMenuPath">Range</text:span> is the area containing the data to be evaluated. <text:span text:style-name="OOoMenuPath">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9">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span text:style-name="OOoMenuPath">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9">HLOOKUP</text:span>(search_criteria; array; index; sorted)</text:p>
          </table:table-cell>
          <table:table-cell table:style-name="Spreadsheetfunctions.B2" office:value-type="string">
            <text:p text:style-name="OOoTableText">Searches for a value in the first row of a range and returns a value from that column.<text:span text:style-name="T10"> </text:span><text:span text:style-name="OOoMenuPath">Search_criteria </text:span>determines what is searched for. <text:span text:style-name="OOoMenuPath">Array</text:span> sets which <text:change-start text:change-id="ct182861056"/>cell range<text:change-end text:change-id="ct182861056"/><text:change text:change-id="ct182860952"/> is searched. <text:span text:style-name="OOoMenuPath">Index</text:span> sets the row from which a value is returned, relative to the first row of the array. <text:span text:style-name="OOoMenuPath">Sorted</text:span> is TRUE or FALSE, saying whether the first row is sorted in ascending order.</text:p>
          </table:table-cell>
        </table:table-row>
        <table:table-row table:style-name="Spreadsheetfunctions.2">
          <table:table-cell table:style-name="Spreadsheetfunctions.A6" office:value-type="string">
            <text:p text:style-name="OOoTableText">HYPERLINK(URL) or<text:span text:style-name="T10"> </text:span>HYPERLINK(URL; cell_text)</text:p>
          </table:table-cell>
          <table:table-cell table:style-name="Spreadsheetfunctions.B2" office:value-type="string">
            <text:p text:style-name="OOoTableText">When a cell that contains the HYPERLINK function is clicked, the hyperlink opens. <text:span text:style-name="OOoMenuPath">URL</text:span> specifies the link target. The optional <text:span text:style-name="OOoMenuPath">cell_text</text:span> argument is the text displayed in the cell. If the cell_text parameter is not specified, the <text:span text:style-name="OOoMenuPath">URL</text:span> is displayed.</text:p>
          </table:table-cell>
        </table:table-row>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text:change-start text:change-id="ct182860536"/><text:span text:style-name="OOoMenuPath">Reference</text:span><text:change-end text:change-id="ct182860536"/> is a cell reference, entered either directly or by specifying a range name. If the reference consists of multiple ranges, the reference or range name must be enclosed in parentheses. <text:change-start text:change-id="ct182859288"/><text:span text:style-name="OOoMenuPath">Row</text:span><text:change-end text:change-id="ct182859288"/> (optional) is the row number of the reference range, from which to return a value. <text:change-start text:change-id="ct182860744"/><text:span text:style-name="OOoMenuPath">Column</text:span><text:change-end text:change-id="ct182860744"/> (optional) is the column number of the reference range, from which to return a value. <text:change-start text:change-id="ct182859600"/><text:span text:style-name="OOoMenuPath">Range</text:span><text:change-end text:change-id="ct182859600"/> (optional) is the index of the subrange if referring to a multiple range.</text:p>
          </table:table-cell>
        </table:table-row>
        <text:soft-page-break/>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MenuPath">reference</text:span> specified by a text string. This function can also be used to return the area of a corresponding string. <text:span text:style-name="OOoMenuPath">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0">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9">VLOOKUP</text:span> and HLOOKUP, search and result vectors may be at different positions; they do not have to be adjacent. Additionally, the search vector for the LOOKUP must be sorted, otherwise the search will not return any usable results. The search supports regular expressions. <text:span text:style-name="OOoMenuPath">Search_criterion</text:span> is the value to be searched for; entered either directly or as a reference. <text:span text:style-name="OOoMenuPath">Search_vector</text:span> is the single-row or single-column<text:change text:change-id="ct182861160"/> to be searched. <text:span text:style-name="OOoMenuPath">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span text:style-name="OOoMenuPath">Search_criterion</text:span> is the value which is to be searched for in the single-row or single-column array. <text:span text:style-name="OOoMenuPath">Lookup_array</text:span> is the reference searched. <text:span text:style-name="OOoMenuPath">Type</text:span> may take the values 1, 0, or –1 for matching as &lt;=, exact match, or &gt;=. The search supports regular expressions.</text:p>
          </table:table-cell>
        </table:table-row>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span text:style-name="OOoMenuPath">Reference</text:span> is the cell from which the function searches for the new reference. <text:span text:style-name="OOoMenuPath">Rows</text:span> is the number of row by which the reference is moved up (negative value) or down. <text:span text:style-name="OOoMenuPath">Columns</text:span> is the number of columns by which the reference is moved to the left (negative value) or to the right. <text:span text:style-name="OOoMenuPath">Height</text:span> is the optional vertical height for an area that starts at the new reference position. <text:span text:style-name="OOoMenuPath">Width</text:span> is the optional horizontal width for an area that starts at the new reference position.</text:p>
          </table:table-cell>
        </table:table-row>
        <text:soft-page-break/>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OOoMenuPath">Reference</text:span>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span text:style-name="OOoMenuPath">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span text:style-name="OOoMenuPath">Reference</text:span>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span text:style-name="OOoMenuPath">Reference</text:span>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span text:style-name="OOoMenuPath">Style</text:span> is the name of a cell style assigned to the cell. <text:span text:style-name="OOoMenuPath">Time</text:span> is an optional time in seconds. <text:span text:style-name="OOoMenuPath">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span text:style-name="OOoMenuPath">index</text:span>. The search supports regular expressions. <text:span text:style-name="OOoMenuPath">Search_criterion</text:span> is the value searched for in the first column of the array. <text:span text:style-name="OOoMenuPath">Array</text:span> is the reference, which must include at least two columns. <text:span text:style-name="OOoMenuPath">Index</text:span> is the number of the column in the array that contains the value to be returned. The first column has the number 1. <text:span text:style-name="OOoMenuPath">Sort_order</text:span> (optional) indicates whether the first column in the array is sorted in ascending order. If the first column is not sorted, <text:span text:style-name="OOoMenuPath">Sort_order</text:span> must be set to zero.</text:p>
          </table:table-cell>
        </table:table-row>
      </table:table>
      <text:h text:style-name="P1" text:outline-level="2"><text:bookmark-start text:name="__RefHeading__6944_1924864864"/><text:alphabetical-index-mark text:string-value="text functions"/><text:alphabetical-index-mark text:string-value="text" text:key1="functions"/>Text <text:change text:change-id="ct182861680"/><text:change-start text:change-id="ct182861784"/>F<text:change-end text:change-id="ct182861784"/>unctions<text:bookmark-end text:name="__RefHeading__6944_1924864864"/></text:h>
      <text:p text:style-name="OOoTextBody">Use Calc<text:span text:style-name="T12">’</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MenuPath">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MenuPath">Number</text:span> is the positive integer to be converted. <text:span text:style-name="OOoMenuPath">Radix</text:span> is the base of the number system. It may be any positive integer between 2 and 36. <text:span text:style-name="OOoMenuPath">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MenuPath">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MenuPath">Text</text:span>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MenuPath">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span text:style-name="OOoMenuPath">Text_1; text_2; … text_30</text:span>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in the base radix given to a positive integer in base 10. The radix must be in the range 2 to 36. Spaces and tabs are ignored. The <text:span text:style-name="OOoMenuPath">text</text:span> field is not case-sensitive. <text:span text:style-name="OOoMenuPath">Text</text:span> is the text to be converted. To differentiate between a hexadecimal number, such as A1 and the reference to cell A1, place the number in quotation marks; for example, "A1" or "FACE”. <text:span text:style-name="OOoMenuPath">Radix</text:span> is the base of the number system.</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MenuPath">Value</text:span> is the number to be converted to currency; it can be a number, a reference to a cell containing a number, or a formula which returns a number. <text:span text:style-name="OOoMenuPath">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MenuPath">Text_1</text:span> is the first text to compare. <text:span text:style-name="OOoMenuPath">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MenuPath">Find_text</text:span> is the text to be found. <text:span text:style-name="OOoMenuPath">Text</text:span> is the text where the search takes place. <text:span text:style-name="OOoMenuPath">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MenuPath">Number</text:span> is the number to be formatted. <text:span text:style-name="OOoMenuPath">Decimals</text:span> is the number of decimal places to be displayed. <text:span text:style-name="OOoMenuPath">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ext:soft-page-break/>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MenuPath">Text</text:span> is the text where the initial partial words are to be determined. <text:span text:style-name="OOoMenuPath">Number</text:span>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MenuPath">Text</text:span>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MenuPath">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MenuPath">Text</text:span> is the text containing the characters to extract. <text:span text:style-name="OOoMenuPath">Start</text:span> is the position of the first character in the text to extract. <text:span text:style-name="OOoMenuPath">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MenuPath">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MenuPath">Text</text:span> is text of which a part will be replaced. <text:span text:style-name="OOoMenuPath">Position</text:span> is the position within the text where the replacement will begin. <text:span text:style-name="OOoMenuPath">Length</text:span> is the number of characters in text to be replaced. <text:span text:style-name="OOoMenuPath">New_text</text:span> is the text which replaces the selected characters.</text:p>
          </table:table-cell>
        </table:table-row>
        <table:table-row table:style-name="Textfunctions.1">
          <table:table-cell table:style-name="Textfunctions.A6" office:value-type="string">
            <text:p text:style-name="OOoTableText"><text:span text:style-name="T9">REPT</text:span>(text; number)</text:p>
          </table:table-cell>
          <table:table-cell table:style-name="Textfunctions.B2" office:value-type="string">
            <text:p text:style-name="OOoTableText">Repeats a character string by the given number of copies. <text:span text:style-name="OOoMenuPath">Text</text:span> is the text to be repeated. <text:span text:style-name="OOoMenuPath">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Extracts the last character or characters in a text string. <text:span text:style-name="OOoMenuPath">Text</text:span> is the text of which the right part is to be determined. <text:span text:style-name="OOoMenuPath">Number</text:span> (optional) is the number of characters from the right part of the text.</text:p>
          </table:table-cell>
        </table:table-row>
        <text:soft-page-break/>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MenuPath">Number</text:span> is the number that is to be converted into a Roman numeral. <text:span text:style-name="OOoMenuPath">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span text:style-name="OOoMenuPath">Text</text:span>: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span text:style-name="OOoMenuPath">Find_text</text:span> is the text to be searched for. <text:span text:style-name="OOoMenuPath">Text</text:span> is the text where the search will take place. <text:span text:style-name="OOoMenuPath">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OOoMenuPath">Text</text:span> is the text in which text segments are to be exchanged. <text:span text:style-name="OOoMenuPath">Search_text</text:span> is the text segment that is to be replaced (a number of times). <text:span text:style-name="OOoMenuPath">New text</text:span> is the text that is to replace the text segment. <text:span text:style-name="OOoMenuPath">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MenuPath">Value</text:span> is the value to be converted. Also, a reference can be used as a parameter. If the referenced cell includes a number or a formula containing a numerical result, the result will be an empty string. If <text:span text:style-name="OOoMenuPath">value</text:span> is text, it is returned unchanged.</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MenuPath">Number</text:span> is the numerical value to be converted. <text:span text:style-name="OOoMenuPath">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leading and trailing spaces or multiple internal spaces from a string. <text:span text:style-name="OOoMenuPath">Text</text:span> is the text in which spaces are remov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MenuPath">text</text:span> parameter to uppercase.</text:p>
          </table:table-cell>
        </table:table-row>
        <text:soft-page-break/>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MenuPath">Text</text:span> is the text to be converted to a number.</text:p>
          </table:table-cell>
        </table:table-row>
      </table:table>
      <text:h text:style-name="OOoHeading_20_1" text:outline-level="2"><text:bookmark-start text:name="__RefHeading__8971_637076582"/><text:bookmark-start text:name="__RefHeading__6946_1924864864"/><text:reference-mark-start text:name="add-in functions"/><text:alphabetical-index-mark text:string-value="add-in" text:key1="functions"/>Converting Decimal, Binary, Octal, Hexadecimal<text:bookmark-end text:name="__RefHeading__8971_637076582"/><text:bookmark-end text:name="__RefHeading__6946_1924864864"/><text:reference-mark-end text:name="add-in functions"/></text:h>
      <text:p text:style-name="OOoTableCaption">Table <text:sequence text:ref-name="refTable11" text:name="Table" text:formula="ooow:Table+1" style:num-format="1">12</text:sequence>: Converting Decimal, Binary, Octal, Hexadecimal</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span text:style-name="OOoMenuPath">Number</text:span>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span text:style-name="OOoMenuPath">Number</text:span> is the binary number. <text:span text:style-name="OOoMenuPath">Places</text:span>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span text:style-name="OOoMenuPath">Number</text:span> is the binary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span text:style-name="OOoMenuPath">Number</text:span> is the 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8" office:value-type="string">
            <text:p text:style-name="P11">HEX2BIN(number; places)</text:p>
          </table:table-cell>
          <table:table-cell table:style-name="ConvertingNumBases.B8" office:value-type="string">
            <text:p text:style-name="P11">Returns the binary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8" office:value-type="string">
            <text:p text:style-name="P11">HEX2DEC(number)</text:p>
          </table:table-cell>
          <table:table-cell table:style-name="ConvertingNumBases.B8" office:value-type="string">
            <text:p text:style-name="P11">Returns the decimal number for the hexadecimal number entered as a string. <text:span text:style-name="OOoMenuPath">Number</text:span> is the hexadecimal number.</text:p>
          </table:table-cell>
        </table:table-row>
        <table:table-row table:style-name="ConvertingNumBases.2">
          <table:table-cell table:style-name="ConvertingNumBases.A8" office:value-type="string">
            <text:p text:style-name="P11">HEX2OCT(number; places)</text:p>
          </table:table-cell>
          <table:table-cell table:style-name="ConvertingNumBases.B8" office:value-type="string">
            <text:p text:style-name="P11">Returns the octal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number entered. <text:span text:style-name="OOoMenuPath">Number</text:span> is the oct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number entered. <text:span text:style-name="OOoMenuPath">Number</text:span> is the octal number.</text:p>
          </table:table-cell>
        </table:table-row>
        <text:soft-page-break/>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number entered. <text:span text:style-name="OOoMenuPath">Number</text:span> is the octal number. <text:span text:style-name="OOoMenuPath">Places</text:span> is the number of places to be output.</text:p>
          </table:table-cell>
        </table:table-row>
      </table:table>
      <text:p text:style-name="OOoTextBody"/>
      <text:h text:style-name="OOoHeading_20_1" text:outline-level="2"><text:bookmark-start text:name="__RefHeading__59568_1689385743"/><text:alphabetical-index-mark-start text:id="IMark151572404"/>Complex Number <text:change text:change-id="ct182859704"/><text:change-start text:change-id="ct182861888"/>F<text:change-end text:change-id="ct182861888"/>unctions<text:bookmark-end text:name="__RefHeading__59568_1689385743"/><text:alphabetical-index-mark-end text:id="IMark151572404"/></text:h>
      <text:p text:style-name="P15">Table <text:sequence text:ref-name="refTable12" text:name="Table" text:formula="ooow:Table+1" style:num-format="1">13</text:sequence> Complex number functions</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Syntax</text:p>
            </table:table-cell>
            <table:table-cell table:style-name="ComplexNumber.B1" office:value-type="string">
              <text:p text:style-name="OOoTableHeader">Description</text:p>
            </table:table-cell>
          </table:table-row>
        </table:table-header-rows>
        <table:table-row table:style-name="ComplexNumber.2">
          <table:table-cell table:style-name="ComplexNumber.A2" office:value-type="string">
            <text:p text:style-name="OOoTableText">COMPLEX(real_<text:span text:style-name="T9">num</text:span>; i_num; suffix)</text:p>
          </table:table-cell>
          <table:table-cell table:style-name="ComplexNumber.B2" office:value-type="string">
            <text:p text:style-name="P11">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p>
          </table:table-cell>
        </table:table-row>
        <table:table-row table:style-name="ComplexNumber.1">
          <table:table-cell table:style-name="ComplexNumber.A3" office:value-type="string">
            <text:p text:style-name="P12">IMABS(complex_number)</text:p>
          </table:table-cell>
          <table:table-cell table:style-name="ComplexNumber.B3" office:value-type="string">
            <text:p text:style-name="P11"><text:span text:style-name="T20">Returns the absolute value (modulus) of a </text:span><text:span text:style-name="OOoMenuPath"><text:span text:style-name="T20">complex_number</text:span></text:span><text:span text:style-name="T20">. The complex number is entered in the form "x + yi" or "x + yj"</text:span></text:p>
          </table:table-cell>
        </table:table-row>
        <table:table-row table:style-name="ComplexNumber.2">
          <table:table-cell table:style-name="ComplexNumber.A2" office:value-type="string">
            <text:p text:style-name="P11">IMAGINARY(complex _number)</text:p>
          </table:table-cell>
          <table:table-cell table:style-name="ComplexNumber.B2" office:value-type="string">
            <text:p text:style-name="P11">Returns the imaginary coefficient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ARGUMENT</text:span>(complex _number)</text:p>
          </table:table-cell>
          <table:table-cell table:style-name="ComplexNumber.B3" office:value-type="string">
            <text:p text:style-name="P11">Returns the argument (the phi angle in radians) of a <text:span text:style-name="OOoMenuPath">complex_number</text:span>. The complex number is entered in the form "x + yi" or "x + yj" </text:p>
          </table:table-cell>
        </table:table-row>
        <table:table-row table:style-name="ComplexNumber.2">
          <table:table-cell table:style-name="ComplexNumber.A2" office:value-type="string">
            <text:p text:style-name="P11"><text:span text:style-name="T9">IMCONJUGATE</text:span>(complex _number)</text:p>
          </table:table-cell>
          <table:table-cell table:style-name="ComplexNumber.B2" office:value-type="string">
            <text:p text:style-name="P11">Returns the conjugated complex complement to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COS</text:span>(complex_number)</text:p>
          </table:table-cell>
          <table:table-cell table:style-name="ComplexNumber.B3" office:value-type="string">
            <text:p text:style-name="P11">Returns the cosine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P11"><text:span text:style-name="T9">IMDIV</text:span>(numerator; denominator)</text:p>
          </table:table-cell>
          <table:table-cell table:style-name="ComplexNumber.B2" office:value-type="string">
            <text:p text:style-name="P11">Returns the division of two complex numbers. <text:span text:style-name="OOoMenuPath">Numerator</text:span>, <text:span text:style-name="OOoMenuPath">Denominator</text:span> are entered in the form "x + yi" or "x + yj"</text:p>
          </table:table-cell>
        </table:table-row>
        <table:table-row table:style-name="ComplexNumber.1">
          <table:table-cell table:style-name="ComplexNumber.A3" office:value-type="string">
            <text:p text:style-name="P11"><text:span text:style-name="T9">IMEXP</text:span>(complex_number)</text:p>
          </table:table-cell>
          <table:table-cell table:style-name="ComplexNumber.B3" office:value-type="string">
            <text:p text:style-name="P11">Returns the power of e (the Eulerian number) and the <text:span text:style-name="OOoMenuPath">complex_number</text:span>. The complex_number is entered in the form "x + yi" or "x + yj"</text:p>
          </table:table-cell>
        </table:table-row>
        <table:table-row table:style-name="ComplexNumber.2">
          <table:table-cell table:style-name="ComplexNumber.A2" office:value-type="string">
            <text:p text:style-name="OOoTableText"><text:span text:style-name="T9">IMLN</text:span>(complex_number)</text:p>
          </table:table-cell>
          <table:table-cell table:style-name="ComplexNumber.B2" office:value-type="string">
            <text:p text:style-name="OOoTableText">Returns the natural logarithm of a <text:span text:style-name="OOoMenuPath">complex_number</text:span>. The complex_number is entered in the form "x + yi" or "x + yj”</text:p>
          </table:table-cell>
        </table:table-row>
        <table:table-row table:style-name="ComplexNumber.1">
          <table:table-cell table:style-name="ComplexNumber.A3" office:value-type="string">
            <text:p text:style-name="P11">IMLOG10(complex _number)</text:p>
          </table:table-cell>
          <table:table-cell table:style-name="ComplexNumber.B3" office:value-type="string">
            <text:p text:style-name="P11">Returns the common logarithm of a <text:span text:style-name="OOoMenuPath">complex_number</text:span>. The complex number is entered in the form "x + yi" or "x + yj"</text:p>
          </table:table-cell>
        </table:table-row>
        <text:soft-page-break/>
        <table:table-row table:style-name="ComplexNumber.2">
          <table:table-cell table:style-name="ComplexNumber.A2" office:value-type="string">
            <text:p text:style-name="OOoTableText">IMLOG2(complex _number)</text:p>
          </table:table-cell>
          <table:table-cell table:style-name="ComplexNumber.B2" office:value-type="string">
            <text:p text:style-name="OOoTableText">Returns the binary logarithm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POWER</text:span>(complex _number; number)</text:p>
          </table:table-cell>
          <table:table-cell table:style-name="ComplexNumber.B3" office:value-type="string">
            <text:p text:style-name="P11">Returns the integer power of a <text:span text:style-name="OOoMenuPath">complex_number</text:span>. The complex number is entered in the form "x + yi" or "x + yj". <text:span text:style-name="OOoMenuPath">Number</text:span> is the exponent.</text:p>
          </table:table-cell>
        </table:table-row>
        <table:table-row table:style-name="ComplexNumber.2">
          <table:table-cell table:style-name="ComplexNumber.A2" office:value-type="string">
            <text:p text:style-name="OOoTableText"><text:span text:style-name="T9">IMPRODUCT</text:span>(complex _number; complex_number_1; …)</text:p>
          </table:table-cell>
          <table:table-cell table:style-name="ComplexNumber.B2" office:value-type="string">
            <text:p text:style-name="OOoTableText">Returns the product of up to 29 <text:span text:style-name="OOoMenuPath">complex_numbers</text:span>. The complex numbers are entered in the form "x + yi" or "x + yj"</text:p>
          </table:table-cell>
        </table:table-row>
        <table:table-row table:style-name="ComplexNumber.1">
          <table:table-cell table:style-name="ComplexNumber.A3" office:value-type="string">
            <text:p text:style-name="P11"><text:span text:style-name="T9">IMREAL</text:span>(complex _number)</text:p>
          </table:table-cell>
          <table:table-cell table:style-name="ComplexNumber.B3" office:value-type="string">
            <text:p text:style-name="P11">Returns the real coefficient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OOoTableText"><text:span text:style-name="T9">IMSIN</text:span>(complex_number)</text:p>
          </table:table-cell>
          <table:table-cell table:style-name="ComplexNumber.B2" office:value-type="string">
            <text:p text:style-name="OOoTableText">Returns the sine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SQRT</text:span>(complex_number)</text:p>
          </table:table-cell>
          <table:table-cell table:style-name="ComplexNumber.B3" office:value-type="string">
            <text:p text:style-name="P11">Returns the square root of a <text:span text:style-name="OOoMenuPath">complex_number</text:span>. The complex numbers are entered in the form "x + yi" or "x + yj"</text:p>
          </table:table-cell>
        </table:table-row>
        <table:table-row table:style-name="ComplexNumber.2">
          <table:table-cell table:style-name="ComplexNumber.A2" office:value-type="string">
            <text:p text:style-name="OOoTableText"><text:span text:style-name="T9">IMSUB</text:span>(complex_number_1; complex_number_2)</text:p>
          </table:table-cell>
          <table:table-cell table:style-name="ComplexNumber.B2" office:value-type="string">
            <text:p text:style-name="OOoTableText">Returns the subtraction of two <text:span text:style-name="OOoMenuPath">complex_numbers</text:span>. The <text:span text:style-name="OOoMenuPath">complex_numbers</text:span> are entered in the form "x + yi" or "x + yj"</text:p>
          </table:table-cell>
        </table:table-row>
        <table:table-row table:style-name="ComplexNumber.1">
          <table:table-cell table:style-name="ComplexNumber.A3" office:value-type="string">
            <text:p text:style-name="P11"><text:span text:style-name="T9">IMSUM</text:span>(complex_<text:span text:style-name="T9">number</text:span>; complex_number_1; …)</text:p>
          </table:table-cell>
          <table:table-cell table:style-name="ComplexNumber.B3" office:value-type="string">
            <text:p text:style-name="P11">Returns the sum of up to 29 complex numbers. The <text:span text:style-name="OOoMenuPath">complex_numbers</text:span> are entered in the form "x + yi" or "x + yj"</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DejaVu Sans4" svg:font-family="'DejaVu Sans'" style:font-adornments="Book"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49</text:page-number></text:p>
      </style:footer>
      <style:footer-left>
        <text:p text:style-name="OOoFooter"><text:page-number text:select-page="current">50</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Description of Functions</dc:title>
    <meta:creation-date>2009-04-12T21:23:42</meta:creation-date>
    <meta:editing-cycles>136</meta:editing-cycles>
    <meta:editing-duration>P5DT14H43M53S</meta:editing-duration>
    <meta:initial-creator>Jean Hollis</meta:initial-creator>
    <dc:date>2024-02-23T16:22:26.94</dc:date>
    <dc:creator>f c</dc:creator>
    <meta:document-statistic meta:table-count="16" meta:image-count="0" meta:object-count="0" meta:page-count="50" meta:paragraph-count="925" meta:word-count="17076" meta:character-count="10396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